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5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1" fo:font-style="italic" style:font-style-asian="italic" style:font-style-complex="italic"/>
    </style:style>
    <style:style style:name="ce10" style:family="table-cell" style:parent-style-name="Default" style:data-style-name="N4">
      <style:table-cell-properties fo:border="0.06pt solid #000000"/>
    </style:style>
    <style:style style:name="ce11" style:family="table-cell" style:parent-style-name="Default" style:data-style-name="N4">
      <style:table-cell-properties fo:background-color="#ffff66" fo:border="0.06pt solid #000000"/>
    </style:style>
    <style:style style:name="ce12" style:family="table-cell" style:parent-style-name="Default" style:data-style-name="N4">
      <style:table-cell-properties fo:background-color="#ff9900" fo:border="0.06pt solid #000000"/>
    </style:style>
    <style:style style:name="ce13" style:family="table-cell" style:parent-style-name="Default" style:data-style-name="N4">
      <style:table-cell-properties fo:background-color="#ff3300" fo:border="0.06pt solid #000000"/>
    </style:style>
    <style:style style:name="ce14" style:family="table-cell" style:parent-style-name="Default" style:data-style-name="N11">
      <style:table-cell-properties fo:border="0.06pt solid #000000"/>
    </style:style>
    <style:style style:name="ce15" style:family="table-cell" style:parent-style-name="Default" style:data-style-name="N11">
      <style:table-cell-properties fo:background-color="transparent" fo:border="0.06pt solid #000000"/>
    </style:style>
    <style:style style:name="ce16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7" style:family="table-cell" style:parent-style-name="Default" style:data-style-name="N4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11">
      <style:table-cell-properties fo:border="none"/>
    </style:style>
    <style:style style:name="ce19" style:family="table-cell" style:parent-style-name="Default" style:data-style-name="N11"/>
    <style:style style:name="ce20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1" style:family="table-cell" style:parent-style-name="Default" style:data-style-name="N4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3" style:family="table-cell" style:parent-style-name="Default" style:data-style-name="N4">
      <style:table-cell-properties fo:background-color="#ff3300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4">
      <style:table-cell-properties fo:background-color="transparent" fo:border="0.06pt solid #000000"/>
    </style:style>
    <style:style style:name="ce25" style:family="table-cell" style:parent-style-name="Default" style:data-style-name="N4">
      <style:table-cell-properties fo:background-color="#ffff00" fo:border="0.06pt solid #000000"/>
    </style:style>
    <style:style style:name="ce26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/>
    </style:style>
    <style:style style:name="ce28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51pt solid #000000" fo:border-left="0.99pt solid #000000" fo:border-right="0.51pt solid #000000" fo:border-top="0.51pt solid #000000"/>
    </style:style>
    <style:style style:name="ce30" style:family="table-cell" style:parent-style-name="Default">
      <style:table-cell-properties fo:border-bottom="0.99pt solid #000000" fo:border-left="0.99pt solid #000000" fo:border-right="0.51pt solid #000000" fo:border-top="0.51pt solid #000000"/>
    </style:style>
    <style:style style:name="ce31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mm"/>
    </style:style>
    <style:style style:name="ce33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="0.51pt solid #000000"/>
    </style:style>
    <style:style style:name="ce35" style:family="table-cell" style:parent-style-name="Default">
      <style:table-cell-properties fo:border-bottom="0.99pt solid #000000" fo:border-left="0.51pt solid #000000" fo:border-right="0.51pt solid #000000" fo:border-top="0.51pt solid #000000"/>
    </style:style>
    <style:style style:name="ce36" style:family="table-cell" style:parent-style-name="Default">
      <style:table-cell-properties fo:border-bottom="0.51pt solid #000000" fo:border-left="0.51pt solid #000000" fo:border-right="0.51pt solid #000000" fo:border-top="0.99pt solid #000000"/>
    </style:style>
    <style:style style:name="ce37" style:family="table-cell" style:parent-style-name="Default">
      <style:table-cell-properties fo:background-color="transparent" fo:border="0.51pt solid #000000"/>
    </style:style>
    <style:style style:name="ce38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51pt solid #000000" style:vertical-align="middle"/>
      <style:paragraph-properties fo:text-align="center"/>
    </style:style>
    <style:style style:name="ce40" style:family="table-cell" style:parent-style-name="Default">
      <style:table-cell-properties fo:border-bottom="0.51pt solid #000000" fo:background-color="transparent" fo:border-left="0.99pt solid #000000" fo:border-right="0.51pt solid #000000" fo:border-top="0.51pt solid #000000"/>
    </style:style>
    <style:style style:name="ce41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font-name="Liberation Sans1" fo:font-style="italic" style:font-style-asian="italic" style:font-style-complex="italic"/>
    </style:style>
    <style:style style:name="ce42" style:family="table-cell" style:parent-style-name="Default" style:data-style-name="N4">
      <style:table-cell-properties fo:border="0.51pt solid #000000"/>
    </style:style>
    <style:style style:name="ce43" style:family="table-cell" style:parent-style-name="Default" style:data-style-name="N4">
      <style:table-cell-properties fo:background-color="transparent" fo:border="0.51pt solid #000000"/>
    </style:style>
    <style:style style:name="ce44" style:family="table-cell" style:parent-style-name="Default" style:data-style-name="N4">
      <style:table-cell-properties fo:background-color="#ffff66" fo:border="0.51pt solid #000000"/>
    </style:style>
    <style:style style:name="ce45" style:family="table-cell" style:parent-style-name="Default" style:data-style-name="N4">
      <style:table-cell-properties fo:background-color="#ff9900" fo:border="0.51pt solid #000000"/>
    </style:style>
    <style:style style:name="ce46" style:family="table-cell" style:parent-style-name="Default" style:data-style-name="N4">
      <style:table-cell-properties fo:background-color="#ff3300" fo:border="0.51pt solid #000000"/>
    </style:style>
    <style:style style:name="ce47" style:family="table-cell" style:parent-style-name="Default" style:data-style-name="N4">
      <style:table-cell-properties fo:border-bottom="0.99pt solid #000000" fo:border-left="0.51pt solid #000000" fo:border-right="0.51pt solid #000000" fo:border-top="0.51pt solid #000000"/>
    </style:style>
    <style:style style:name="ce48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-bottom="0.51pt solid #000000" fo:border-left="0.51pt solid #000000" fo:border-right="0.99pt solid #000000" fo:border-top="0.51pt solid #000000"/>
    </style:style>
    <style:style style:name="ce50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font-name="Liberation Sans1" fo:font-style="italic" style:font-style-asian="italic" style:font-style-complex="italic"/>
    </style:style>
    <style:style style:name="ce51" style:family="table-cell" style:parent-style-name="Default" style:data-style-name="N11">
      <style:table-cell-properties fo:border-bottom="0.51pt solid #000000" fo:border-left="0.51pt solid #000000" fo:border-right="0.99pt solid #000000" fo:border-top="0.51pt solid #000000"/>
    </style:style>
    <style:style style:name="ce52" style:family="table-cell" style:parent-style-name="Default" style:data-style-name="N11">
      <style:table-cell-properties fo:border-bottom="0.51pt solid #000000" fo:background-color="transparent" fo:border-left="0.51pt solid #000000" fo:border-right="0.99pt solid #000000" fo:border-top="0.51pt solid #000000"/>
    </style:style>
    <style:style style:name="ce53" style:family="table-cell" style:parent-style-name="Default" style:data-style-name="N11">
      <style:table-cell-properties fo:border-bottom="0.99pt solid #000000" fo:border-left="0.51pt solid #000000" fo:border-right="0.99pt solid #000000" fo:border-top="0.51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Liberation Sans"/>
    </style:style>
    <style:style style:name="T4" style:family="text">
      <style:text-properties style:text-position="33% 58%"/>
    </style:style>
  </office:automatic-styles>
  <office:body>
    <office:spreadsheet>
      <table:calculation-settings table:automatic-find-labels="false"/>
      <table:table table:name="1" table:style-name="ta1">
        <table:shapes>
          <draw:frame draw:z-index="0" draw:style-name="gr1" draw:text-style-name="P1" svg:width="97.74mm" svg:height="58.13mm" svg:x="197.97mm" svg:y="12.24mm">
            <loext:p draw:notify-on-update-of-ranges="'1'.C4:'1'.C43 '1'.B4:'1'.B4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97.74mm" svg:height="58.13mm" svg:x="197.97mm" svg:y="72.35mm">
            <loext:p draw:notify-on-update-of-ranges="'1'.H4:'1'.H43 '1'.G4:'1'.G43 '1'.I4:'1'.I43 '1'.G4:'1'.G1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6"/>
        <table:table-column table:style-name="co2" table:default-cell-style-name="ce10"/>
        <table:table-column table:style-name="co2" table:default-cell-style-name="ce14"/>
        <table:table-column table:style-name="co2" table:default-cell-style-name="ce19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Длина l<text:span text:style-name="T1">0</text:span><text:span text:style-name="T2"> , мм</text:span>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4" table:number-rows-spanned="1">
            <text:p>Площадь поперечного сечения S<text:span text:style-name="T1">0 </text:span>, мм<text:span text:style-name="T4">2</text:span></text:p>
          </table:table-cell>
          <table:covered-table-cell table:number-columns-repeated="3" table:style-name="ce1"/>
          <table:table-cell table:style-name="ce16" office:value-type="string" calcext:value-type="string">
            <text:p>σ<text:span text:style-name="T1">пц</text:span></text:p>
          </table:table-cell>
          <table:table-cell table:style-name="ce20" office:value-type="string" calcext:value-type="string">
            <text:p>σ<text:span text:style-name="T1">0,2</text:span></text:p>
          </table:table-cell>
          <table:table-cell table:style-name="ce22" office:value-type="string" calcext:value-type="string">
            <text:p>σ<text:span text:style-name="T1">проч</text:span></text:p>
          </table:table-cell>
        </table:table-row>
        <table:table-row table:style-name="ro2">
          <table:table-cell table:style-name="ce2" office:value-type="float" office:value="25" calcext:value-type="float" table:number-columns-spanned="4" table:number-rows-spanned="1">
            <text:p>25</text:p>
          </table:table-cell>
          <table:covered-table-cell table:style-name="ce5"/>
          <table:covered-table-cell table:number-columns-repeated="2"/>
          <table:table-cell table:style-name="ce2" office:value-type="float" office:value="18.47" calcext:value-type="float" table:number-columns-spanned="4" table:number-rows-spanned="1">
            <text:p>18,47</text:p>
          </table:table-cell>
          <table:covered-table-cell/>
          <table:covered-table-cell table:number-columns-repeated="2" table:style-name="ce6"/>
          <table:table-cell table:style-name="ce17" table:formula="of:=[.G18]" office:value-type="float" office:value="57.9859231185707" calcext:value-type="float">
            <text:p>57,99</text:p>
          </table:table-cell>
          <table:table-cell table:style-name="ce21" table:formula="of:=[.G21]" office:value-type="float" office:value="69.0308608554413" calcext:value-type="float">
            <text:p>69,03</text:p>
          </table:table-cell>
          <table:table-cell table:style-name="ce23" table:formula="of:=[.G29]" office:value-type="float" office:value="75.9068760151597" calcext:value-type="float">
            <text:p>75,91</text:p>
          </table:table-cell>
        </table:table-row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F, кгс</text:p>
          </table:table-cell>
          <table:table-cell table:style-name="ce1" office:value-type="string" calcext:value-type="string">
            <text:p><text:span text:style-name="T3">Δ</text:span>l, мм</text:p>
          </table:table-cell>
          <table:table-cell table:style-name="ce1" office:value-type="string" calcext:value-type="string">
            <text:p>ΔF, кгс</text:p>
          </table:table-cell>
          <table:table-cell table:style-name="ce1" office:value-type="string" calcext:value-type="string">
            <text:p>Δ(Δl), мм</text:p>
          </table:table-cell>
          <table:table-cell table:style-name="ce1" office:value-type="string" calcext:value-type="string">
            <text:p>tgβ</text:p>
          </table:table-cell>
          <table:table-cell table:style-name="ce9" office:value-type="string" calcext:value-type="string">
            <text:p>σ, Па</text:p>
          </table:table-cell>
          <table:table-cell table:style-name="ce9" office:value-type="string" calcext:value-type="string">
            <text:p>ε, %</text:p>
          </table:table-cell>
          <table:table-cell table:style-name="ce9" office:value-type="string" calcext:value-type="string">
            <text:p>ε + 0,2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1" calcext:value-type="float">
            <text:p>0,01</text:p>
          </table:table-cell>
          <table:table-cell table:formula="of:=[.B5]-[.B4]" office:value-type="float" office:value="51" calcext:value-type="float">
            <text:p>51</text:p>
          </table:table-cell>
          <table:table-cell table:formula="of:=[.C5]-[.C4]" office:value-type="float" office:value="0.04" calcext:value-type="float">
            <text:p>0,04</text:p>
          </table:table-cell>
          <table:table-cell table:formula="of:=[.D4]/[.E4]" office:value-type="float" office:value="1275" calcext:value-type="float">
            <text:p>1275</text:p>
          </table:table-cell>
          <table:table-cell table:formula="of:=[.B4]/[.E$2]" office:value-type="float" office:value="5.5224688684353" calcext:value-type="float">
            <text:p>5,52</text:p>
          </table:table-cell>
          <table:table-cell table:formula="of:=[.C4]/[.A$2]" office:value-type="percentage" office:value="0.0004" calcext:value-type="percentage">
            <text:p>0,04%</text:p>
          </table:table-cell>
          <table:table-cell table:style-name="ce14" table:formula="of:=[.H4]+0.002" office:value-type="percentage" office:value="0.0024" calcext:value-type="percentage">
            <text:p>0,24%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0.05" calcext:value-type="float">
            <text:p>0,05</text:p>
          </table:table-cell>
          <table:table-cell table:formula="of:=[.B6]-[.B5]" office:value-type="float" office:value="51" calcext:value-type="float">
            <text:p>51</text:p>
          </table:table-cell>
          <table:table-cell table:formula="of:=[.C6]-[.C5]" office:value-type="float" office:value="0.04" calcext:value-type="float">
            <text:p>0,04</text:p>
          </table:table-cell>
          <table:table-cell table:formula="of:=[.D5]/[.E5]" office:value-type="float" office:value="1275" calcext:value-type="float">
            <text:p>1275</text:p>
          </table:table-cell>
          <table:table-cell table:formula="of:=[.B5]/[.E$2]" office:value-type="float" office:value="8.28370330265295" calcext:value-type="float">
            <text:p>8,28</text:p>
          </table:table-cell>
          <table:table-cell table:formula="of:=[.C5]/[.A$2]" office:value-type="percentage" office:value="0.002" calcext:value-type="percentage">
            <text:p>0,20%</text:p>
          </table:table-cell>
          <table:table-cell table:style-name="ce14" table:formula="of:=[.H5]+0.002" office:value-type="percentage" office:value="0.004" calcext:value-type="percentage">
            <text:p>0,40%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0.09" calcext:value-type="float">
            <text:p>0,09</text:p>
          </table:table-cell>
          <table:table-cell table:formula="of:=[.B7]-[.B6]" office:value-type="float" office:value="51" calcext:value-type="float">
            <text:p>51</text:p>
          </table:table-cell>
          <table:table-cell table:formula="of:=[.C7]-[.C6]" office:value-type="float" office:value="0.04" calcext:value-type="float">
            <text:p>0,04</text:p>
          </table:table-cell>
          <table:table-cell table:formula="of:=[.D6]/[.E6]" office:value-type="float" office:value="1275" calcext:value-type="float">
            <text:p>1275</text:p>
          </table:table-cell>
          <table:table-cell table:formula="of:=[.B6]/[.E$2]" office:value-type="float" office:value="11.0449377368706" calcext:value-type="float">
            <text:p>11,04</text:p>
          </table:table-cell>
          <table:table-cell table:formula="of:=[.C6]/[.A$2]" office:value-type="percentage" office:value="0.0036" calcext:value-type="percentage">
            <text:p>0,36%</text:p>
          </table:table-cell>
          <table:table-cell table:style-name="ce14" table:formula="of:=[.H6]+0.002" office:value-type="percentage" office:value="0.0056" calcext:value-type="percentage">
            <text:p>0,56%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0.13" calcext:value-type="float">
            <text:p>0,13</text:p>
          </table:table-cell>
          <table:table-cell table:formula="of:=[.B8]-[.B7]" office:value-type="float" office:value="63" calcext:value-type="float">
            <text:p>63</text:p>
          </table:table-cell>
          <table:table-cell table:formula="of:=[.C8]-[.C7]" office:value-type="float" office:value="0.04" calcext:value-type="float">
            <text:p>0,04</text:p>
          </table:table-cell>
          <table:table-cell table:formula="of:=[.D7]/[.E7]" office:value-type="float" office:value="1575" calcext:value-type="float">
            <text:p>1575</text:p>
          </table:table-cell>
          <table:table-cell table:formula="of:=[.B7]/[.E$2]" office:value-type="float" office:value="13.8061721710883" calcext:value-type="float">
            <text:p>13,81</text:p>
          </table:table-cell>
          <table:table-cell table:formula="of:=[.C7]/[.A$2]" office:value-type="percentage" office:value="0.0052" calcext:value-type="percentage">
            <text:p>0,52%</text:p>
          </table:table-cell>
          <table:table-cell table:style-name="ce14" table:formula="of:=[.H7]+0.002" office:value-type="percentage" office:value="0.0072" calcext:value-type="percentage">
            <text:p>0,72%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office:value-type="float" office:value="0.17" calcext:value-type="float">
            <text:p>0,17</text:p>
          </table:table-cell>
          <table:table-cell table:formula="of:=[.B9]-[.B8]" office:value-type="float" office:value="51" calcext:value-type="float">
            <text:p>51</text:p>
          </table:table-cell>
          <table:table-cell table:formula="of:=[.C9]-[.C8]" office:value-type="float" office:value="0.04" calcext:value-type="float">
            <text:p>0,04</text:p>
          </table:table-cell>
          <table:table-cell table:formula="of:=[.D8]/[.E8]" office:value-type="float" office:value="1275" calcext:value-type="float">
            <text:p>1275</text:p>
          </table:table-cell>
          <table:table-cell table:formula="of:=[.B8]/[.E$2]" office:value-type="float" office:value="17.2171088251218" calcext:value-type="float">
            <text:p>17,22</text:p>
          </table:table-cell>
          <table:table-cell table:formula="of:=[.C8]/[.A$2]" office:value-type="percentage" office:value="0.0068" calcext:value-type="percentage">
            <text:p>0,68%</text:p>
          </table:table-cell>
          <table:table-cell table:style-name="ce14" table:formula="of:=[.H8]+0.002" office:value-type="percentage" office:value="0.0088" calcext:value-type="percentage">
            <text:p>0,88%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office:value-type="float" office:value="0.21" calcext:value-type="float">
            <text:p>0,21</text:p>
          </table:table-cell>
          <table:table-cell table:formula="of:=[.B10]-[.B9]" office:value-type="float" office:value="63" calcext:value-type="float">
            <text:p>63</text:p>
          </table:table-cell>
          <table:table-cell table:formula="of:=[.C10]-[.C9]" office:value-type="float" office:value="0.04" calcext:value-type="float">
            <text:p>0,04</text:p>
          </table:table-cell>
          <table:table-cell table:formula="of:=[.D9]/[.E9]" office:value-type="float" office:value="1575" calcext:value-type="float">
            <text:p>1575</text:p>
          </table:table-cell>
          <table:table-cell table:formula="of:=[.B9]/[.E$2]" office:value-type="float" office:value="19.9783432593395" calcext:value-type="float">
            <text:p>19,98</text:p>
          </table:table-cell>
          <table:table-cell table:formula="of:=[.C9]/[.A$2]" office:value-type="percentage" office:value="0.0084" calcext:value-type="percentage">
            <text:p>0,84%</text:p>
          </table:table-cell>
          <table:table-cell table:style-name="ce14" table:formula="of:=[.H9]+0.002" office:value-type="percentage" office:value="0.0104" calcext:value-type="percentage">
            <text:p>1,04%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office:value-type="float" office:value="0.25" calcext:value-type="float">
            <text:p>0,25</text:p>
          </table:table-cell>
          <table:table-cell table:formula="of:=[.B11]-[.B10]" office:value-type="float" office:value="64" calcext:value-type="float">
            <text:p>64</text:p>
          </table:table-cell>
          <table:table-cell table:formula="of:=[.C11]-[.C10]" office:value-type="float" office:value="0.04" calcext:value-type="float">
            <text:p>0,04</text:p>
          </table:table-cell>
          <table:table-cell table:formula="of:=[.D10]/[.E10]" office:value-type="float" office:value="1600" calcext:value-type="float">
            <text:p>1600</text:p>
          </table:table-cell>
          <table:table-cell table:formula="of:=[.B10]/[.E$2]" office:value-type="float" office:value="23.389279913373" calcext:value-type="float">
            <text:p>23,39</text:p>
          </table:table-cell>
          <table:table-cell table:formula="of:=[.C10]/[.A$2]" office:value-type="percentage" office:value="0.01" calcext:value-type="percentage">
            <text:p>1,00%</text:p>
          </table:table-cell>
          <table:table-cell table:style-name="ce14" table:formula="of:=[.H10]+0.002" office:value-type="percentage" office:value="0.012" calcext:value-type="percentage">
            <text:p>1,20%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96" calcext:value-type="float">
            <text:p>496</text:p>
          </table:table-cell>
          <table:table-cell office:value-type="float" office:value="0.29" calcext:value-type="float">
            <text:p>0,29</text:p>
          </table:table-cell>
          <table:table-cell table:formula="of:=[.B12]-[.B11]" office:value-type="float" office:value="65" calcext:value-type="float">
            <text:p>65</text:p>
          </table:table-cell>
          <table:table-cell table:formula="of:=[.C12]-[.C11]" office:value-type="float" office:value="0.04" calcext:value-type="float">
            <text:p>0,04</text:p>
          </table:table-cell>
          <table:table-cell table:formula="of:=[.D11]/[.E11]" office:value-type="float" office:value="1625" calcext:value-type="float">
            <text:p>1625</text:p>
          </table:table-cell>
          <table:table-cell table:formula="of:=[.B11]/[.E$2]" office:value-type="float" office:value="26.8543584190579" calcext:value-type="float">
            <text:p>26,85</text:p>
          </table:table-cell>
          <table:table-cell table:formula="of:=[.C11]/[.A$2]" office:value-type="percentage" office:value="0.0116" calcext:value-type="percentage">
            <text:p>1,16%</text:p>
          </table:table-cell>
          <table:table-cell table:style-name="ce14" table:formula="of:=[.H11]+0.002" office:value-type="percentage" office:value="0.0136" calcext:value-type="percentage">
            <text:p>1,36%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61" calcext:value-type="float">
            <text:p>561</text:p>
          </table:table-cell>
          <table:table-cell office:value-type="float" office:value="0.33" calcext:value-type="float">
            <text:p>0,33</text:p>
          </table:table-cell>
          <table:table-cell table:formula="of:=[.B13]-[.B12]" office:value-type="float" office:value="63" calcext:value-type="float">
            <text:p>63</text:p>
          </table:table-cell>
          <table:table-cell table:formula="of:=[.C13]-[.C12]" office:value-type="float" office:value="0.04" calcext:value-type="float">
            <text:p>0,04</text:p>
          </table:table-cell>
          <table:table-cell table:formula="of:=[.D12]/[.E12]" office:value-type="float" office:value="1575" calcext:value-type="float">
            <text:p>1575</text:p>
          </table:table-cell>
          <table:table-cell table:formula="of:=[.B12]/[.E$2]" office:value-type="float" office:value="30.3735787763942" calcext:value-type="float">
            <text:p>30,37</text:p>
          </table:table-cell>
          <table:table-cell table:formula="of:=[.C12]/[.A$2]" office:value-type="percentage" office:value="0.0132" calcext:value-type="percentage">
            <text:p>1,32%</text:p>
          </table:table-cell>
          <table:table-cell table:style-name="ce14" table:formula="of:=[.H12]+0.002" office:value-type="percentage" office:value="0.0152" calcext:value-type="percentage">
            <text:p>1,52%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24" calcext:value-type="float">
            <text:p>624</text:p>
          </table:table-cell>
          <table:table-cell office:value-type="float" office:value="0.37" calcext:value-type="float">
            <text:p>0,37</text:p>
          </table:table-cell>
          <table:table-cell table:formula="of:=[.B14]-[.B13]" office:value-type="float" office:value="51" calcext:value-type="float">
            <text:p>51</text:p>
          </table:table-cell>
          <table:table-cell table:formula="of:=[.C14]-[.C13]" office:value-type="float" office:value="0.04" calcext:value-type="float">
            <text:p>0,04</text:p>
          </table:table-cell>
          <table:table-cell table:formula="of:=[.D13]/[.E13]" office:value-type="float" office:value="1275" calcext:value-type="float">
            <text:p>1275</text:p>
          </table:table-cell>
          <table:table-cell table:formula="of:=[.B13]/[.E$2]" office:value-type="float" office:value="33.7845154304277" calcext:value-type="float">
            <text:p>33,78</text:p>
          </table:table-cell>
          <table:table-cell table:formula="of:=[.C13]/[.A$2]" office:value-type="percentage" office:value="0.0148" calcext:value-type="percentage">
            <text:p>1,48%</text:p>
          </table:table-cell>
          <table:table-cell table:style-name="ce14" table:formula="of:=[.H13]+0.002" office:value-type="percentage" office:value="0.0168" calcext:value-type="percentage">
            <text:p>1,68%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75" calcext:value-type="float">
            <text:p>675</text:p>
          </table:table-cell>
          <table:table-cell office:value-type="float" office:value="0.41" calcext:value-type="float">
            <text:p>0,41</text:p>
          </table:table-cell>
          <table:table-cell table:formula="of:=[.B15]-[.B14]" office:value-type="float" office:value="58" calcext:value-type="float">
            <text:p>58</text:p>
          </table:table-cell>
          <table:table-cell table:formula="of:=[.C15]-[.C14]" office:value-type="float" office:value="0.04" calcext:value-type="float">
            <text:p>0,04</text:p>
          </table:table-cell>
          <table:table-cell table:formula="of:=[.D14]/[.E14]" office:value-type="float" office:value="1450" calcext:value-type="float">
            <text:p>1450</text:p>
          </table:table-cell>
          <table:table-cell table:formula="of:=[.B14]/[.E$2]" office:value-type="float" office:value="36.5457498646454" calcext:value-type="float">
            <text:p>36,55</text:p>
          </table:table-cell>
          <table:table-cell table:formula="of:=[.C14]/[.A$2]" office:value-type="percentage" office:value="0.0164" calcext:value-type="percentage">
            <text:p>1,64%</text:p>
          </table:table-cell>
          <table:table-cell table:style-name="ce14" table:formula="of:=[.H14]+0.002" office:value-type="percentage" office:value="0.0184" calcext:value-type="percentage">
            <text:p>1,84%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33" calcext:value-type="float">
            <text:p>733</text:p>
          </table:table-cell>
          <table:table-cell office:value-type="float" office:value="0.45" calcext:value-type="float">
            <text:p>0,45</text:p>
          </table:table-cell>
          <table:table-cell table:formula="of:=[.B16]-[.B15]" office:value-type="float" office:value="108" calcext:value-type="float">
            <text:p>108</text:p>
          </table:table-cell>
          <table:table-cell table:formula="of:=[.C16]-[.C15]" office:value-type="float" office:value="0.08" calcext:value-type="float">
            <text:p>0,08</text:p>
          </table:table-cell>
          <table:table-cell table:formula="of:=[.D15]/[.E15]" office:value-type="float" office:value="1350" calcext:value-type="float">
            <text:p>1350</text:p>
          </table:table-cell>
          <table:table-cell table:formula="of:=[.B15]/[.E$2]" office:value-type="float" office:value="39.6859772604223" calcext:value-type="float">
            <text:p>39,69</text:p>
          </table:table-cell>
          <table:table-cell table:formula="of:=[.C15]/[.A$2]" office:value-type="percentage" office:value="0.018" calcext:value-type="percentage">
            <text:p>1,80%</text:p>
          </table:table-cell>
          <table:table-cell table:style-name="ce14" table:formula="of:=[.H15]+0.002" office:value-type="percentage" office:value="0.02" calcext:value-type="percentage">
            <text:p>2,00%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41" calcext:value-type="float">
            <text:p>841</text:p>
          </table:table-cell>
          <table:table-cell office:value-type="float" office:value="0.53" calcext:value-type="float">
            <text:p>0,53</text:p>
          </table:table-cell>
          <table:table-cell table:formula="of:=[.B17]-[.B16]" office:value-type="float" office:value="128" calcext:value-type="float">
            <text:p>128</text:p>
          </table:table-cell>
          <table:table-cell table:formula="of:=[.C17]-[.C16]" office:value-type="float" office:value="0.08" calcext:value-type="float">
            <text:p>0,08</text:p>
          </table:table-cell>
          <table:table-cell table:formula="of:=[.D16]/[.E16]" office:value-type="float" office:value="1600" calcext:value-type="float">
            <text:p>1600</text:p>
          </table:table-cell>
          <table:table-cell table:formula="of:=[.B16]/[.E$2]" office:value-type="float" office:value="45.5332972387656" calcext:value-type="float">
            <text:p>45,53</text:p>
          </table:table-cell>
          <table:table-cell table:formula="of:=[.C16]/[.A$2]" office:value-type="percentage" office:value="0.0212" calcext:value-type="percentage">
            <text:p>2,12%</text:p>
          </table:table-cell>
          <table:table-cell table:style-name="ce14" table:formula="of:=[.H16]+0.002" office:value-type="percentage" office:value="0.0232" calcext:value-type="percentage">
            <text:p>2,32%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69" calcext:value-type="float">
            <text:p>969</text:p>
          </table:table-cell>
          <table:table-cell office:value-type="float" office:value="0.61" calcext:value-type="float">
            <text:p>0,61</text:p>
          </table:table-cell>
          <table:table-cell table:formula="of:=[.B18]-[.B17]" office:value-type="float" office:value="102" calcext:value-type="float">
            <text:p>102</text:p>
          </table:table-cell>
          <table:table-cell table:formula="of:=[.C18]-[.C17]" office:value-type="float" office:value="0.0800000000000001" calcext:value-type="float">
            <text:p>0,08</text:p>
          </table:table-cell>
          <table:table-cell table:formula="of:=[.D17]/[.E17]" office:value-type="float" office:value="1275" calcext:value-type="float">
            <text:p>1275</text:p>
          </table:table-cell>
          <table:table-cell table:formula="of:=[.B17]/[.E$2]" office:value-type="float" office:value="52.4634542501354" calcext:value-type="float">
            <text:p>52,46</text:p>
          </table:table-cell>
          <table:table-cell table:formula="of:=[.C17]/[.A$2]" office:value-type="percentage" office:value="0.0244" calcext:value-type="percentage">
            <text:p>2,44%</text:p>
          </table:table-cell>
          <table:table-cell table:style-name="ce14" table:formula="of:=[.H17]+0.002" office:value-type="percentage" office:value="0.0264" calcext:value-type="percentage">
            <text:p>2,64%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float" office:value="1071" calcext:value-type="float">
            <text:p>1071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table:formula="of:=[.B19]-[.B18]" office:value-type="float" office:value="76" calcext:value-type="float">
            <text:p>76</text:p>
          </table:table-cell>
          <table:table-cell table:style-name="ce7" table:formula="of:=[.C19]-[.C18]" office:value-type="float" office:value="0.08" calcext:value-type="float">
            <text:p>0,08</text:p>
          </table:table-cell>
          <table:table-cell table:style-name="ce7" table:formula="of:=[.D18]/[.E18]" office:value-type="float" office:value="950.000000000001" calcext:value-type="float">
            <text:p>950,000000000001</text:p>
          </table:table-cell>
          <table:table-cell table:style-name="ce11" table:formula="of:=[.B18]/[.E$2]" office:value-type="float" office:value="57.9859231185707" calcext:value-type="float">
            <text:p>57,99</text:p>
          </table:table-cell>
          <table:table-cell table:style-name="ce15" table:formula="of:=[.C18]/[.A$2]" office:value-type="percentage" office:value="0.0276" calcext:value-type="percentage">
            <text:p>2,76%</text:p>
          </table:table-cell>
          <table:table-cell table:style-name="ce14" table:formula="of:=[.H18]+0.002" office:value-type="percentage" office:value="0.0296" calcext:value-type="percentage">
            <text:p>2,96%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 office:value-type="float" office:value="1147" calcext:value-type="float">
            <text:p>1147</text:p>
          </table:table-cell>
          <table:table-cell table:style-name="ce7" office:value-type="float" office:value="0.77" calcext:value-type="float">
            <text:p>0,77</text:p>
          </table:table-cell>
          <table:table-cell table:style-name="ce7" table:formula="of:=[.B20]-[.B19]" office:value-type="float" office:value="51" calcext:value-type="float">
            <text:p>51</text:p>
          </table:table-cell>
          <table:table-cell table:style-name="ce7" table:formula="of:=[.C20]-[.C19]" office:value-type="float" office:value="0.04" calcext:value-type="float">
            <text:p>0,04</text:p>
          </table:table-cell>
          <table:table-cell table:style-name="ce7" table:formula="of:=[.D19]/[.E19]" office:value-type="float" office:value="1275" calcext:value-type="float">
            <text:p>1275</text:p>
          </table:table-cell>
          <table:table-cell table:formula="of:=[.B19]/[.E$2]" office:value-type="float" office:value="62.1007038440715" calcext:value-type="float">
            <text:p>62,10</text:p>
          </table:table-cell>
          <table:table-cell table:style-name="ce15" table:formula="of:=[.C19]/[.A$2]" office:value-type="percentage" office:value="0.0308" calcext:value-type="percentage">
            <text:p>3,08%</text:p>
          </table:table-cell>
          <table:table-cell table:style-name="ce14" table:formula="of:=[.H19]+0.002" office:value-type="percentage" office:value="0.0328" calcext:value-type="percentage">
            <text:p>3,28%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 office:value-type="float" office:value="1198" calcext:value-type="float">
            <text:p>1198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table:formula="of:=[.B21]-[.B20]" office:value-type="float" office:value="77" calcext:value-type="float">
            <text:p>77</text:p>
          </table:table-cell>
          <table:table-cell table:style-name="ce7" table:formula="of:=[.C21]-[.C20]" office:value-type="float" office:value="0.08" calcext:value-type="float">
            <text:p>0,08</text:p>
          </table:table-cell>
          <table:table-cell table:style-name="ce7" table:formula="of:=[.D20]/[.E20]" office:value-type="float" office:value="962.500000000001" calcext:value-type="float">
            <text:p>962,500000000001</text:p>
          </table:table-cell>
          <table:table-cell table:formula="of:=[.B20]/[.E$2]" office:value-type="float" office:value="64.8619382782891" calcext:value-type="float">
            <text:p>64,86</text:p>
          </table:table-cell>
          <table:table-cell table:style-name="ce15" table:formula="of:=[.C20]/[.A$2]" office:value-type="percentage" office:value="0.0324" calcext:value-type="percentage">
            <text:p>3,24%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 office:value-type="float" office:value="1275" calcext:value-type="float">
            <text:p>1275</text:p>
          </table:table-cell>
          <table:table-cell table:style-name="ce7" office:value-type="float" office:value="0.89" calcext:value-type="float">
            <text:p>0,89</text:p>
          </table:table-cell>
          <table:table-cell table:style-name="ce7" table:formula="of:=[.B22]-[.B21]" office:value-type="float" office:value="51" calcext:value-type="float">
            <text:p>51</text:p>
          </table:table-cell>
          <table:table-cell table:style-name="ce7" table:formula="of:=[.C22]-[.C21]" office:value-type="float" office:value="0.08" calcext:value-type="float">
            <text:p>0,08</text:p>
          </table:table-cell>
          <table:table-cell table:style-name="ce7" table:formula="of:=[.D21]/[.E21]" office:value-type="float" office:value="637.5" calcext:value-type="float">
            <text:p>637,5</text:p>
          </table:table-cell>
          <table:table-cell table:style-name="ce12" table:formula="of:=[.B21]/[.E$2]" office:value-type="float" office:value="69.0308608554413" calcext:value-type="float">
            <text:p>69,03</text:p>
          </table:table-cell>
          <table:table-cell table:style-name="ce15" table:formula="of:=[.C21]/[.A$2]" office:value-type="percentage" office:value="0.0356" calcext:value-type="percentage">
            <text:p>3,56%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 office:value-type="float" office:value="1326" calcext:value-type="float">
            <text:p>1326</text:p>
          </table:table-cell>
          <table:table-cell table:style-name="ce7" office:value-type="float" office:value="0.97" calcext:value-type="float">
            <text:p>0,97</text:p>
          </table:table-cell>
          <table:table-cell table:style-name="ce7" table:formula="of:=[.B23]-[.B22]" office:value-type="float" office:value="38" calcext:value-type="float">
            <text:p>38</text:p>
          </table:table-cell>
          <table:table-cell table:style-name="ce7" table:formula="of:=[.C23]-[.C22]" office:value-type="float" office:value="0.0800000000000001" calcext:value-type="float">
            <text:p>0,08</text:p>
          </table:table-cell>
          <table:table-cell table:style-name="ce7" table:formula="of:=[.D22]/[.E22]" office:value-type="float" office:value="475" calcext:value-type="float">
            <text:p>475</text:p>
          </table:table-cell>
          <table:table-cell table:formula="of:=[.B22]/[.E$2]" office:value-type="float" office:value="71.7920952896589" calcext:value-type="float">
            <text:p>71,79</text:p>
          </table:table-cell>
          <table:table-cell table:style-name="ce15" table:formula="of:=[.C22]/[.A$2]" office:value-type="percentage" office:value="0.0388" calcext:value-type="percentage">
            <text:p>3,88%</text:p>
          </table:table-cell>
          <table:table-cell table:number-columns-repeated="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 office:value-type="float" office:value="1364" calcext:value-type="float">
            <text:p>1364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table:formula="of:=[.B24]-[.B23]" office:value-type="float" office:value="13" calcext:value-type="float">
            <text:p>13</text:p>
          </table:table-cell>
          <table:table-cell table:style-name="ce7" table:formula="of:=[.C24]-[.C23]" office:value-type="float" office:value="0.04" calcext:value-type="float">
            <text:p>0,04</text:p>
          </table:table-cell>
          <table:table-cell table:style-name="ce7" table:formula="of:=[.D23]/[.E23]" office:value-type="float" office:value="325" calcext:value-type="float">
            <text:p>325</text:p>
          </table:table-cell>
          <table:table-cell table:formula="of:=[.B23]/[.E$2]" office:value-type="float" office:value="73.8494856524093" calcext:value-type="float">
            <text:p>73,85</text:p>
          </table:table-cell>
          <table:table-cell table:style-name="ce15" table:formula="of:=[.C23]/[.A$2]" office:value-type="percentage" office:value="0.042" calcext:value-type="percentage">
            <text:p>4,20%</text:p>
          </table:table-cell>
          <table:table-cell table:number-columns-repeated="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 office:value-type="float" office:value="1377" calcext:value-type="float">
            <text:p>1377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table:formula="of:=[.B25]-[.B24]" office:value-type="float" office:value="6" calcext:value-type="float">
            <text:p>6</text:p>
          </table:table-cell>
          <table:table-cell table:style-name="ce7" table:formula="of:=[.C25]-[.C24]" office:value-type="float" office:value="0.0399999999999998" calcext:value-type="float">
            <text:p>0,04</text:p>
          </table:table-cell>
          <table:table-cell table:style-name="ce7" table:formula="of:=[.D24]/[.E24]" office:value-type="float" office:value="150.000000000001" calcext:value-type="float">
            <text:p>150,000000000001</text:p>
          </table:table-cell>
          <table:table-cell table:formula="of:=[.B24]/[.E$2]" office:value-type="float" office:value="74.5533297238766" calcext:value-type="float">
            <text:p>74,55</text:p>
          </table:table-cell>
          <table:table-cell table:style-name="ce15" table:formula="of:=[.C24]/[.A$2]" office:value-type="percentage" office:value="0.0436" calcext:value-type="percentage">
            <text:p>4,36%</text:p>
          </table:table-cell>
          <table:table-cell table:number-columns-repeated="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 office:value-type="float" office:value="1383" calcext:value-type="float">
            <text:p>1383</text:p>
          </table:table-cell>
          <table:table-cell table:style-name="ce7" office:value-type="float" office:value="1.13" calcext:value-type="float">
            <text:p>1,13</text:p>
          </table:table-cell>
          <table:table-cell table:style-name="ce7" table:formula="of:=[.B26]-[.B25]" office:value-type="float" office:value="7" calcext:value-type="float">
            <text:p>7</text:p>
          </table:table-cell>
          <table:table-cell table:style-name="ce7" table:formula="of:=[.C26]-[.C25]" office:value-type="float" office:value="0.04" calcext:value-type="float">
            <text:p>0,04</text:p>
          </table:table-cell>
          <table:table-cell table:style-name="ce7" table:formula="of:=[.D25]/[.E25]" office:value-type="float" office:value="175" calcext:value-type="float">
            <text:p>175</text:p>
          </table:table-cell>
          <table:table-cell table:formula="of:=[.B25]/[.E$2]" office:value-type="float" office:value="74.8781808337845" calcext:value-type="float">
            <text:p>74,88</text:p>
          </table:table-cell>
          <table:table-cell table:style-name="ce15" table:formula="of:=[.C25]/[.A$2]" office:value-type="percentage" office:value="0.0452" calcext:value-type="percentage">
            <text:p>4,52%</text:p>
          </table:table-cell>
          <table:table-cell table:number-columns-repeated="3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 office:value-type="float" office:value="1390" calcext:value-type="float">
            <text:p>1390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table:formula="of:=[.B27]-[.B26]" office:value-type="float" office:value="9" calcext:value-type="float">
            <text:p>9</text:p>
          </table:table-cell>
          <table:table-cell table:style-name="ce7" table:formula="of:=[.C27]-[.C26]" office:value-type="float" office:value="0.04" calcext:value-type="float">
            <text:p>0,04</text:p>
          </table:table-cell>
          <table:table-cell table:style-name="ce7" table:formula="of:=[.D26]/[.E26]" office:value-type="float" office:value="225" calcext:value-type="float">
            <text:p>225</text:p>
          </table:table-cell>
          <table:table-cell table:formula="of:=[.B26]/[.E$2]" office:value-type="float" office:value="75.2571737953438" calcext:value-type="float">
            <text:p>75,26</text:p>
          </table:table-cell>
          <table:table-cell table:style-name="ce15" table:formula="of:=[.C26]/[.A$2]" office:value-type="percentage" office:value="0.0468" calcext:value-type="percentage">
            <text:p>4,68%</text:p>
          </table:table-cell>
          <table:table-cell table:number-columns-repeated="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 office:value-type="float" office:value="1399" calcext:value-type="float">
            <text:p>1399</text:p>
          </table:table-cell>
          <table:table-cell table:style-name="ce7" office:value-type="float" office:value="1.21" calcext:value-type="float">
            <text:p>1,21</text:p>
          </table:table-cell>
          <table:table-cell table:style-name="ce7" table:formula="of:=[.B28]-[.B27]" office:value-type="float" office:value="3" calcext:value-type="float">
            <text:p>3</text:p>
          </table:table-cell>
          <table:table-cell table:style-name="ce7" table:formula="of:=[.C28]-[.C27]" office:value-type="float" office:value="0.04" calcext:value-type="float">
            <text:p>0,04</text:p>
          </table:table-cell>
          <table:table-cell table:style-name="ce7" table:formula="of:=[.D27]/[.E27]" office:value-type="float" office:value="74.9999999999999" calcext:value-type="float">
            <text:p>74,9999999999999</text:p>
          </table:table-cell>
          <table:table-cell table:formula="of:=[.B27]/[.E$2]" office:value-type="float" office:value="75.7444504602057" calcext:value-type="float">
            <text:p>75,74</text:p>
          </table:table-cell>
          <table:table-cell table:style-name="ce15" table:formula="of:=[.C27]/[.A$2]" office:value-type="percentage" office:value="0.0484" calcext:value-type="percentage">
            <text:p>4,84%</text:p>
          </table:table-cell>
          <table:table-cell table:number-columns-repeated="3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 office:value-type="float" office:value="1402" calcext:value-type="float">
            <text:p>1402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table:formula="of:=[.B29]-[.B28]" office:value-type="float" office:value="0" calcext:value-type="float">
            <text:p>0</text:p>
          </table:table-cell>
          <table:table-cell table:style-name="ce7" table:formula="of:=[.C29]-[.C28]" office:value-type="float" office:value="0.0800000000000001" calcext:value-type="float">
            <text:p>0,08</text:p>
          </table:table-cell>
          <table:table-cell table:style-name="ce7" table:formula="of:=[.D28]/[.E28]" office:value-type="float" office:value="0" calcext:value-type="float">
            <text:p>0</text:p>
          </table:table-cell>
          <table:table-cell table:formula="of:=[.B28]/[.E$2]" office:value-type="float" office:value="75.9068760151597" calcext:value-type="float">
            <text:p>75,91</text:p>
          </table:table-cell>
          <table:table-cell table:style-name="ce15" table:formula="of:=[.C28]/[.A$2]" office:value-type="percentage" office:value="0.05" calcext:value-type="percentage">
            <text:p>5,00%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 office:value-type="float" office:value="1402" calcext:value-type="float">
            <text:p>1402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table:formula="of:=[.B30]-[.B29]" office:value-type="float" office:value="0" calcext:value-type="float">
            <text:p>0</text:p>
          </table:table-cell>
          <table:table-cell table:style-name="ce7" table:formula="of:=[.C30]-[.C29]" office:value-type="float" office:value="0.0800000000000001" calcext:value-type="float">
            <text:p>0,08</text:p>
          </table:table-cell>
          <table:table-cell table:style-name="ce7" table:formula="of:=[.D29]/[.E29]" office:value-type="float" office:value="0" calcext:value-type="float">
            <text:p>0</text:p>
          </table:table-cell>
          <table:table-cell table:style-name="ce13" table:formula="of:=[.B29]/[.E$2]" office:value-type="float" office:value="75.9068760151597" calcext:value-type="float">
            <text:p>75,91</text:p>
          </table:table-cell>
          <table:table-cell table:style-name="ce15" table:formula="of:=[.C29]/[.A$2]" office:value-type="percentage" office:value="0.0532" calcext:value-type="percentage">
            <text:p>5,32%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402" calcext:value-type="float">
            <text:p>1402</text:p>
          </table:table-cell>
          <table:table-cell office:value-type="float" office:value="1.41" calcext:value-type="float">
            <text:p>1,41</text:p>
          </table:table-cell>
          <table:table-cell table:formula="of:=[.B31]-[.B30]" office:value-type="float" office:value="0" calcext:value-type="float">
            <text:p>0</text:p>
          </table:table-cell>
          <table:table-cell table:formula="of:=[.C31]-[.C30]" office:value-type="float" office:value="0.0399999999999998" calcext:value-type="float">
            <text:p>0,04</text:p>
          </table:table-cell>
          <table:table-cell table:formula="of:=[.D30]/[.E30]" office:value-type="float" office:value="0" calcext:value-type="float">
            <text:p>0</text:p>
          </table:table-cell>
          <table:table-cell table:formula="of:=[.B30]/[.E$2]" office:value-type="float" office:value="75.9068760151597" calcext:value-type="float">
            <text:p>75,91</text:p>
          </table:table-cell>
          <table:table-cell table:formula="of:=[.C30]/[.A$2]" office:value-type="percentage" office:value="0.0564" calcext:value-type="percentage">
            <text:p>5,64%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402" calcext:value-type="float">
            <text:p>1402</text:p>
          </table:table-cell>
          <table:table-cell office:value-type="float" office:value="1.45" calcext:value-type="float">
            <text:p>1,45</text:p>
          </table:table-cell>
          <table:table-cell table:formula="of:=[.B32]-[.B31]" office:value-type="float" office:value="-10" calcext:value-type="float">
            <text:p>-10</text:p>
          </table:table-cell>
          <table:table-cell table:formula="of:=[.C32]-[.C31]" office:value-type="float" office:value="0.04" calcext:value-type="float">
            <text:p>0,04</text:p>
          </table:table-cell>
          <table:table-cell table:formula="of:=[.D31]/[.E31]" office:value-type="float" office:value="-250" calcext:value-type="float">
            <text:p>-250</text:p>
          </table:table-cell>
          <table:table-cell table:formula="of:=[.B31]/[.E$2]" office:value-type="float" office:value="75.9068760151597" calcext:value-type="float">
            <text:p>75,91</text:p>
          </table:table-cell>
          <table:table-cell table:formula="of:=[.C31]/[.A$2]" office:value-type="percentage" office:value="0.058" calcext:value-type="percentage">
            <text:p>5,80%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92" calcext:value-type="float">
            <text:p>1392</text:p>
          </table:table-cell>
          <table:table-cell office:value-type="float" office:value="1.49" calcext:value-type="float">
            <text:p>1,49</text:p>
          </table:table-cell>
          <table:table-cell table:formula="of:=[.B33]-[.B32]" office:value-type="float" office:value="-3" calcext:value-type="float">
            <text:p>-3</text:p>
          </table:table-cell>
          <table:table-cell table:formula="of:=[.C33]-[.C32]" office:value-type="float" office:value="0.04" calcext:value-type="float">
            <text:p>0,04</text:p>
          </table:table-cell>
          <table:table-cell table:formula="of:=[.D32]/[.E32]" office:value-type="float" office:value="-74.9999999999999" calcext:value-type="float">
            <text:p>-74,9999999999999</text:p>
          </table:table-cell>
          <table:table-cell table:formula="of:=[.B32]/[.E$2]" office:value-type="float" office:value="75.3654574986465" calcext:value-type="float">
            <text:p>75,37</text:p>
          </table:table-cell>
          <table:table-cell table:formula="of:=[.C32]/[.A$2]" office:value-type="percentage" office:value="0.0596" calcext:value-type="percentage">
            <text:p>5,96%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389" calcext:value-type="float">
            <text:p>1389</text:p>
          </table:table-cell>
          <table:table-cell office:value-type="float" office:value="1.53" calcext:value-type="float">
            <text:p>1,53</text:p>
          </table:table-cell>
          <table:table-cell table:formula="of:=[.B34]-[.B33]" office:value-type="float" office:value="0" calcext:value-type="float">
            <text:p>0</text:p>
          </table:table-cell>
          <table:table-cell table:formula="of:=[.C34]-[.C33]" office:value-type="float" office:value="0.04" calcext:value-type="float">
            <text:p>0,04</text:p>
          </table:table-cell>
          <table:table-cell table:formula="of:=[.D33]/[.E33]" office:value-type="float" office:value="0" calcext:value-type="float">
            <text:p>0</text:p>
          </table:table-cell>
          <table:table-cell table:formula="of:=[.B33]/[.E$2]" office:value-type="float" office:value="75.2030319436925" calcext:value-type="float">
            <text:p>75,20</text:p>
          </table:table-cell>
          <table:table-cell table:formula="of:=[.C33]/[.A$2]" office:value-type="percentage" office:value="0.0612" calcext:value-type="percentage">
            <text:p>6,12%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389" calcext:value-type="float">
            <text:p>1389</text:p>
          </table:table-cell>
          <table:table-cell office:value-type="float" office:value="1.57" calcext:value-type="float">
            <text:p>1,57</text:p>
          </table:table-cell>
          <table:table-cell table:formula="of:=[.B35]-[.B34]" office:value-type="float" office:value="-1" calcext:value-type="float">
            <text:p>-1</text:p>
          </table:table-cell>
          <table:table-cell table:formula="of:=[.C35]-[.C34]" office:value-type="float" office:value="0.0399999999999998" calcext:value-type="float">
            <text:p>0,04</text:p>
          </table:table-cell>
          <table:table-cell table:formula="of:=[.D34]/[.E34]" office:value-type="float" office:value="-25.0000000000001" calcext:value-type="float">
            <text:p>-25,0000000000001</text:p>
          </table:table-cell>
          <table:table-cell table:formula="of:=[.B34]/[.E$2]" office:value-type="float" office:value="75.2030319436925" calcext:value-type="float">
            <text:p>75,20</text:p>
          </table:table-cell>
          <table:table-cell table:formula="of:=[.C34]/[.A$2]" office:value-type="percentage" office:value="0.0628" calcext:value-type="percentage">
            <text:p>6,28%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388" calcext:value-type="float">
            <text:p>1388</text:p>
          </table:table-cell>
          <table:table-cell office:value-type="float" office:value="1.61" calcext:value-type="float">
            <text:p>1,61</text:p>
          </table:table-cell>
          <table:table-cell table:formula="of:=[.B36]-[.B35]" office:value-type="float" office:value="-4" calcext:value-type="float">
            <text:p>-4</text:p>
          </table:table-cell>
          <table:table-cell table:formula="of:=[.C36]-[.C35]" office:value-type="float" office:value="0.04" calcext:value-type="float">
            <text:p>0,04</text:p>
          </table:table-cell>
          <table:table-cell table:formula="of:=[.D35]/[.E35]" office:value-type="float" office:value="-99.9999999999999" calcext:value-type="float">
            <text:p>-99,9999999999999</text:p>
          </table:table-cell>
          <table:table-cell table:formula="of:=[.B35]/[.E$2]" office:value-type="float" office:value="75.1488900920412" calcext:value-type="float">
            <text:p>75,15</text:p>
          </table:table-cell>
          <table:table-cell table:formula="of:=[.C35]/[.A$2]" office:value-type="percentage" office:value="0.0644" calcext:value-type="percentage">
            <text:p>6,44%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384" calcext:value-type="float">
            <text:p>1384</text:p>
          </table:table-cell>
          <table:table-cell office:value-type="float" office:value="1.65" calcext:value-type="float">
            <text:p>1,65</text:p>
          </table:table-cell>
          <table:table-cell table:formula="of:=[.B37]-[.B36]" office:value-type="float" office:value="-4" calcext:value-type="float">
            <text:p>-4</text:p>
          </table:table-cell>
          <table:table-cell table:formula="of:=[.C37]-[.C36]" office:value-type="float" office:value="0.04" calcext:value-type="float">
            <text:p>0,04</text:p>
          </table:table-cell>
          <table:table-cell table:formula="of:=[.D36]/[.E36]" office:value-type="float" office:value="-99.9999999999999" calcext:value-type="float">
            <text:p>-99,9999999999999</text:p>
          </table:table-cell>
          <table:table-cell table:formula="of:=[.B36]/[.E$2]" office:value-type="float" office:value="74.9323226854358" calcext:value-type="float">
            <text:p>74,93</text:p>
          </table:table-cell>
          <table:table-cell table:formula="of:=[.C36]/[.A$2]" office:value-type="percentage" office:value="0.066" calcext:value-type="percentage">
            <text:p>6,60%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380" calcext:value-type="float">
            <text:p>1380</text:p>
          </table:table-cell>
          <table:table-cell office:value-type="float" office:value="1.69" calcext:value-type="float">
            <text:p>1,69</text:p>
          </table:table-cell>
          <table:table-cell table:formula="of:=[.B38]-[.B37]" office:value-type="float" office:value="-3" calcext:value-type="float">
            <text:p>-3</text:p>
          </table:table-cell>
          <table:table-cell table:formula="of:=[.C38]-[.C37]" office:value-type="float" office:value="0.04" calcext:value-type="float">
            <text:p>0,04</text:p>
          </table:table-cell>
          <table:table-cell table:formula="of:=[.D37]/[.E37]" office:value-type="float" office:value="-74.9999999999999" calcext:value-type="float">
            <text:p>-74,9999999999999</text:p>
          </table:table-cell>
          <table:table-cell table:formula="of:=[.B37]/[.E$2]" office:value-type="float" office:value="74.7157552788305" calcext:value-type="float">
            <text:p>74,72</text:p>
          </table:table-cell>
          <table:table-cell table:formula="of:=[.C37]/[.A$2]" office:value-type="percentage" office:value="0.0676" calcext:value-type="percentage">
            <text:p>6,76%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377" calcext:value-type="float">
            <text:p>1377</text:p>
          </table:table-cell>
          <table:table-cell office:value-type="float" office:value="1.73" calcext:value-type="float">
            <text:p>1,73</text:p>
          </table:table-cell>
          <table:table-cell table:formula="of:=[.B39]-[.B38]" office:value-type="float" office:value="-6" calcext:value-type="float">
            <text:p>-6</text:p>
          </table:table-cell>
          <table:table-cell table:formula="of:=[.C39]-[.C38]" office:value-type="float" office:value="0.04" calcext:value-type="float">
            <text:p>0,04</text:p>
          </table:table-cell>
          <table:table-cell table:formula="of:=[.D38]/[.E38]" office:value-type="float" office:value="-150" calcext:value-type="float">
            <text:p>-150</text:p>
          </table:table-cell>
          <table:table-cell table:formula="of:=[.B38]/[.E$2]" office:value-type="float" office:value="74.5533297238766" calcext:value-type="float">
            <text:p>74,55</text:p>
          </table:table-cell>
          <table:table-cell table:formula="of:=[.C38]/[.A$2]" office:value-type="percentage" office:value="0.0692" calcext:value-type="percentage">
            <text:p>6,92%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371" calcext:value-type="float">
            <text:p>1371</text:p>
          </table:table-cell>
          <table:table-cell office:value-type="float" office:value="1.77" calcext:value-type="float">
            <text:p>1,77</text:p>
          </table:table-cell>
          <table:table-cell table:formula="of:=[.B40]-[.B39]" office:value-type="float" office:value="-7" calcext:value-type="float">
            <text:p>-7</text:p>
          </table:table-cell>
          <table:table-cell table:formula="of:=[.C40]-[.C39]" office:value-type="float" office:value="0.04" calcext:value-type="float">
            <text:p>0,04</text:p>
          </table:table-cell>
          <table:table-cell table:formula="of:=[.D39]/[.E39]" office:value-type="float" office:value="-175" calcext:value-type="float">
            <text:p>-175</text:p>
          </table:table-cell>
          <table:table-cell table:formula="of:=[.B39]/[.E$2]" office:value-type="float" office:value="74.2284786139686" calcext:value-type="float">
            <text:p>74,23</text:p>
          </table:table-cell>
          <table:table-cell table:formula="of:=[.C39]/[.A$2]" office:value-type="percentage" office:value="0.0708" calcext:value-type="percentage">
            <text:p>7,08%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364" calcext:value-type="float">
            <text:p>1364</text:p>
          </table:table-cell>
          <table:table-cell office:value-type="float" office:value="1.81" calcext:value-type="float">
            <text:p>1,81</text:p>
          </table:table-cell>
          <table:table-cell table:formula="of:=[.B41]-[.B40]" office:value-type="float" office:value="-13" calcext:value-type="float">
            <text:p>-13</text:p>
          </table:table-cell>
          <table:table-cell table:formula="of:=[.C41]-[.C40]" office:value-type="float" office:value="0.0800000000000001" calcext:value-type="float">
            <text:p>0,08</text:p>
          </table:table-cell>
          <table:table-cell table:formula="of:=[.D40]/[.E40]" office:value-type="float" office:value="-162.5" calcext:value-type="float">
            <text:p>-162,5</text:p>
          </table:table-cell>
          <table:table-cell table:formula="of:=[.B40]/[.E$2]" office:value-type="float" office:value="73.8494856524093" calcext:value-type="float">
            <text:p>73,85</text:p>
          </table:table-cell>
          <table:table-cell table:formula="of:=[.C40]/[.A$2]" office:value-type="percentage" office:value="0.0724" calcext:value-type="percentage">
            <text:p>7,24%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351" calcext:value-type="float">
            <text:p>1351</text:p>
          </table:table-cell>
          <table:table-cell office:value-type="float" office:value="1.89" calcext:value-type="float">
            <text:p>1,89</text:p>
          </table:table-cell>
          <table:table-cell table:formula="of:=[.B42]-[.B41]" office:value-type="float" office:value="-6" calcext:value-type="float">
            <text:p>-6</text:p>
          </table:table-cell>
          <table:table-cell table:formula="of:=[.C42]-[.C41]" office:value-type="float" office:value="0.0799999999999999" calcext:value-type="float">
            <text:p>0,08</text:p>
          </table:table-cell>
          <table:table-cell table:formula="of:=[.D41]/[.E41]" office:value-type="float" office:value="-75.0000000000001" calcext:value-type="float">
            <text:p>-75,0000000000001</text:p>
          </table:table-cell>
          <table:table-cell table:formula="of:=[.B41]/[.E$2]" office:value-type="float" office:value="73.1456415809421" calcext:value-type="float">
            <text:p>73,15</text:p>
          </table:table-cell>
          <table:table-cell table:formula="of:=[.C41]/[.A$2]" office:value-type="percentage" office:value="0.0756" calcext:value-type="percentage">
            <text:p>7,56%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345" calcext:value-type="float">
            <text:p>1345</text:p>
          </table:table-cell>
          <table:table-cell office:value-type="float" office:value="1.97" calcext:value-type="float">
            <text:p>1,97</text:p>
          </table:table-cell>
          <table:table-cell table:formula="of:=[.B43]-[.B42]" office:value-type="float" office:value="-4" calcext:value-type="float">
            <text:p>-4</text:p>
          </table:table-cell>
          <table:table-cell table:formula="of:=[.C43]-[.C42]" office:value-type="float" office:value="0.0399999999999998" calcext:value-type="float">
            <text:p>0,04</text:p>
          </table:table-cell>
          <table:table-cell table:formula="of:=[.D42]/[.E42]" office:value-type="float" office:value="-100" calcext:value-type="float">
            <text:p>-100</text:p>
          </table:table-cell>
          <table:table-cell table:formula="of:=[.B42]/[.E$2]" office:value-type="float" office:value="72.8207904710341" calcext:value-type="float">
            <text:p>72,82</text:p>
          </table:table-cell>
          <table:table-cell table:formula="of:=[.C42]/[.A$2]" office:value-type="percentage" office:value="0.0788" calcext:value-type="percentage">
            <text:p>7,88%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41" calcext:value-type="float">
            <text:p>1341</text:p>
          </table:table-cell>
          <table:table-cell office:value-type="float" office:value="2.01" calcext:value-type="float">
            <text:p>2,01</text:p>
          </table:table-cell>
          <table:table-cell table:number-columns-repeated="3"/>
          <table:table-cell table:formula="of:=[.B43]/[.E$2]" office:value-type="float" office:value="72.6042230644288" calcext:value-type="float">
            <text:p>72,60</text:p>
          </table:table-cell>
          <table:table-cell table:formula="of:=[.C43]/[.A$2]" office:value-type="percentage" office:value="0.0804" calcext:value-type="percentage">
            <text:p>8,04%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Default" table:number-columns-repeated="4"/>
          <table:table-cell table:style-name="ce8"/>
          <table:table-cell table:style-name="Default" table:number-columns-repeated="4"/>
          <table:table-cell table:number-columns-repeated="2"/>
        </table:table-row>
      </table:table>
      <table:table table:name="3" table:style-name="ta1">
        <table:shapes>
          <draw:frame draw:z-index="0" draw:style-name="gr1" draw:text-style-name="P1" svg:width="97.74mm" svg:height="58.13mm" svg:x="199.88mm" svg:y="12.22mm">
            <loext:p draw:notify-on-update-of-ranges="'3'.C4:'3'.C43 '3'.B4:'3'.B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7.74mm" svg:height="58.13mm" svg:x="201.33mm" svg:y="73.68mm">
            <loext:p draw:notify-on-update-of-ranges="'3'.H4:'3'.H43 '3'.G4:'3'.G43 '3'.I4:'3'.I43 '3'.G4:'3'.G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6"/>
        <table:table-column table:style-name="co2" table:default-cell-style-name="ce10"/>
        <table:table-column table:style-name="co2" table:default-cell-style-name="ce14"/>
        <table:table-column table:style-name="co2" table:default-cell-style-name="ce19"/>
        <table:table-column table:style-name="co2" table:number-columns-repeated="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Длина l<text:span text:style-name="T1">0</text:span><text:span text:style-name="T2"> , мм</text:span>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4" table:number-rows-spanned="1">
            <text:p>Площадь поперечного сечения S<text:span text:style-name="T1">0 </text:span>, мм<text:span text:style-name="T4">2</text:span></text:p>
          </table:table-cell>
          <table:covered-table-cell table:number-columns-repeated="3" table:style-name="ce1"/>
          <table:table-cell table:style-name="ce16" office:value-type="string" calcext:value-type="string">
            <text:p>σ<text:span text:style-name="T1">пц</text:span></text:p>
          </table:table-cell>
          <table:table-cell table:style-name="ce20" office:value-type="string" calcext:value-type="string">
            <text:p>σ<text:span text:style-name="T1">T</text:span></text:p>
          </table:table-cell>
          <table:table-cell table:style-name="ce22" office:value-type="string" calcext:value-type="string">
            <text:p>σ<text:span text:style-name="T1">проч</text:span></text:p>
          </table:table-cell>
          <table:table-cell table:number-columns-repeated="17"/>
        </table:table-row>
        <table:table-row table:style-name="ro2">
          <table:table-cell table:style-name="ce2" office:value-type="float" office:value="25" calcext:value-type="float" table:number-columns-spanned="4" table:number-rows-spanned="1">
            <text:p>25</text:p>
          </table:table-cell>
          <table:covered-table-cell table:style-name="ce5"/>
          <table:covered-table-cell table:number-columns-repeated="2"/>
          <table:table-cell table:style-name="ce2" office:value-type="float" office:value="18.47" calcext:value-type="float" table:number-columns-spanned="4" table:number-rows-spanned="1">
            <text:p>18,47</text:p>
          </table:table-cell>
          <table:covered-table-cell/>
          <table:covered-table-cell table:number-columns-repeated="2" table:style-name="ce6"/>
          <table:table-cell table:style-name="ce17" table:formula="of:=[.G21]" office:value-type="float" office:value="69.7347049269085" calcext:value-type="float">
            <text:p>69,73</text:p>
          </table:table-cell>
          <table:table-cell table:style-name="ce21" table:formula="of:=[.G25]" office:value-type="float" office:value="72.1169463995669" calcext:value-type="float">
            <text:p>72,12</text:p>
          </table:table-cell>
          <table:table-cell table:style-name="ce23" table:formula="of:=[.G35]" office:value-type="float" office:value="88.3595018949648" calcext:value-type="float">
            <text:p>88,36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F, кгс</text:p>
          </table:table-cell>
          <table:table-cell table:style-name="ce1" office:value-type="string" calcext:value-type="string">
            <text:p><text:span text:style-name="T3">Δ</text:span>l, мм</text:p>
          </table:table-cell>
          <table:table-cell table:style-name="ce1" office:value-type="string" calcext:value-type="string">
            <text:p>ΔF, кгс</text:p>
          </table:table-cell>
          <table:table-cell table:style-name="ce1" office:value-type="string" calcext:value-type="string">
            <text:p>Δ(Δl), мм</text:p>
          </table:table-cell>
          <table:table-cell table:style-name="ce1" office:value-type="string" calcext:value-type="string">
            <text:p>tgβ</text:p>
          </table:table-cell>
          <table:table-cell table:style-name="ce9" office:value-type="string" calcext:value-type="string">
            <text:p>σ, Па</text:p>
          </table:table-cell>
          <table:table-cell table:style-name="ce9" office:value-type="string" calcext:value-type="string">
            <text:p>ε, %</text:p>
          </table:table-cell>
          <table:table-cell table:style-name="ce9" office:value-type="string" calcext:value-type="string">
            <text:p>ε + 0,2%</text:p>
          </table:table-cell>
          <table:table-cell table:number-columns-repeated="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,04</text:p>
          </table:table-cell>
          <table:table-cell table:formula="of:=[.B5]-[.B4]" office:value-type="float" office:value="25" calcext:value-type="float">
            <text:p>25</text:p>
          </table:table-cell>
          <table:table-cell table:formula="of:=[.C5]-[.C4]" office:value-type="float" office:value="0.04" calcext:value-type="float">
            <text:p>0,04</text:p>
          </table:table-cell>
          <table:table-cell table:formula="of:=[.D4]/[.E4]" office:value-type="float" office:value="625" calcext:value-type="float">
            <text:p>625</text:p>
          </table:table-cell>
          <table:table-cell table:formula="of:=[.B4]/[.E$2]" office:value-type="float" office:value="3.46507850568489" calcext:value-type="float">
            <text:p>3,47</text:p>
          </table:table-cell>
          <table:table-cell table:formula="of:=[.C4]/[.A$2]" office:value-type="percentage" office:value="0.0016" calcext:value-type="percentage">
            <text:p>0,16%</text:p>
          </table:table-cell>
          <table:table-cell table:style-name="ce14" table:formula="of:=[.H4]+0.002" office:value-type="percentage" office:value="0.0036" calcext:value-type="percentage">
            <text:p>0,36%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4" calcext:value-type="float">
            <text:p>0,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.08" calcext:value-type="float">
            <text:p>0,08</text:p>
          </table:table-cell>
          <table:table-cell table:formula="of:=[.B6]-[.B5]" office:value-type="float" office:value="38" calcext:value-type="float">
            <text:p>38</text:p>
          </table:table-cell>
          <table:table-cell table:formula="of:=[.C6]-[.C5]" office:value-type="float" office:value="0.04" calcext:value-type="float">
            <text:p>0,04</text:p>
          </table:table-cell>
          <table:table-cell table:formula="of:=[.D5]/[.E5]" office:value-type="float" office:value="950" calcext:value-type="float">
            <text:p>950</text:p>
          </table:table-cell>
          <table:table-cell table:formula="of:=[.B5]/[.E$2]" office:value-type="float" office:value="4.81862479696806" calcext:value-type="float">
            <text:p>4,82</text:p>
          </table:table-cell>
          <table:table-cell table:formula="of:=[.C5]/[.A$2]" office:value-type="percentage" office:value="0.0032" calcext:value-type="percentage">
            <text:p>0,32%</text:p>
          </table:table-cell>
          <table:table-cell table:style-name="ce14" table:formula="of:=[.H5]+0.002" office:value-type="percentage" office:value="0.0052" calcext:value-type="percentage">
            <text:p>0,52%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0.12" calcext:value-type="float">
            <text:p>0,12</text:p>
          </table:table-cell>
          <table:table-cell table:formula="of:=[.B7]-[.B6]" office:value-type="float" office:value="51" calcext:value-type="float">
            <text:p>51</text:p>
          </table:table-cell>
          <table:table-cell table:formula="of:=[.C7]-[.C6]" office:value-type="float" office:value="0.04" calcext:value-type="float">
            <text:p>0,04</text:p>
          </table:table-cell>
          <table:table-cell table:formula="of:=[.D6]/[.E6]" office:value-type="float" office:value="1275" calcext:value-type="float">
            <text:p>1275</text:p>
          </table:table-cell>
          <table:table-cell table:formula="of:=[.B6]/[.E$2]" office:value-type="float" office:value="6.87601515971846" calcext:value-type="float">
            <text:p>6,88</text:p>
          </table:table-cell>
          <table:table-cell table:formula="of:=[.C6]/[.A$2]" office:value-type="percentage" office:value="0.0048" calcext:value-type="percentage">
            <text:p>0,48%</text:p>
          </table:table-cell>
          <table:table-cell table:style-name="ce14" table:formula="of:=[.H6]+0.002" office:value-type="percentage" office:value="0.0068" calcext:value-type="percentage">
            <text:p>0,68%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0.12" calcext:value-type="float">
            <text:p>0,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0.16" calcext:value-type="float">
            <text:p>0,16</text:p>
          </table:table-cell>
          <table:table-cell table:formula="of:=[.B8]-[.B7]" office:value-type="float" office:value="51" calcext:value-type="float">
            <text:p>51</text:p>
          </table:table-cell>
          <table:table-cell table:formula="of:=[.C8]-[.C7]" office:value-type="float" office:value="0.04" calcext:value-type="float">
            <text:p>0,04</text:p>
          </table:table-cell>
          <table:table-cell table:formula="of:=[.D7]/[.E7]" office:value-type="float" office:value="1275" calcext:value-type="float">
            <text:p>1275</text:p>
          </table:table-cell>
          <table:table-cell table:formula="of:=[.B7]/[.E$2]" office:value-type="float" office:value="9.63724959393611" calcext:value-type="float">
            <text:p>9,64</text:p>
          </table:table-cell>
          <table:table-cell table:formula="of:=[.C7]/[.A$2]" office:value-type="percentage" office:value="0.0064" calcext:value-type="percentage">
            <text:p>0,64%</text:p>
          </table:table-cell>
          <table:table-cell table:style-name="ce14" table:formula="of:=[.H7]+0.002" office:value-type="percentage" office:value="0.0084" calcext:value-type="percentage">
            <text:p>0,84%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0.16" calcext:value-type="float">
            <text:p>0,16</text:p>
          </table:table-cell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  <table:table-cell office:value-type="float" office:value="0.28" calcext:value-type="float">
            <text:p>0,28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0.16" calcext:value-type="float">
            <text:p>0,16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0.16" calcext:value-type="float">
            <text:p>0,1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0.2" calcext:value-type="float">
            <text:p>0,2</text:p>
          </table:table-cell>
          <table:table-cell table:formula="of:=[.B9]-[.B8]" office:value-type="float" office:value="51" calcext:value-type="float">
            <text:p>51</text:p>
          </table:table-cell>
          <table:table-cell table:formula="of:=[.C9]-[.C8]" office:value-type="float" office:value="0.04" calcext:value-type="float">
            <text:p>0,04</text:p>
          </table:table-cell>
          <table:table-cell table:formula="of:=[.D8]/[.E8]" office:value-type="float" office:value="1275" calcext:value-type="float">
            <text:p>1275</text:p>
          </table:table-cell>
          <table:table-cell table:formula="of:=[.B8]/[.E$2]" office:value-type="float" office:value="12.3984840281538" calcext:value-type="float">
            <text:p>12,40</text:p>
          </table:table-cell>
          <table:table-cell table:formula="of:=[.C8]/[.A$2]" office:value-type="percentage" office:value="0.008" calcext:value-type="percentage">
            <text:p>0,80%</text:p>
          </table:table-cell>
          <table:table-cell table:style-name="ce14" table:formula="of:=[.H8]+0.002" office:value-type="percentage" office:value="0.01" calcext:value-type="percentage">
            <text:p>1,00%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float" office:value="0.32" calcext:value-type="float">
            <text:p>0,32</text:p>
          </table:table-cell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float" office:value="0.24" calcext:value-type="float">
            <text:p>0,24</text:p>
          </table:table-cell>
          <table:table-cell table:formula="of:=[.B10]-[.B9]" office:value-type="float" office:value="51" calcext:value-type="float">
            <text:p>51</text:p>
          </table:table-cell>
          <table:table-cell table:formula="of:=[.C10]-[.C9]" office:value-type="float" office:value="0.04" calcext:value-type="float">
            <text:p>0,04</text:p>
          </table:table-cell>
          <table:table-cell table:formula="of:=[.D9]/[.E9]" office:value-type="float" office:value="1275" calcext:value-type="float">
            <text:p>1275</text:p>
          </table:table-cell>
          <table:table-cell table:formula="of:=[.B9]/[.E$2]" office:value-type="float" office:value="15.1597184623714" calcext:value-type="float">
            <text:p>15,16</text:p>
          </table:table-cell>
          <table:table-cell table:formula="of:=[.C9]/[.A$2]" office:value-type="percentage" office:value="0.0096" calcext:value-type="percentage">
            <text:p>0,96%</text:p>
          </table:table-cell>
          <table:table-cell table:style-name="ce14" table:formula="of:=[.H9]+0.002" office:value-type="percentage" office:value="0.0116" calcext:value-type="percentage">
            <text:p>1,16%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0.24" calcext:value-type="float">
            <text:p>0,24</text:p>
          </table:table-cell>
          <table:table-cell office:value-type="float" office:value="6" calcext:value-type="float">
            <text:p>6</text:p>
          </table:table-cell>
          <table:table-cell office:value-type="float" office:value="382" calcext:value-type="float">
            <text:p>382</text:p>
          </table:table-cell>
          <table:table-cell office:value-type="float" office:value="0.36" calcext:value-type="float">
            <text:p>0,36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float" office:value="0.24" calcext:value-type="float">
            <text:p>0,24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0.24" calcext:value-type="float">
            <text:p>0,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office:value-type="float" office:value="0.28" calcext:value-type="float">
            <text:p>0,28</text:p>
          </table:table-cell>
          <table:table-cell table:formula="of:=[.B11]-[.B10]" office:value-type="float" office:value="64" calcext:value-type="float">
            <text:p>64</text:p>
          </table:table-cell>
          <table:table-cell table:formula="of:=[.C11]-[.C10]" office:value-type="float" office:value="0.04" calcext:value-type="float">
            <text:p>0,04</text:p>
          </table:table-cell>
          <table:table-cell table:formula="of:=[.D10]/[.E10]" office:value-type="float" office:value="1600" calcext:value-type="float">
            <text:p>1600</text:p>
          </table:table-cell>
          <table:table-cell table:formula="of:=[.B10]/[.E$2]" office:value-type="float" office:value="17.9209528965891" calcext:value-type="float">
            <text:p>17,92</text:p>
          </table:table-cell>
          <table:table-cell table:formula="of:=[.C10]/[.A$2]" office:value-type="percentage" office:value="0.0112" calcext:value-type="percentage">
            <text:p>1,12%</text:p>
          </table:table-cell>
          <table:table-cell table:style-name="ce14" table:formula="of:=[.H10]+0.002" office:value-type="percentage" office:value="0.0132" calcext:value-type="percentage">
            <text:p>1,32%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office:value-type="float" office:value="0.28" calcext:value-type="float">
            <text:p>0,28</text:p>
          </table:table-cell>
          <table:table-cell office:value-type="float" office:value="7" calcext:value-type="float">
            <text:p>7</text:p>
          </table:table-cell>
          <table:table-cell office:value-type="float" office:value="472" calcext:value-type="float">
            <text:p>472</text:p>
          </table:table-cell>
          <table:table-cell office:value-type="float" office:value="0.44" calcext:value-type="float">
            <text:p>0,44</text:p>
          </table:table-cell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office:value-type="float" office:value="0.28" calcext:value-type="float">
            <text:p>0,28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0.28" calcext:value-type="float">
            <text:p>0,2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5" calcext:value-type="float">
            <text:p>395</text:p>
          </table:table-cell>
          <table:table-cell office:value-type="float" office:value="0.32" calcext:value-type="float">
            <text:p>0,32</text:p>
          </table:table-cell>
          <table:table-cell table:formula="of:=[.B12]-[.B11]" office:value-type="float" office:value="115" calcext:value-type="float">
            <text:p>115</text:p>
          </table:table-cell>
          <table:table-cell table:formula="of:=[.C12]-[.C11]" office:value-type="float" office:value="0.08" calcext:value-type="float">
            <text:p>0,08</text:p>
          </table:table-cell>
          <table:table-cell table:formula="of:=[.D11]/[.E11]" office:value-type="float" office:value="1437.5" calcext:value-type="float">
            <text:p>1437,5</text:p>
          </table:table-cell>
          <table:table-cell table:formula="of:=[.B11]/[.E$2]" office:value-type="float" office:value="21.386031402274" calcext:value-type="float">
            <text:p>21,39</text:p>
          </table:table-cell>
          <table:table-cell table:formula="of:=[.C11]/[.A$2]" office:value-type="percentage" office:value="0.0128" calcext:value-type="percentage">
            <text:p>1,28%</text:p>
          </table:table-cell>
          <table:table-cell table:style-name="ce14" table:formula="of:=[.H11]+0.002" office:value-type="percentage" office:value="0.0148" calcext:value-type="percentage">
            <text:p>1,48%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25" calcext:value-type="float">
            <text:p>525</text:p>
          </table:table-cell>
          <table:table-cell office:value-type="float" office:value="0.32" calcext:value-type="float">
            <text:p>0,32</text:p>
          </table:table-cell>
          <table:table-cell office:value-type="float" office:value="8" calcext:value-type="float">
            <text:p>8</text:p>
          </table:table-cell>
          <table:table-cell office:value-type="float" office:value="510" calcext:value-type="float">
            <text:p>510</text:p>
          </table:table-cell>
          <table:table-cell office:value-type="float" office:value="0.48" calcext:value-type="float">
            <text:p>0,48</text:p>
          </table:table-cell>
          <table:table-cell office:value-type="float" office:value="8" calcext:value-type="float">
            <text:p>8</text:p>
          </table:table-cell>
          <table:table-cell office:value-type="float" office:value="395" calcext:value-type="float">
            <text:p>395</text:p>
          </table:table-cell>
          <table:table-cell office:value-type="float" office:value="0.32" calcext:value-type="float">
            <text:p>0,32</text:p>
          </table:table-cell>
          <table:table-cell office:value-type="float" office:value="8" calcext:value-type="float">
            <text:p>8</text:p>
          </table:table-cell>
          <table:table-cell office:value-type="float" office:value="331" calcext:value-type="float">
            <text:p>331</text:p>
          </table:table-cell>
          <table:table-cell office:value-type="float" office:value="0.36" calcext:value-type="float">
            <text:p>0,3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10" calcext:value-type="float">
            <text:p>510</text:p>
          </table:table-cell>
          <table:table-cell office:value-type="float" office:value="0.4" calcext:value-type="float">
            <text:p>0,4</text:p>
          </table:table-cell>
          <table:table-cell table:formula="of:=[.B13]-[.B12]" office:value-type="float" office:value="140" calcext:value-type="float">
            <text:p>140</text:p>
          </table:table-cell>
          <table:table-cell table:formula="of:=[.C13]-[.C12]" office:value-type="float" office:value="0.08" calcext:value-type="float">
            <text:p>0,08</text:p>
          </table:table-cell>
          <table:table-cell table:formula="of:=[.D12]/[.E12]" office:value-type="float" office:value="1750" calcext:value-type="float">
            <text:p>1750</text:p>
          </table:table-cell>
          <table:table-cell table:formula="of:=[.B12]/[.E$2]" office:value-type="float" office:value="27.6123443421765" calcext:value-type="float">
            <text:p>27,61</text:p>
          </table:table-cell>
          <table:table-cell table:formula="of:=[.C12]/[.A$2]" office:value-type="percentage" office:value="0.016" calcext:value-type="percentage">
            <text:p>1,60%</text:p>
          </table:table-cell>
          <table:table-cell table:style-name="ce14" table:formula="of:=[.H12]+0.002" office:value-type="percentage" office:value="0.018" calcext:value-type="percentage">
            <text:p>1,80%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602" calcext:value-type="float">
            <text:p>602</text:p>
          </table:table-cell>
          <table:table-cell office:value-type="float" office:value="0.36" calcext:value-type="float">
            <text:p>0,36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 office:value-type="float" office:value="0.52" calcext:value-type="float">
            <text:p>0,52</text:p>
          </table:table-cell>
          <table:table-cell office:value-type="float" office:value="9" calcext:value-type="float">
            <text:p>9</text:p>
          </table:table-cell>
          <table:table-cell office:value-type="float" office:value="510" calcext:value-type="float">
            <text:p>510</text:p>
          </table:table-cell>
          <table:table-cell office:value-type="float" office:value="0.4" calcext:value-type="float">
            <text:p>0,4</text:p>
          </table:table-cell>
          <table:table-cell office:value-type="float" office:value="9" calcext:value-type="float">
            <text:p>9</text:p>
          </table:table-cell>
          <table:table-cell office:value-type="float" office:value="357" calcext:value-type="float">
            <text:p>357</text:p>
          </table:table-cell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0.48" calcext:value-type="float">
            <text:p>0,48</text:p>
          </table:table-cell>
          <table:table-cell table:formula="of:=[.B14]-[.B13]" office:value-type="float" office:value="64" calcext:value-type="float">
            <text:p>64</text:p>
          </table:table-cell>
          <table:table-cell table:formula="of:=[.C14]-[.C13]" office:value-type="float" office:value="0.04" calcext:value-type="float">
            <text:p>0,04</text:p>
          </table:table-cell>
          <table:table-cell table:formula="of:=[.D13]/[.E13]" office:value-type="float" office:value="1600" calcext:value-type="float">
            <text:p>1600</text:p>
          </table:table-cell>
          <table:table-cell table:formula="of:=[.B13]/[.E$2]" office:value-type="float" office:value="35.1922035733622" calcext:value-type="float">
            <text:p>35,19</text:p>
          </table:table-cell>
          <table:table-cell table:formula="of:=[.C13]/[.A$2]" office:value-type="percentage" office:value="0.0192" calcext:value-type="percentage">
            <text:p>1,92%</text:p>
          </table:table-cell>
          <table:table-cell table:style-name="ce14" table:formula="of:=[.H13]+0.002" office:value-type="percentage" office:value="0.0212" calcext:value-type="percentage">
            <text:p>2,12%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63" calcext:value-type="float">
            <text:p>663</text:p>
          </table:table-cell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float" office:value="586" calcext:value-type="float">
            <text:p>586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0.48" calcext:value-type="float">
            <text:p>0,48</text:p>
          </table:table-cell>
          <table:table-cell office:value-type="float" office:value="10" calcext:value-type="float">
            <text:p>10</text:p>
          </table:table-cell>
          <table:table-cell office:value-type="float" office:value="383" calcext:value-type="float">
            <text:p>383</text:p>
          </table:table-cell>
          <table:table-cell office:value-type="float" office:value="0.44" calcext:value-type="float">
            <text:p>0,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14" calcext:value-type="float">
            <text:p>714</text:p>
          </table:table-cell>
          <table:table-cell office:value-type="float" office:value="0.52" calcext:value-type="float">
            <text:p>0,52</text:p>
          </table:table-cell>
          <table:table-cell table:formula="of:=[.B15]-[.B14]" office:value-type="float" office:value="140" calcext:value-type="float">
            <text:p>140</text:p>
          </table:table-cell>
          <table:table-cell table:formula="of:=[.C15]-[.C14]" office:value-type="float" office:value="0.0800000000000001" calcext:value-type="float">
            <text:p>0,08</text:p>
          </table:table-cell>
          <table:table-cell table:formula="of:=[.D14]/[.E14]" office:value-type="float" office:value="1750" calcext:value-type="float">
            <text:p>1750</text:p>
          </table:table-cell>
          <table:table-cell table:formula="of:=[.B14]/[.E$2]" office:value-type="float" office:value="38.6572820790471" calcext:value-type="float">
            <text:p>38,66</text:p>
          </table:table-cell>
          <table:table-cell table:formula="of:=[.C14]/[.A$2]" office:value-type="percentage" office:value="0.0208" calcext:value-type="percentage">
            <text:p>2,08%</text:p>
          </table:table-cell>
          <table:table-cell table:style-name="ce14" table:formula="of:=[.H14]+0.002" office:value-type="percentage" office:value="0.0228" calcext:value-type="percentage">
            <text:p>2,28%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739" calcext:value-type="float">
            <text:p>739</text:p>
          </table:table-cell>
          <table:table-cell office:value-type="float" office:value="0.44" calcext:value-type="float">
            <text:p>0,44</text:p>
          </table:table-cell>
          <table:table-cell office:value-type="float" office:value="11" calcext:value-type="float">
            <text:p>11</text:p>
          </table:table-cell>
          <table:table-cell office:value-type="float" office:value="669" calcext:value-type="float">
            <text:p>669</text:p>
          </table:table-cell>
          <table:table-cell office:value-type="float" office:value="0.68" calcext:value-type="float">
            <text:p>0,68</text:p>
          </table:table-cell>
          <table:table-cell office:value-type="float" office:value="11" calcext:value-type="float">
            <text:p>11</text:p>
          </table:table-cell>
          <table:table-cell office:value-type="float" office:value="714" calcext:value-type="float">
            <text:p>714</text:p>
          </table:table-cell>
          <table:table-cell office:value-type="float" office:value="0.52" calcext:value-type="float">
            <text:p>0,52</text:p>
          </table:table-cell>
          <table:table-cell office:value-type="float" office:value="11" calcext:value-type="float">
            <text:p>11</text:p>
          </table:table-cell>
          <table:table-cell office:value-type="float" office:value="416" calcext:value-type="float">
            <text:p>416</text:p>
          </table:table-cell>
          <table:table-cell office:value-type="float" office:value="0.48" calcext:value-type="float">
            <text:p>0,4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  <table:table-cell office:value-type="float" office:value="0.6" calcext:value-type="float">
            <text:p>0,6</text:p>
          </table:table-cell>
          <table:table-cell table:formula="of:=[.B16]-[.B15]" office:value-type="float" office:value="140" calcext:value-type="float">
            <text:p>140</text:p>
          </table:table-cell>
          <table:table-cell table:formula="of:=[.C16]-[.C15]" office:value-type="float" office:value="0.08" calcext:value-type="float">
            <text:p>0,08</text:p>
          </table:table-cell>
          <table:table-cell table:formula="of:=[.D15]/[.E15]" office:value-type="float" office:value="1750" calcext:value-type="float">
            <text:p>1750</text:p>
          </table:table-cell>
          <table:table-cell table:formula="of:=[.B15]/[.E$2]" office:value-type="float" office:value="46.2371413102328" calcext:value-type="float">
            <text:p>46,24</text:p>
          </table:table-cell>
          <table:table-cell table:formula="of:=[.C15]/[.A$2]" office:value-type="percentage" office:value="0.024" calcext:value-type="percentage">
            <text:p>2,40%</text:p>
          </table:table-cell>
          <table:table-cell table:style-name="ce14" table:formula="of:=[.H15]+0.002" office:value-type="percentage" office:value="0.026" calcext:value-type="percentage">
            <text:p>2,60%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803" calcext:value-type="float">
            <text:p>803</text:p>
          </table:table-cell>
          <table:table-cell office:value-type="float" office:value="0.48" calcext:value-type="float">
            <text:p>0,48</text:p>
          </table:table-cell>
          <table:table-cell office:value-type="float" office:value="12" calcext:value-type="float">
            <text:p>12</text:p>
          </table:table-cell>
          <table:table-cell office:value-type="float" office:value="714" calcext:value-type="float">
            <text:p>714</text:p>
          </table:table-cell>
          <table:table-cell office:value-type="float" office:value="0.76" calcext:value-type="float">
            <text:p>0,76</text:p>
          </table:table-cell>
          <table:table-cell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  <table:table-cell office:value-type="float" office:value="0.6" calcext:value-type="float">
            <text:p>0,6</text:p>
          </table:table-cell>
          <table:table-cell office:value-type="float" office:value="12" calcext:value-type="float">
            <text:p>12</text:p>
          </table:table-cell>
          <table:table-cell office:value-type="float" office:value="446" calcext:value-type="float">
            <text:p>446</text:p>
          </table:table-cell>
          <table:table-cell office:value-type="float" office:value="0.52" calcext:value-type="float">
            <text:p>0,5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94" calcext:value-type="float">
            <text:p>994</text:p>
          </table:table-cell>
          <table:table-cell office:value-type="float" office:value="0.68" calcext:value-type="float">
            <text:p>0,68</text:p>
          </table:table-cell>
          <table:table-cell table:formula="of:=[.B17]-[.B16]" office:value-type="float" office:value="77" calcext:value-type="float">
            <text:p>77</text:p>
          </table:table-cell>
          <table:table-cell table:formula="of:=[.C17]-[.C16]" office:value-type="float" office:value="0.0399999999999999" calcext:value-type="float">
            <text:p>0,04</text:p>
          </table:table-cell>
          <table:table-cell table:formula="of:=[.D16]/[.E16]" office:value-type="float" office:value="1925" calcext:value-type="float">
            <text:p>1925</text:p>
          </table:table-cell>
          <table:table-cell table:formula="of:=[.B16]/[.E$2]" office:value-type="float" office:value="53.8170005414185" calcext:value-type="float">
            <text:p>53,82</text:p>
          </table:table-cell>
          <table:table-cell table:formula="of:=[.C16]/[.A$2]" office:value-type="percentage" office:value="0.0272" calcext:value-type="percentage">
            <text:p>2,72%</text:p>
          </table:table-cell>
          <table:table-cell table:style-name="ce14" table:formula="of:=[.H16]+0.002" office:value-type="percentage" office:value="0.0292" calcext:value-type="percentage">
            <text:p>2,92%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867" calcext:value-type="float">
            <text:p>867</text:p>
          </table:table-cell>
          <table:table-cell office:value-type="float" office:value="0.52" calcext:value-type="float">
            <text:p>0,52</text:p>
          </table:table-cell>
          <table:table-cell office:value-type="float" office:value="13" calcext:value-type="float">
            <text:p>13</text:p>
          </table:table-cell>
          <table:table-cell office:value-type="float" office:value="739" calcext:value-type="float">
            <text:p>739</text:p>
          </table:table-cell>
          <table:table-cell office:value-type="float" office:value="0.8" calcext:value-type="float">
            <text:p>0,8</text:p>
          </table:table-cell>
          <table:table-cell office:value-type="float" office:value="13" calcext:value-type="float">
            <text:p>13</text:p>
          </table:table-cell>
          <table:table-cell office:value-type="float" office:value="994" calcext:value-type="float">
            <text:p>994</text:p>
          </table:table-cell>
          <table:table-cell office:value-type="float" office:value="0.68" calcext:value-type="float">
            <text:p>0,68</text:p>
          </table:table-cell>
          <table:table-cell office:value-type="float" office:value="13" calcext:value-type="float">
            <text:p>13</text:p>
          </table:table-cell>
          <table:table-cell office:value-type="float" office:value="472" calcext:value-type="float">
            <text:p>472</text:p>
          </table:table-cell>
          <table:table-cell office:value-type="float" office:value="0.56" calcext:value-type="float">
            <text:p>0,5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71" calcext:value-type="float">
            <text:p>1071</text:p>
          </table:table-cell>
          <table:table-cell office:value-type="float" office:value="0.72" calcext:value-type="float">
            <text:p>0,72</text:p>
          </table:table-cell>
          <table:table-cell table:formula="of:=[.B18]-[.B17]" office:value-type="float" office:value="76" calcext:value-type="float">
            <text:p>76</text:p>
          </table:table-cell>
          <table:table-cell table:formula="of:=[.C18]-[.C17]" office:value-type="float" office:value="0.04" calcext:value-type="float">
            <text:p>0,04</text:p>
          </table:table-cell>
          <table:table-cell table:formula="of:=[.D17]/[.E17]" office:value-type="float" office:value="1900" calcext:value-type="float">
            <text:p>1900</text:p>
          </table:table-cell>
          <table:table-cell table:formula="of:=[.B17]/[.E$2]" office:value-type="float" office:value="57.9859231185707" calcext:value-type="float">
            <text:p>57,99</text:p>
          </table:table-cell>
          <table:table-cell table:formula="of:=[.C17]/[.A$2]" office:value-type="percentage" office:value="0.0288" calcext:value-type="percentage">
            <text:p>2,88%</text:p>
          </table:table-cell>
          <table:table-cell table:style-name="ce14" table:formula="of:=[.H17]+0.002" office:value-type="percentage" office:value="0.0308" calcext:value-type="percentage">
            <text:p>3,08%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931" calcext:value-type="float">
            <text:p>931</text:p>
          </table:table-cell>
          <table:table-cell office:value-type="float" office:value="0.56" calcext:value-type="float">
            <text:p>0,56</text:p>
          </table:table-cell>
          <table:table-cell office:value-type="float" office:value="14" calcext:value-type="float">
            <text:p>14</text:p>
          </table:table-cell>
          <table:table-cell office:value-type="float" office:value="803" calcext:value-type="float">
            <text:p>803</text:p>
          </table:table-cell>
          <table:table-cell office:value-type="float" office:value="0.92" calcext:value-type="float">
            <text:p>0,92</text:p>
          </table:table-cell>
          <table:table-cell office:value-type="float" office:value="14" calcext:value-type="float">
            <text:p>14</text:p>
          </table:table-cell>
          <table:table-cell office:value-type="float" office:value="1071" calcext:value-type="float">
            <text:p>1071</text:p>
          </table:table-cell>
          <table:table-cell office:value-type="float" office:value="0.72" calcext:value-type="float">
            <text:p>0,72</text:p>
          </table:table-cell>
          <table:table-cell office:value-type="float" office:value="14" calcext:value-type="float">
            <text:p>14</text:p>
          </table:table-cell>
          <table:table-cell office:value-type="float" office:value="497" calcext:value-type="float">
            <text:p>497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float" office:value="1147" calcext:value-type="float">
            <text:p>1147</text:p>
          </table:table-cell>
          <table:table-cell table:style-name="ce7" office:value-type="float" office:value="0.76" calcext:value-type="float">
            <text:p>0,76</text:p>
          </table:table-cell>
          <table:table-cell table:style-name="ce7" table:formula="of:=[.B19]-[.B18]" office:value-type="float" office:value="64" calcext:value-type="float">
            <text:p>64</text:p>
          </table:table-cell>
          <table:table-cell table:style-name="ce7" table:formula="of:=[.C19]-[.C18]" office:value-type="float" office:value="0.04" calcext:value-type="float">
            <text:p>0,04</text:p>
          </table:table-cell>
          <table:table-cell table:style-name="ce7" table:formula="of:=[.D18]/[.E18]" office:value-type="float" office:value="1600" calcext:value-type="float">
            <text:p>1600</text:p>
          </table:table-cell>
          <table:table-cell table:style-name="ce24" table:formula="of:=[.B18]/[.E$2]" office:value-type="float" office:value="62.1007038440715" calcext:value-type="float">
            <text:p>62,10</text:p>
          </table:table-cell>
          <table:table-cell table:style-name="ce15" table:formula="of:=[.C18]/[.A$2]" office:value-type="percentage" office:value="0.0304" calcext:value-type="percentage">
            <text:p>3,04%</text:p>
          </table:table-cell>
          <table:table-cell table:style-name="ce14" table:formula="of:=[.H18]+0.002" office:value-type="percentage" office:value="0.0324" calcext:value-type="percentage">
            <text:p>3,24%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82" calcext:value-type="float">
            <text:p>982</text:p>
          </table:table-cell>
          <table:table-cell office:value-type="float" office:value="0.6" calcext:value-type="float">
            <text:p>0,6</text:p>
          </table:table-cell>
          <table:table-cell office:value-type="float" office:value="15" calcext:value-type="float">
            <text:p>15</text:p>
          </table:table-cell>
          <table:table-cell office:value-type="float" office:value="867" calcext:value-type="float">
            <text:p>867</text:p>
          </table:table-cell>
          <table:table-cell office:value-type="float" office:value="1.04" calcext:value-type="float">
            <text:p>1,04</text:p>
          </table:table-cell>
          <table:table-cell office:value-type="float" office:value="15" calcext:value-type="float">
            <text:p>15</text:p>
          </table:table-cell>
          <table:table-cell office:value-type="float" office:value="1147" calcext:value-type="float">
            <text:p>1147</text:p>
          </table:table-cell>
          <table:table-cell office:value-type="float" office:value="0.76" calcext:value-type="float">
            <text:p>0,76</text:p>
          </table:table-cell>
          <table:table-cell office:value-type="float" office:value="15" calcext:value-type="float">
            <text:p>15</text:p>
          </table:table-cell>
          <table:table-cell office:value-type="float" office:value="548" calcext:value-type="float">
            <text:p>548</text:p>
          </table:table-cell>
          <table:table-cell office:value-type="float" office:value="0.68" calcext:value-type="float">
            <text:p>0,68</text:p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 office:value-type="float" office:value="1211" calcext:value-type="float">
            <text:p>1211</text:p>
          </table:table-cell>
          <table:table-cell table:style-name="ce7" office:value-type="float" office:value="0.8" calcext:value-type="float">
            <text:p>0,8</text:p>
          </table:table-cell>
          <table:table-cell table:style-name="ce7" table:formula="of:=[.B20]-[.B19]" office:value-type="float" office:value="38" calcext:value-type="float">
            <text:p>38</text:p>
          </table:table-cell>
          <table:table-cell table:style-name="ce7" table:formula="of:=[.C20]-[.C19]" office:value-type="float" office:value="0.0399999999999999" calcext:value-type="float">
            <text:p>0,04</text:p>
          </table:table-cell>
          <table:table-cell table:style-name="ce7" table:formula="of:=[.D19]/[.E19]" office:value-type="float" office:value="950.000000000002" calcext:value-type="float">
            <text:p>950,000000000002</text:p>
          </table:table-cell>
          <table:table-cell table:formula="of:=[.B19]/[.E$2]" office:value-type="float" office:value="65.5657823497564" calcext:value-type="float">
            <text:p>65,57</text:p>
          </table:table-cell>
          <table:table-cell table:style-name="ce15" table:formula="of:=[.C19]/[.A$2]" office:value-type="percentage" office:value="0.032" calcext:value-type="percentage">
            <text:p>3,20%</text:p>
          </table:table-cell>
          <table:table-cell table:style-name="ce14" table:formula="of:=[.H19]+0.002" office:value-type="percentage" office:value="0.034" calcext:value-type="percentage">
            <text:p>3,40%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045" calcext:value-type="float">
            <text:p>1045</text:p>
          </table:table-cell>
          <table:table-cell office:value-type="float" office:value="0.64" calcext:value-type="float">
            <text:p>0,64</text:p>
          </table:table-cell>
          <table:table-cell office:value-type="float" office:value="16" calcext:value-type="float">
            <text:p>16</text:p>
          </table:table-cell>
          <table:table-cell office:value-type="float" office:value="893" calcext:value-type="float">
            <text:p>893</text:p>
          </table:table-cell>
          <table:table-cell office:value-type="float" office:value="1.08" calcext:value-type="float">
            <text:p>1,08</text:p>
          </table:table-cell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0.8" calcext:value-type="float">
            <text:p>0,8</text:p>
          </table:table-cell>
          <table:table-cell office:value-type="float" office:value="16" calcext:value-type="float">
            <text:p>16</text:p>
          </table:table-cell>
          <table:table-cell office:value-type="float" office:value="574" calcext:value-type="float">
            <text:p>574</text:p>
          </table:table-cell>
          <table:table-cell office:value-type="float" office:value="0.72" calcext:value-type="float">
            <text:p>0,72</text:p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 office:value-type="float" office:value="1249" calcext:value-type="float">
            <text:p>1249</text:p>
          </table:table-cell>
          <table:table-cell table:style-name="ce7" office:value-type="float" office:value="0.84" calcext:value-type="float">
            <text:p>0,84</text:p>
          </table:table-cell>
          <table:table-cell table:style-name="ce7" table:formula="of:=[.B21]-[.B20]" office:value-type="float" office:value="39" calcext:value-type="float">
            <text:p>39</text:p>
          </table:table-cell>
          <table:table-cell table:style-name="ce7" table:formula="of:=[.C21]-[.C20]" office:value-type="float" office:value="0.04" calcext:value-type="float">
            <text:p>0,04</text:p>
          </table:table-cell>
          <table:table-cell table:style-name="ce7" table:formula="of:=[.D20]/[.E20]" office:value-type="float" office:value="974.999999999999" calcext:value-type="float">
            <text:p>974,999999999999</text:p>
          </table:table-cell>
          <table:table-cell table:formula="of:=[.B20]/[.E$2]" office:value-type="float" office:value="67.6231727125068" calcext:value-type="float">
            <text:p>67,62</text:p>
          </table:table-cell>
          <table:table-cell table:style-name="ce15" table:formula="of:=[.C20]/[.A$2]" office:value-type="percentage" office:value="0.0336" calcext:value-type="percentage">
            <text:p>3,36%</text:p>
          </table:table-cell>
          <table:table-cell table:style-name="ce18"/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096" calcext:value-type="float">
            <text:p>1096</text:p>
          </table:table-cell>
          <table:table-cell office:value-type="float" office:value="0.68" calcext:value-type="float">
            <text:p>0,68</text:p>
          </table:table-cell>
          <table:table-cell office:value-type="float" office:value="17" calcext:value-type="float">
            <text:p>17</text:p>
          </table:table-cell>
          <table:table-cell office:value-type="float" office:value="918" calcext:value-type="float">
            <text:p>918</text:p>
          </table:table-cell>
          <table:table-cell office:value-type="float" office:value="1.12" calcext:value-type="float">
            <text:p>1,12</text:p>
          </table:table-cell>
          <table:table-cell office:value-type="float" office:value="17" calcext:value-type="float">
            <text:p>17</text:p>
          </table:table-cell>
          <table:table-cell office:value-type="float" office:value="1249" calcext:value-type="float">
            <text:p>1249</text:p>
          </table:table-cell>
          <table:table-cell office:value-type="float" office:value="0.84" calcext:value-type="float">
            <text:p>0,84</text:p>
          </table:table-cell>
          <table:table-cell office:value-type="float" office:value="17" calcext:value-type="float">
            <text:p>17</text:p>
          </table:table-cell>
          <table:table-cell office:value-type="float" office:value="599" calcext:value-type="float">
            <text:p>599</text:p>
          </table:table-cell>
          <table:table-cell office:value-type="float" office:value="0.76" calcext:value-type="float">
            <text:p>0,76</text:p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 office:value-type="float" office:value="1288" calcext:value-type="float">
            <text:p>1288</text:p>
          </table:table-cell>
          <table:table-cell table:style-name="ce7" office:value-type="float" office:value="0.88" calcext:value-type="float">
            <text:p>0,88</text:p>
          </table:table-cell>
          <table:table-cell table:style-name="ce7" table:formula="of:=[.B22]-[.B21]" office:value-type="float" office:value="12" calcext:value-type="float">
            <text:p>12</text:p>
          </table:table-cell>
          <table:table-cell table:style-name="ce7" table:formula="of:=[.C22]-[.C21]" office:value-type="float" office:value="0.04" calcext:value-type="float">
            <text:p>0,04</text:p>
          </table:table-cell>
          <table:table-cell table:style-name="ce7" table:formula="of:=[.D21]/[.E21]" office:value-type="float" office:value="300" calcext:value-type="float">
            <text:p>300</text:p>
          </table:table-cell>
          <table:table-cell table:style-name="ce25" table:formula="of:=[.B21]/[.E$2]" office:value-type="float" office:value="69.7347049269085" calcext:value-type="float">
            <text:p>69,73</text:p>
          </table:table-cell>
          <table:table-cell table:style-name="ce15" table:formula="of:=[.C21]/[.A$2]" office:value-type="percentage" office:value="0.0352" calcext:value-type="percentage">
            <text:p>3,52%</text:p>
          </table:table-cell>
          <table:table-cell table:style-name="ce18"/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160" calcext:value-type="float">
            <text:p>1160</text:p>
          </table:table-cell>
          <table:table-cell office:value-type="float" office:value="0.72" calcext:value-type="float">
            <text:p>0,72</text:p>
          </table:table-cell>
          <table:table-cell office:value-type="float" office:value="18" calcext:value-type="float">
            <text:p>18</text:p>
          </table:table-cell>
          <table:table-cell office:value-type="float" office:value="963" calcext:value-type="float">
            <text:p>963</text:p>
          </table:table-cell>
          <table:table-cell office:value-type="float" office:value="1.2" calcext:value-type="float">
            <text:p>1,2</text:p>
          </table:table-cell>
          <table:table-cell office:value-type="float" office:value="18" calcext:value-type="float">
            <text:p>18</text:p>
          </table:table-cell>
          <table:table-cell office:value-type="float" office:value="1288" calcext:value-type="float">
            <text:p>1288</text:p>
          </table:table-cell>
          <table:table-cell office:value-type="float" office:value="0.88" calcext:value-type="float">
            <text:p>0,88</text:p>
          </table:table-cell>
          <table:table-cell office:value-type="float" office:value="18" calcext:value-type="float">
            <text:p>18</text:p>
          </table:table-cell>
          <table:table-cell office:value-type="float" office:value="637" calcext:value-type="float">
            <text:p>637</text:p>
          </table:table-cell>
          <table:table-cell office:value-type="float" office:value="0.84" calcext:value-type="float">
            <text:p>0,84</text:p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0.92" calcext:value-type="float">
            <text:p>0,92</text:p>
          </table:table-cell>
          <table:table-cell table:style-name="ce7" table:formula="of:=[.B23]-[.B22]" office:value-type="float" office:value="20" calcext:value-type="float">
            <text:p>20</text:p>
          </table:table-cell>
          <table:table-cell table:style-name="ce7" table:formula="of:=[.C23]-[.C22]" office:value-type="float" office:value="0.08" calcext:value-type="float">
            <text:p>0,08</text:p>
          </table:table-cell>
          <table:table-cell table:style-name="ce7" table:formula="of:=[.D22]/[.E22]" office:value-type="float" office:value="250" calcext:value-type="float">
            <text:p>250</text:p>
          </table:table-cell>
          <table:table-cell table:formula="of:=[.B22]/[.E$2]" office:value-type="float" office:value="70.3844071467244" calcext:value-type="float">
            <text:p>70,38</text:p>
          </table:table-cell>
          <table:table-cell table:style-name="ce15" table:formula="of:=[.C22]/[.A$2]" office:value-type="percentage" office:value="0.0368" calcext:value-type="percentage">
            <text:p>3,68%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1211" calcext:value-type="float">
            <text:p>1211</text:p>
          </table:table-cell>
          <table:table-cell office:value-type="float" office:value="0.76" calcext:value-type="float">
            <text:p>0,76</text:p>
          </table:table-cell>
          <table:table-cell office:value-type="float" office:value="19" calcext:value-type="float">
            <text:p>19</text:p>
          </table:table-cell>
          <table:table-cell office:value-type="float" office:value="998" calcext:value-type="float">
            <text:p>998</text:p>
          </table:table-cell>
          <table:table-cell office:value-type="float" office:value="1.24" calcext:value-type="float">
            <text:p>1,24</text:p>
          </table:table-cell>
          <table:table-cell office:value-type="float" office:value="19" calcext:value-type="float">
            <text:p>19</text:p>
          </table:table-cell>
          <table:table-cell office:value-type="float" office:value="1300" calcext:value-type="float">
            <text:p>1300</text:p>
          </table:table-cell>
          <table:table-cell office:value-type="float" office:value="0.92" calcext:value-type="float">
            <text:p>0,92</text:p>
          </table:table-cell>
          <table:table-cell office:value-type="float" office:value="19" calcext:value-type="float">
            <text:p>19</text:p>
          </table:table-cell>
          <table:table-cell office:value-type="float" office:value="678" calcext:value-type="float">
            <text:p>678</text:p>
          </table:table-cell>
          <table:table-cell office:value-type="float" office:value="0.92" calcext:value-type="float">
            <text:p>0,92</text:p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 office:value-type="float" office:value="1320" calcext:value-type="float">
            <text:p>132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B24]-[.B23]" office:value-type="float" office:value="12" calcext:value-type="float">
            <text:p>12</text:p>
          </table:table-cell>
          <table:table-cell table:style-name="ce7" table:formula="of:=[.C24]-[.C23]" office:value-type="float" office:value="0.04" calcext:value-type="float">
            <text:p>0,04</text:p>
          </table:table-cell>
          <table:table-cell table:style-name="ce7" table:formula="of:=[.D23]/[.E23]" office:value-type="float" office:value="300" calcext:value-type="float">
            <text:p>300</text:p>
          </table:table-cell>
          <table:table-cell table:formula="of:=[.B23]/[.E$2]" office:value-type="float" office:value="71.467244179751" calcext:value-type="float">
            <text:p>71,47</text:p>
          </table:table-cell>
          <table:table-cell table:style-name="ce15" table:formula="of:=[.C23]/[.A$2]" office:value-type="percentage" office:value="0.04" calcext:value-type="percentage">
            <text:p>4,00%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1262" calcext:value-type="float">
            <text:p>1262</text:p>
          </table:table-cell>
          <table:table-cell office:value-type="float" office:value="0.8" calcext:value-type="float">
            <text:p>0,8</text:p>
          </table:table-cell>
          <table:table-cell office:value-type="float" office:value="20" calcext:value-type="float">
            <text:p>20</text:p>
          </table:table-cell>
          <table:table-cell office:value-type="float" office:value="1017" calcext:value-type="float">
            <text:p>1017</text:p>
          </table:table-cell>
          <table:table-cell office:value-type="float" office:value="1.28" calcext:value-type="float">
            <text:p>1,28</text:p>
          </table:table-cell>
          <table:table-cell office:value-type="float" office:value="20" calcext:value-type="float">
            <text:p>20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 office:value-type="float" office:value="1332" calcext:value-type="float">
            <text:p>1332</text:p>
          </table:table-cell>
          <table:table-cell table:style-name="ce7" office:value-type="float" office:value="1.04" calcext:value-type="float">
            <text:p>1,04</text:p>
          </table:table-cell>
          <table:table-cell table:style-name="ce7" table:formula="of:=[.B25]-[.B24]" office:value-type="float" office:value="0" calcext:value-type="float">
            <text:p>0</text:p>
          </table:table-cell>
          <table:table-cell table:style-name="ce7" table:formula="of:=[.C25]-[.C24]" office:value-type="float" office:value="0.04" calcext:value-type="float">
            <text:p>0,04</text:p>
          </table:table-cell>
          <table:table-cell table:style-name="ce7" table:formula="of:=[.D24]/[.E24]" office:value-type="float" office:value="0" calcext:value-type="float">
            <text:p>0</text:p>
          </table:table-cell>
          <table:table-cell table:formula="of:=[.B24]/[.E$2]" office:value-type="float" office:value="72.1169463995669" calcext:value-type="float">
            <text:p>72,12</text:p>
          </table:table-cell>
          <table:table-cell table:style-name="ce15" table:formula="of:=[.C24]/[.A$2]" office:value-type="percentage" office:value="0.0416" calcext:value-type="percentage">
            <text:p>4,16%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1313" calcext:value-type="float">
            <text:p>1313</text:p>
          </table:table-cell>
          <table:table-cell office:value-type="float" office:value="0.84" calcext:value-type="float">
            <text:p>0,84</text:p>
          </table:table-cell>
          <table:table-cell office:value-type="float" office:value="21" calcext:value-type="float">
            <text:p>21</text:p>
          </table:table-cell>
          <table:table-cell office:value-type="float" office:value="1030" calcext:value-type="float">
            <text:p>1030</text:p>
          </table:table-cell>
          <table:table-cell office:value-type="float" office:value="1.32" calcext:value-type="float">
            <text:p>1,32</text:p>
          </table:table-cell>
          <table:table-cell office:value-type="float" office:value="21" calcext:value-type="float">
            <text:p>21</text:p>
          </table:table-cell>
          <table:table-cell office:value-type="float" office:value="1332" calcext:value-type="float">
            <text:p>1332</text:p>
          </table:table-cell>
          <table:table-cell office:value-type="float" office:value="1.04" calcext:value-type="float">
            <text:p>1,04</text:p>
          </table:table-cell>
          <table:table-cell office:value-type="float" office:value="21" calcext:value-type="float">
            <text:p>21</text:p>
          </table:table-cell>
          <table:table-cell office:value-type="float" office:value="752" calcext:value-type="float">
            <text:p>752</text:p>
          </table:table-cell>
          <table:table-cell office:value-type="float" office:value="1.08" calcext:value-type="float">
            <text:p>1,08</text:p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 office:value-type="float" office:value="1332" calcext:value-type="float">
            <text:p>1332</text:p>
          </table:table-cell>
          <table:table-cell table:style-name="ce7" office:value-type="float" office:value="1.08" calcext:value-type="float">
            <text:p>1,08</text:p>
          </table:table-cell>
          <table:table-cell table:style-name="ce7" table:formula="of:=[.B26]-[.B25]" office:value-type="float" office:value="39" calcext:value-type="float">
            <text:p>39</text:p>
          </table:table-cell>
          <table:table-cell table:style-name="ce7" table:formula="of:=[.C26]-[.C25]" office:value-type="float" office:value="0.0799999999999999" calcext:value-type="float">
            <text:p>0,08</text:p>
          </table:table-cell>
          <table:table-cell table:style-name="ce7" table:formula="of:=[.D25]/[.E25]" office:value-type="float" office:value="487.500000000001" calcext:value-type="float">
            <text:p>487,500000000001</text:p>
          </table:table-cell>
          <table:table-cell table:style-name="ce12" table:formula="of:=[.B25]/[.E$2]" office:value-type="float" office:value="72.1169463995669" calcext:value-type="float">
            <text:p>72,12</text:p>
          </table:table-cell>
          <table:table-cell table:style-name="ce15" table:formula="of:=[.C25]/[.A$2]" office:value-type="percentage" office:value="0.0432" calcext:value-type="percentage">
            <text:p>4,32%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1351" calcext:value-type="float">
            <text:p>1351</text:p>
          </table:table-cell>
          <table:table-cell office:value-type="float" office:value="0.88" calcext:value-type="float">
            <text:p>0,88</text:p>
          </table:table-cell>
          <table:table-cell office:value-type="float" office:value="22" calcext:value-type="float">
            <text:p>22</text:p>
          </table:table-cell>
          <table:table-cell office:value-type="float" office:value="1075" calcext:value-type="float">
            <text:p>1075</text:p>
          </table:table-cell>
          <table:table-cell office:value-type="float" office:value="1.4" calcext:value-type="float">
            <text:p>1,4</text:p>
          </table:table-cell>
          <table:table-cell office:value-type="float" office:value="22" calcext:value-type="float">
            <text:p>22</text:p>
          </table:table-cell>
          <table:table-cell office:value-type="float" office:value="1332" calcext:value-type="float">
            <text:p>1332</text:p>
          </table:table-cell>
          <table:table-cell office:value-type="float" office:value="1.08" calcext:value-type="float">
            <text:p>1,08</text:p>
          </table:table-cell>
          <table:table-cell office:value-type="float" office:value="22" calcext:value-type="float">
            <text:p>22</text:p>
          </table:table-cell>
          <table:table-cell office:value-type="float" office:value="790" calcext:value-type="float">
            <text:p>790</text:p>
          </table:table-cell>
          <table:table-cell office:value-type="float" office:value="1.16" calcext:value-type="float">
            <text:p>1,16</text:p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 office:value-type="float" office:value="1371" calcext:value-type="float">
            <text:p>1371</text:p>
          </table:table-cell>
          <table:table-cell table:style-name="ce7" office:value-type="float" office:value="1.16" calcext:value-type="float">
            <text:p>1,16</text:p>
          </table:table-cell>
          <table:table-cell table:style-name="ce7" table:formula="of:=[.B27]-[.B26]" office:value-type="float" office:value="19" calcext:value-type="float">
            <text:p>19</text:p>
          </table:table-cell>
          <table:table-cell table:style-name="ce7" table:formula="of:=[.C27]-[.C26]" office:value-type="float" office:value="0.04" calcext:value-type="float">
            <text:p>0,04</text:p>
          </table:table-cell>
          <table:table-cell table:style-name="ce7" table:formula="of:=[.D26]/[.E26]" office:value-type="float" office:value="475" calcext:value-type="float">
            <text:p>475</text:p>
          </table:table-cell>
          <table:table-cell table:formula="of:=[.B26]/[.E$2]" office:value-type="float" office:value="74.2284786139686" calcext:value-type="float">
            <text:p>74,23</text:p>
          </table:table-cell>
          <table:table-cell table:style-name="ce15" table:formula="of:=[.C26]/[.A$2]" office:value-type="percentage" office:value="0.0464" calcext:value-type="percentage">
            <text:p>4,64%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1390" calcext:value-type="float">
            <text:p>1390</text:p>
          </table:table-cell>
          <table:table-cell office:value-type="float" office:value="0.92" calcext:value-type="float">
            <text:p>0,92</text:p>
          </table:table-cell>
          <table:table-cell office:value-type="float" office:value="23" calcext:value-type="float">
            <text:p>23</text:p>
          </table:table-cell>
          <table:table-cell office:value-type="float" office:value="1088" calcext:value-type="float">
            <text:p>1088</text:p>
          </table:table-cell>
          <table:table-cell office:value-type="float" office:value="1.44" calcext:value-type="float">
            <text:p>1,44</text:p>
          </table:table-cell>
          <table:table-cell office:value-type="float" office:value="23" calcext:value-type="float">
            <text:p>23</text:p>
          </table:table-cell>
          <table:table-cell office:value-type="float" office:value="1371" calcext:value-type="float">
            <text:p>1371</text:p>
          </table:table-cell>
          <table:table-cell office:value-type="float" office:value="1.16" calcext:value-type="float">
            <text:p>1,16</text:p>
          </table:table-cell>
          <table:table-cell office:value-type="float" office:value="23" calcext:value-type="float">
            <text:p>23</text:p>
          </table:table-cell>
          <table:table-cell office:value-type="float" office:value="822" calcext:value-type="float">
            <text:p>822</text:p>
          </table:table-cell>
          <table:table-cell office:value-type="float" office:value="1.24" calcext:value-type="float">
            <text:p>1,24</text:p>
          </table:table-cell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 office:value-type="float" office:value="1390" calcext:value-type="float">
            <text:p>1390</text:p>
          </table:table-cell>
          <table:table-cell table:style-name="ce7" office:value-type="float" office:value="1.2" calcext:value-type="float">
            <text:p>1,2</text:p>
          </table:table-cell>
          <table:table-cell table:style-name="ce7" table:formula="of:=[.B28]-[.B27]" office:value-type="float" office:value="46" calcext:value-type="float">
            <text:p>46</text:p>
          </table:table-cell>
          <table:table-cell table:style-name="ce7" table:formula="of:=[.C28]-[.C27]" office:value-type="float" office:value="0.0800000000000001" calcext:value-type="float">
            <text:p>0,08</text:p>
          </table:table-cell>
          <table:table-cell table:style-name="ce7" table:formula="of:=[.D27]/[.E27]" office:value-type="float" office:value="575" calcext:value-type="float">
            <text:p>575</text:p>
          </table:table-cell>
          <table:table-cell table:formula="of:=[.B27]/[.E$2]" office:value-type="float" office:value="75.2571737953438" calcext:value-type="float">
            <text:p>75,26</text:p>
          </table:table-cell>
          <table:table-cell table:style-name="ce15" table:formula="of:=[.C27]/[.A$2]" office:value-type="percentage" office:value="0.048" calcext:value-type="percentage">
            <text:p>4,80%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1415" calcext:value-type="float">
            <text:p>1415</text:p>
          </table:table-cell>
          <table:table-cell office:value-type="float" office:value="0.96" calcext:value-type="float">
            <text:p>0,96</text:p>
          </table:table-cell>
          <table:table-cell office:value-type="float" office:value="24" calcext:value-type="float">
            <text:p>24</text:p>
          </table:table-cell>
          <table:table-cell office:value-type="float" office:value="1100" calcext:value-type="float">
            <text:p>1100</text:p>
          </table:table-cell>
          <table:table-cell office:value-type="float" office:value="1.48" calcext:value-type="float">
            <text:p>1,48</text:p>
          </table:table-cell>
          <table:table-cell office:value-type="float" office:value="24" calcext:value-type="float">
            <text:p>24</text:p>
          </table:table-cell>
          <table:table-cell office:value-type="float" office:value="1390" calcext:value-type="float">
            <text:p>1390</text:p>
          </table:table-cell>
          <table:table-cell office:value-type="float" office:value="1.2" calcext:value-type="float">
            <text:p>1,2</text:p>
          </table:table-cell>
          <table:table-cell office:value-type="float" office:value="24" calcext:value-type="float">
            <text:p>24</text:p>
          </table:table-cell>
          <table:table-cell office:value-type="float" office:value="867" calcext:value-type="float">
            <text:p>867</text:p>
          </table:table-cell>
          <table:table-cell office:value-type="float" office:value="1.36" calcext:value-type="float">
            <text:p>1,36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 office:value-type="float" office:value="1436" calcext:value-type="float">
            <text:p>1436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table:formula="of:=[.B29]-[.B28]" office:value-type="float" office:value="17" calcext:value-type="float">
            <text:p>17</text:p>
          </table:table-cell>
          <table:table-cell table:style-name="ce7" table:formula="of:=[.C29]-[.C28]" office:value-type="float" office:value="0.04" calcext:value-type="float">
            <text:p>0,04</text:p>
          </table:table-cell>
          <table:table-cell table:style-name="ce7" table:formula="of:=[.D28]/[.E28]" office:value-type="float" office:value="425" calcext:value-type="float">
            <text:p>425</text:p>
          </table:table-cell>
          <table:table-cell table:formula="of:=[.B28]/[.E$2]" office:value-type="float" office:value="77.7476989713048" calcext:value-type="float">
            <text:p>77,75</text:p>
          </table:table-cell>
          <table:table-cell table:style-name="ce15" table:formula="of:=[.C28]/[.A$2]" office:value-type="percentage" office:value="0.0512" calcext:value-type="percentage">
            <text:p>5,12%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26" calcext:value-type="float">
            <text:p>1126</text:p>
          </table:table-cell>
          <table:table-cell office:value-type="float" office:value="1.56" calcext:value-type="float">
            <text:p>1,56</text:p>
          </table:table-cell>
          <table:table-cell office:value-type="float" office:value="25" calcext:value-type="float">
            <text:p>25</text:p>
          </table:table-cell>
          <table:table-cell office:value-type="float" office:value="1436" calcext:value-type="float">
            <text:p>1436</text:p>
          </table:table-cell>
          <table:table-cell office:value-type="float" office:value="1.28" calcext:value-type="float">
            <text:p>1,28</text:p>
          </table:table-cell>
          <table:table-cell office:value-type="float" office:value="25" calcext:value-type="float">
            <text:p>25</text:p>
          </table:table-cell>
          <table:table-cell office:value-type="float" office:value="918" calcext:value-type="float">
            <text:p>918</text:p>
          </table:table-cell>
          <table:table-cell office:value-type="float" office:value="1.48" calcext:value-type="float">
            <text:p>1,48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 office:value-type="float" office:value="1453" calcext:value-type="float">
            <text:p>1453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table:formula="of:=[.B30]-[.B29]" office:value-type="float" office:value="26" calcext:value-type="float">
            <text:p>26</text:p>
          </table:table-cell>
          <table:table-cell table:style-name="ce7" table:formula="of:=[.C30]-[.C29]" office:value-type="float" office:value="0.0399999999999998" calcext:value-type="float">
            <text:p>0,04</text:p>
          </table:table-cell>
          <table:table-cell table:style-name="ce7" table:formula="of:=[.D29]/[.E29]" office:value-type="float" office:value="650.000000000003" calcext:value-type="float">
            <text:p>650,000000000003</text:p>
          </table:table-cell>
          <table:table-cell table:style-name="ce24" table:formula="of:=[.B29]/[.E$2]" office:value-type="float" office:value="78.6681104493774" calcext:value-type="float">
            <text:p>78,67</text:p>
          </table:table-cell>
          <table:table-cell table:style-name="ce15" table:formula="of:=[.C29]/[.A$2]" office:value-type="percentage" office:value="0.0528" calcext:value-type="percentage">
            <text:p>5,28%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1460" calcext:value-type="float">
            <text:p>1460</text:p>
          </table:table-cell>
          <table:table-cell office:value-type="float" office:value="1.04" calcext:value-type="float">
            <text:p>1,04</text:p>
          </table:table-cell>
          <table:table-cell office:value-type="float" office:value="26" calcext:value-type="float">
            <text:p>26</text:p>
          </table:table-cell>
          <table:table-cell office:value-type="float" office:value="1151" calcext:value-type="float">
            <text:p>1151</text:p>
          </table:table-cell>
          <table:table-cell office:value-type="float" office:value="1.64" calcext:value-type="float">
            <text:p>1,64</text:p>
          </table:table-cell>
          <table:table-cell office:value-type="float" office:value="26" calcext:value-type="float">
            <text:p>26</text:p>
          </table:table-cell>
          <table:table-cell office:value-type="float" office:value="1453" calcext:value-type="float">
            <text:p>1453</text:p>
          </table:table-cell>
          <table:table-cell office:value-type="float" office:value="1.32" calcext:value-type="float">
            <text:p>1,32</text:p>
          </table:table-cell>
          <table:table-cell office:value-type="float" office:value="26" calcext:value-type="float">
            <text:p>26</text:p>
          </table:table-cell>
          <table:table-cell office:value-type="float" office:value="944" calcext:value-type="float">
            <text:p>944</text:p>
          </table:table-cell>
          <table:table-cell office:value-type="float" office:value="1.6" calcext:value-type="float">
            <text:p>1,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479" calcext:value-type="float">
            <text:p>1479</text:p>
          </table:table-cell>
          <table:table-cell office:value-type="float" office:value="1.36" calcext:value-type="float">
            <text:p>1,36</text:p>
          </table:table-cell>
          <table:table-cell table:formula="of:=[.B31]-[.B30]" office:value-type="float" office:value="38" calcext:value-type="float">
            <text:p>38</text:p>
          </table:table-cell>
          <table:table-cell table:formula="of:=[.C31]-[.C30]" office:value-type="float" office:value="0.0800000000000001" calcext:value-type="float">
            <text:p>0,08</text:p>
          </table:table-cell>
          <table:table-cell table:formula="of:=[.D30]/[.E30]" office:value-type="float" office:value="475" calcext:value-type="float">
            <text:p>475</text:p>
          </table:table-cell>
          <table:table-cell table:formula="of:=[.B30]/[.E$2]" office:value-type="float" office:value="80.0757985923119" calcext:value-type="float">
            <text:p>80,08</text:p>
          </table:table-cell>
          <table:table-cell table:formula="of:=[.C30]/[.A$2]" office:value-type="percentage" office:value="0.0544" calcext:value-type="percentage">
            <text:p>5,44%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1473" calcext:value-type="float">
            <text:p>1473</text:p>
          </table:table-cell>
          <table:table-cell office:value-type="float" office:value="1.08" calcext:value-type="float">
            <text:p>1,08</text:p>
          </table:table-cell>
          <table:table-cell office:value-type="float" office:value="27" calcext:value-type="float">
            <text:p>27</text:p>
          </table:table-cell>
          <table:table-cell office:value-type="float" office:value="1164" calcext:value-type="float">
            <text:p>1164</text:p>
          </table:table-cell>
          <table:table-cell office:value-type="float" office:value="1.72" calcext:value-type="float">
            <text:p>1,72</text:p>
          </table:table-cell>
          <table:table-cell office:value-type="float" office:value="27" calcext:value-type="float">
            <text:p>27</text:p>
          </table:table-cell>
          <table:table-cell office:value-type="float" office:value="1479" calcext:value-type="float">
            <text:p>1479</text:p>
          </table:table-cell>
          <table:table-cell office:value-type="float" office:value="1.36" calcext:value-type="float">
            <text:p>1,36</text:p>
          </table:table-cell>
          <table:table-cell office:value-type="float" office:value="27" calcext:value-type="float">
            <text:p>27</text:p>
          </table:table-cell>
          <table:table-cell office:value-type="float" office:value="969" calcext:value-type="float">
            <text:p>969</text:p>
          </table:table-cell>
          <table:table-cell office:value-type="float" office:value="1.68" calcext:value-type="float">
            <text:p>1,6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517" calcext:value-type="float">
            <text:p>1517</text:p>
          </table:table-cell>
          <table:table-cell office:value-type="float" office:value="1.44" calcext:value-type="float">
            <text:p>1,44</text:p>
          </table:table-cell>
          <table:table-cell table:formula="of:=[.B32]-[.B31]" office:value-type="float" office:value="38" calcext:value-type="float">
            <text:p>38</text:p>
          </table:table-cell>
          <table:table-cell table:formula="of:=[.C32]-[.C31]" office:value-type="float" office:value="0.0800000000000001" calcext:value-type="float">
            <text:p>0,08</text:p>
          </table:table-cell>
          <table:table-cell table:formula="of:=[.D31]/[.E31]" office:value-type="float" office:value="475" calcext:value-type="float">
            <text:p>475</text:p>
          </table:table-cell>
          <table:table-cell table:formula="of:=[.B31]/[.E$2]" office:value-type="float" office:value="82.1331889550623" calcext:value-type="float">
            <text:p>82,13</text:p>
          </table:table-cell>
          <table:table-cell table:formula="of:=[.C31]/[.A$2]" office:value-type="percentage" office:value="0.0576" calcext:value-type="percentage">
            <text:p>5,76%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1473" calcext:value-type="float">
            <text:p>1473</text:p>
          </table:table-cell>
          <table:table-cell office:value-type="float" office:value="1.12" calcext:value-type="float">
            <text:p>1,12</text:p>
          </table:table-cell>
          <table:table-cell office:value-type="float" office:value="28" calcext:value-type="float">
            <text:p>28</text:p>
          </table:table-cell>
          <table:table-cell office:value-type="float" office:value="1209" calcext:value-type="float">
            <text:p>1209</text:p>
          </table:table-cell>
          <table:table-cell office:value-type="float" office:value="1.84" calcext:value-type="float">
            <text:p>1,84</text:p>
          </table:table-cell>
          <table:table-cell office:value-type="float" office:value="28" calcext:value-type="float">
            <text:p>28</text:p>
          </table:table-cell>
          <table:table-cell office:value-type="float" office:value="1517" calcext:value-type="float">
            <text:p>1517</text:p>
          </table:table-cell>
          <table:table-cell office:value-type="float" office:value="1.44" calcext:value-type="float">
            <text:p>1,44</text:p>
          </table:table-cell>
          <table:table-cell office:value-type="float" office:value="28" calcext:value-type="float">
            <text:p>28</text:p>
          </table:table-cell>
          <table:table-cell office:value-type="float" office:value="995" calcext:value-type="float">
            <text:p>995</text:p>
          </table:table-cell>
          <table:table-cell office:value-type="float" office:value="1.76" calcext:value-type="float">
            <text:p>1,7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555" calcext:value-type="float">
            <text:p>1555</text:p>
          </table:table-cell>
          <table:table-cell office:value-type="float" office:value="1.52" calcext:value-type="float">
            <text:p>1,52</text:p>
          </table:table-cell>
          <table:table-cell table:formula="of:=[.B33]-[.B32]" office:value-type="float" office:value="39" calcext:value-type="float">
            <text:p>39</text:p>
          </table:table-cell>
          <table:table-cell table:formula="of:=[.C33]-[.C32]" office:value-type="float" office:value="0.0800000000000001" calcext:value-type="float">
            <text:p>0,08</text:p>
          </table:table-cell>
          <table:table-cell table:formula="of:=[.D32]/[.E32]" office:value-type="float" office:value="487.5" calcext:value-type="float">
            <text:p>487,5</text:p>
          </table:table-cell>
          <table:table-cell table:formula="of:=[.B32]/[.E$2]" office:value-type="float" office:value="84.1905793178127" calcext:value-type="float">
            <text:p>84,19</text:p>
          </table:table-cell>
          <table:table-cell table:formula="of:=[.C32]/[.A$2]" office:value-type="percentage" office:value="0.0608" calcext:value-type="percentage">
            <text:p>6,08%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1479" calcext:value-type="float">
            <text:p>1479</text:p>
          </table:table-cell>
          <table:table-cell office:value-type="float" office:value="1.16" calcext:value-type="float">
            <text:p>1,16</text:p>
          </table:table-cell>
          <table:table-cell office:value-type="float" office:value="29" calcext:value-type="float">
            <text:p>29</text:p>
          </table:table-cell>
          <table:table-cell office:value-type="float" office:value="1222" calcext:value-type="float">
            <text:p>1222</text:p>
          </table:table-cell>
          <table:table-cell office:value-type="float" office:value="1.92" calcext:value-type="float">
            <text:p>1,92</text:p>
          </table:table-cell>
          <table:table-cell office:value-type="float" office:value="29" calcext:value-type="float">
            <text:p>29</text:p>
          </table:table-cell>
          <table:table-cell office:value-type="float" office:value="1555" calcext:value-type="float">
            <text:p>1555</text:p>
          </table:table-cell>
          <table:table-cell office:value-type="float" office:value="1.52" calcext:value-type="float">
            <text:p>1,52</text:p>
          </table:table-cell>
          <table:table-cell office:value-type="float" office:value="29" calcext:value-type="float">
            <text:p>29</text:p>
          </table:table-cell>
          <table:table-cell office:value-type="float" office:value="1020" calcext:value-type="float">
            <text:p>1020</text:p>
          </table:table-cell>
          <table:table-cell office:value-type="float" office:value="1.88" calcext:value-type="float">
            <text:p>1,8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594" calcext:value-type="float">
            <text:p>1594</text:p>
          </table:table-cell>
          <table:table-cell office:value-type="float" office:value="1.6" calcext:value-type="float">
            <text:p>1,6</text:p>
          </table:table-cell>
          <table:table-cell table:formula="of:=[.B34]-[.B33]" office:value-type="float" office:value="25" calcext:value-type="float">
            <text:p>25</text:p>
          </table:table-cell>
          <table:table-cell table:formula="of:=[.C34]-[.C33]" office:value-type="float" office:value="0.04" calcext:value-type="float">
            <text:p>0,04</text:p>
          </table:table-cell>
          <table:table-cell table:formula="of:=[.D33]/[.E33]" office:value-type="float" office:value="625" calcext:value-type="float">
            <text:p>625</text:p>
          </table:table-cell>
          <table:table-cell table:formula="of:=[.B33]/[.E$2]" office:value-type="float" office:value="86.3021115322144" calcext:value-type="float">
            <text:p>86,30</text:p>
          </table:table-cell>
          <table:table-cell table:formula="of:=[.C33]/[.A$2]" office:value-type="percentage" office:value="0.064" calcext:value-type="percentage">
            <text:p>6,40%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1479" calcext:value-type="float">
            <text:p>1479</text:p>
          </table:table-cell>
          <table:table-cell office:value-type="float" office:value="1.2" calcext:value-type="float">
            <text:p>1,2</text:p>
          </table:table-cell>
          <table:table-cell office:value-type="float" office:value="30" calcext:value-type="float">
            <text:p>30</text:p>
          </table:table-cell>
          <table:table-cell office:value-type="float" office:value="1228" calcext:value-type="float">
            <text:p>1228</text:p>
          </table:table-cell>
          <table:table-cell office:value-type="float" office:value="1.96" calcext:value-type="float">
            <text:p>1,96</text:p>
          </table:table-cell>
          <table:table-cell office:value-type="float" office:value="30" calcext:value-type="float">
            <text:p>30</text:p>
          </table:table-cell>
          <table:table-cell office:value-type="float" office:value="1594" calcext:value-type="float">
            <text:p>1594</text:p>
          </table:table-cell>
          <table:table-cell office:value-type="float" office:value="1.6" calcext:value-type="float">
            <text:p>1,6</text:p>
          </table:table-cell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19" calcext:value-type="float">
            <text:p>1619</text:p>
          </table:table-cell>
          <table:table-cell office:value-type="float" office:value="1.64" calcext:value-type="float">
            <text:p>1,64</text:p>
          </table:table-cell>
          <table:table-cell table:formula="of:=[.B35]-[.B34]" office:value-type="float" office:value="13" calcext:value-type="float">
            <text:p>13</text:p>
          </table:table-cell>
          <table:table-cell table:formula="of:=[.C35]-[.C34]" office:value-type="float" office:value="0.04" calcext:value-type="float">
            <text:p>0,04</text:p>
          </table:table-cell>
          <table:table-cell table:formula="of:=[.D34]/[.E34]" office:value-type="float" office:value="325" calcext:value-type="float">
            <text:p>325</text:p>
          </table:table-cell>
          <table:table-cell table:formula="of:=[.B34]/[.E$2]" office:value-type="float" office:value="87.6556578234976" calcext:value-type="float">
            <text:p>87,66</text:p>
          </table:table-cell>
          <table:table-cell table:formula="of:=[.C34]/[.A$2]" office:value-type="percentage" office:value="0.0656" calcext:value-type="percentage">
            <text:p>6,56%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1479" calcext:value-type="float">
            <text:p>1479</text:p>
          </table:table-cell>
          <table:table-cell office:value-type="float" office:value="1.24" calcext:value-type="float">
            <text:p>1,24</text:p>
          </table:table-cell>
          <table:table-cell office:value-type="float" office:value="31" calcext:value-type="float">
            <text:p>31</text:p>
          </table:table-cell>
          <table:table-cell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619" calcext:value-type="float">
            <text:p>1619</text:p>
          </table:table-cell>
          <table:table-cell office:value-type="float" office:value="1.64" calcext:value-type="float">
            <text:p>1,64</text:p>
          </table:table-cell>
          <table:table-cell office:value-type="float" office:value="31" calcext:value-type="float">
            <text:p>31</text:p>
          </table:table-cell>
          <table:table-cell office:value-type="float" office:value="1071" calcext:value-type="float">
            <text:p>1071</text:p>
          </table:table-cell>
          <table:table-cell office:value-type="float" office:value="2.12" calcext:value-type="float">
            <text:p>2,1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32" calcext:value-type="float">
            <text:p>1632</text:p>
          </table:table-cell>
          <table:table-cell office:value-type="float" office:value="1.68" calcext:value-type="float">
            <text:p>1,68</text:p>
          </table:table-cell>
          <table:table-cell table:formula="of:=[.B36]-[.B35]" office:value-type="float" office:value="-2" calcext:value-type="float">
            <text:p>-2</text:p>
          </table:table-cell>
          <table:table-cell table:formula="of:=[.C36]-[.C35]" office:value-type="float" office:value="0.0799999999999999" calcext:value-type="float">
            <text:p>0,08</text:p>
          </table:table-cell>
          <table:table-cell table:formula="of:=[.D35]/[.E35]" office:value-type="float" office:value="-25" calcext:value-type="float">
            <text:p>-25</text:p>
          </table:table-cell>
          <table:table-cell table:style-name="ce13" table:formula="of:=[.B35]/[.E$2]" office:value-type="float" office:value="88.3595018949648" calcext:value-type="float">
            <text:p>88,36</text:p>
          </table:table-cell>
          <table:table-cell table:formula="of:=[.C35]/[.A$2]" office:value-type="percentage" office:value="0.0672" calcext:value-type="percentage">
            <text:p>6,72%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1479" calcext:value-type="float">
            <text:p>1479</text:p>
          </table:table-cell>
          <table:table-cell office:value-type="float" office:value="1.28" calcext:value-type="float">
            <text:p>1,28</text:p>
          </table:table-cell>
          <table:table-cell office:value-type="float" office:value="32" calcext:value-type="float">
            <text:p>32</text:p>
          </table:table-cell>
          <table:table-cell office:value-type="float" office:value="1241" calcext:value-type="float">
            <text:p>1241</text:p>
          </table:table-cell>
          <table:table-cell office:value-type="float" office:value="2.04" calcext:value-type="float">
            <text:p>2,04</text:p>
          </table:table-cell>
          <table:table-cell office:value-type="float" office:value="32" calcext:value-type="float">
            <text:p>32</text:p>
          </table:table-cell>
          <table:table-cell office:value-type="float" office:value="1632" calcext:value-type="float">
            <text:p>1632</text:p>
          </table:table-cell>
          <table:table-cell office:value-type="float" office:value="1.68" calcext:value-type="float">
            <text:p>1,68</text:p>
          </table:table-cell>
          <table:table-cell office:value-type="float" office:value="32" calcext:value-type="float">
            <text:p>32</text:p>
          </table:table-cell>
          <table:table-cell office:value-type="float" office:value="1086" calcext:value-type="float">
            <text:p>1086</text:p>
          </table:table-cell>
          <table:table-cell office:value-type="float" office:value="2.24" calcext:value-type="float">
            <text:p>2,2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630" calcext:value-type="float">
            <text:p>1630</text:p>
          </table:table-cell>
          <table:table-cell office:value-type="float" office:value="1.76" calcext:value-type="float">
            <text:p>1,76</text:p>
          </table:table-cell>
          <table:table-cell table:formula="of:=[.B37]-[.B36]" office:value-type="float" office:value="-4" calcext:value-type="float">
            <text:p>-4</text:p>
          </table:table-cell>
          <table:table-cell table:formula="of:=[.C37]-[.C36]" office:value-type="float" office:value="0.0799999999999999" calcext:value-type="float">
            <text:p>0,08</text:p>
          </table:table-cell>
          <table:table-cell table:formula="of:=[.D36]/[.E36]" office:value-type="float" office:value="-50.0000000000001" calcext:value-type="float">
            <text:p>-50,0000000000001</text:p>
          </table:table-cell>
          <table:table-cell table:formula="of:=[.B36]/[.E$2]" office:value-type="float" office:value="88.2512181916622" calcext:value-type="float">
            <text:p>88,25</text:p>
          </table:table-cell>
          <table:table-cell table:formula="of:=[.C36]/[.A$2]" office:value-type="percentage" office:value="0.0704" calcext:value-type="percentage">
            <text:p>7,04%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1479" calcext:value-type="float">
            <text:p>1479</text:p>
          </table:table-cell>
          <table:table-cell office:value-type="float" office:value="1.32" calcext:value-type="float">
            <text:p>1,32</text:p>
          </table:table-cell>
          <table:table-cell office:value-type="float" office:value="33" calcext:value-type="float">
            <text:p>33</text:p>
          </table:table-cell>
          <table:table-cell office:value-type="float" office:value="1240" calcext:value-type="float">
            <text:p>1240</text:p>
          </table:table-cell>
          <table:table-cell office:value-type="float" office:value="2.12" calcext:value-type="float">
            <text:p>2,12</text:p>
          </table:table-cell>
          <table:table-cell office:value-type="float" office:value="33" calcext:value-type="float">
            <text:p>33</text:p>
          </table:table-cell>
          <table:table-cell office:value-type="float" office:value="1630" calcext:value-type="float">
            <text:p>1630</text:p>
          </table:table-cell>
          <table:table-cell office:value-type="float" office:value="1.76" calcext:value-type="float">
            <text:p>1,76</text:p>
          </table:table-cell>
          <table:table-cell office:value-type="float" office:value="33" calcext:value-type="float">
            <text:p>33</text:p>
          </table:table-cell>
          <table:table-cell office:value-type="float" office:value="1096" calcext:value-type="float">
            <text:p>1096</text:p>
          </table:table-cell>
          <table:table-cell office:value-type="float" office:value="2.32" calcext:value-type="float">
            <text:p>2,3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626" calcext:value-type="float">
            <text:p>1626</text:p>
          </table:table-cell>
          <table:table-cell office:value-type="float" office:value="1.84" calcext:value-type="float">
            <text:p>1,84</text:p>
          </table:table-cell>
          <table:table-cell table:formula="of:=[.B38]-[.B37]" office:value-type="float" office:value="-1" calcext:value-type="float">
            <text:p>-1</text:p>
          </table:table-cell>
          <table:table-cell table:formula="of:=[.C38]-[.C37]" office:value-type="float" office:value="0.04" calcext:value-type="float">
            <text:p>0,04</text:p>
          </table:table-cell>
          <table:table-cell table:formula="of:=[.D37]/[.E37]" office:value-type="float" office:value="-25" calcext:value-type="float">
            <text:p>-25</text:p>
          </table:table-cell>
          <table:table-cell table:formula="of:=[.B37]/[.E$2]" office:value-type="float" office:value="88.0346507850569" calcext:value-type="float">
            <text:p>88,03</text:p>
          </table:table-cell>
          <table:table-cell table:formula="of:=[.C37]/[.A$2]" office:value-type="percentage" office:value="0.0736" calcext:value-type="percentage">
            <text:p>7,36%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1476" calcext:value-type="float">
            <text:p>1476</text:p>
          </table:table-cell>
          <table:table-cell office:value-type="float" office:value="1.36" calcext:value-type="float">
            <text:p>1,36</text:p>
          </table:table-cell>
          <table:table-cell office:value-type="float" office:value="34" calcext:value-type="float">
            <text:p>34</text:p>
          </table:table-cell>
          <table:table-cell office:value-type="float" office:value="1239" calcext:value-type="float">
            <text:p>1239</text:p>
          </table:table-cell>
          <table:table-cell office:value-type="float" office:value="2.16" calcext:value-type="float">
            <text:p>2,16</text:p>
          </table:table-cell>
          <table:table-cell office:value-type="float" office:value="34" calcext:value-type="float">
            <text:p>34</text:p>
          </table:table-cell>
          <table:table-cell office:value-type="float" office:value="1626" calcext:value-type="float">
            <text:p>1626</text:p>
          </table:table-cell>
          <table:table-cell office:value-type="float" office:value="1.84" calcext:value-type="float">
            <text:p>1,84</text:p>
          </table:table-cell>
          <table:table-cell office:value-type="float" office:value="34" calcext:value-type="float">
            <text:p>34</text:p>
          </table:table-cell>
          <table:table-cell office:value-type="float" office:value="1109" calcext:value-type="float">
            <text:p>1109</text:p>
          </table:table-cell>
          <table:table-cell office:value-type="float" office:value="2.4" calcext:value-type="float">
            <text:p>2,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25" calcext:value-type="float">
            <text:p>1625</text:p>
          </table:table-cell>
          <table:table-cell office:value-type="float" office:value="1.88" calcext:value-type="float">
            <text:p>1,88</text:p>
          </table:table-cell>
          <table:table-cell table:formula="of:=[.B39]-[.B38]" office:value-type="float" office:value="-6" calcext:value-type="float">
            <text:p>-6</text:p>
          </table:table-cell>
          <table:table-cell table:formula="of:=[.C39]-[.C38]" office:value-type="float" office:value="0.0800000000000001" calcext:value-type="float">
            <text:p>0,08</text:p>
          </table:table-cell>
          <table:table-cell table:formula="of:=[.D38]/[.E38]" office:value-type="float" office:value="-74.9999999999999" calcext:value-type="float">
            <text:p>-74,9999999999999</text:p>
          </table:table-cell>
          <table:table-cell table:formula="of:=[.B38]/[.E$2]" office:value-type="float" office:value="87.9805089334055" calcext:value-type="float">
            <text:p>87,98</text:p>
          </table:table-cell>
          <table:table-cell table:formula="of:=[.C38]/[.A$2]" office:value-type="percentage" office:value="0.0752" calcext:value-type="percentage">
            <text:p>7,52%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1470" calcext:value-type="float">
            <text:p>1470</text:p>
          </table:table-cell>
          <table:table-cell office:value-type="float" office:value="1.4" calcext:value-type="float">
            <text:p>1,4</text:p>
          </table:table-cell>
          <table:table-cell office:value-type="float" office:value="35" calcext:value-type="float">
            <text:p>35</text:p>
          </table:table-cell>
          <table:table-cell office:value-type="float" office:value="1237" calcext:value-type="float">
            <text:p>1237</text:p>
          </table:table-cell>
          <table:table-cell office:value-type="float" office:value="2.2" calcext:value-type="float">
            <text:p>2,2</text:p>
          </table:table-cell>
          <table:table-cell office:value-type="float" office:value="35" calcext:value-type="float">
            <text:p>35</text:p>
          </table:table-cell>
          <table:table-cell office:value-type="float" office:value="1625" calcext:value-type="float">
            <text:p>1625</text:p>
          </table:table-cell>
          <table:table-cell office:value-type="float" office:value="1.88" calcext:value-type="float">
            <text:p>1,88</text:p>
          </table:table-cell>
          <table:table-cell office:value-type="float" office:value="35" calcext:value-type="float">
            <text:p>35</text:p>
          </table:table-cell>
          <table:table-cell office:value-type="float" office:value="1109" calcext:value-type="float">
            <text:p>1109</text:p>
          </table:table-cell>
          <table:table-cell office:value-type="float" office:value="2.48" calcext:value-type="float">
            <text:p>2,4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19" calcext:value-type="float">
            <text:p>1619</text:p>
          </table:table-cell>
          <table:table-cell office:value-type="float" office:value="1.96" calcext:value-type="float">
            <text:p>1,96</text:p>
          </table:table-cell>
          <table:table-cell table:formula="of:=[.B40]-[.B39]" office:value-type="float" office:value="-7" calcext:value-type="float">
            <text:p>-7</text:p>
          </table:table-cell>
          <table:table-cell table:formula="of:=[.C40]-[.C39]" office:value-type="float" office:value="0.04" calcext:value-type="float">
            <text:p>0,04</text:p>
          </table:table-cell>
          <table:table-cell table:formula="of:=[.D39]/[.E39]" office:value-type="float" office:value="-175" calcext:value-type="float">
            <text:p>-175</text:p>
          </table:table-cell>
          <table:table-cell table:formula="of:=[.B39]/[.E$2]" office:value-type="float" office:value="87.6556578234976" calcext:value-type="float">
            <text:p>87,66</text:p>
          </table:table-cell>
          <table:table-cell table:formula="of:=[.C39]/[.A$2]" office:value-type="percentage" office:value="0.0784" calcext:value-type="percentage">
            <text:p>7,84%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1465" calcext:value-type="float">
            <text:p>1465</text:p>
          </table:table-cell>
          <table:table-cell office:value-type="float" office:value="1.44" calcext:value-type="float">
            <text:p>1,44</text:p>
          </table:table-cell>
          <table:table-cell office:value-type="float" office:value="36" calcext:value-type="float">
            <text:p>36</text:p>
          </table:table-cell>
          <table:table-cell office:value-type="float" office:value="1233" calcext:value-type="float">
            <text:p>1233</text:p>
          </table:table-cell>
          <table:table-cell office:value-type="float" office:value="2.28" calcext:value-type="float">
            <text:p>2,28</text:p>
          </table:table-cell>
          <table:table-cell office:value-type="float" office:value="36" calcext:value-type="float">
            <text:p>36</text:p>
          </table:table-cell>
          <table:table-cell office:value-type="float" office:value="1619" calcext:value-type="float">
            <text:p>1619</text:p>
          </table:table-cell>
          <table:table-cell office:value-type="float" office:value="1.96" calcext:value-type="float">
            <text:p>1,96</text:p>
          </table:table-cell>
          <table:table-cell office:value-type="float" office:value="36" calcext:value-type="float">
            <text:p>36</text:p>
          </table:table-cell>
          <table:table-cell office:value-type="float" office:value="1108" calcext:value-type="float">
            <text:p>1108</text:p>
          </table:table-cell>
          <table:table-cell office:value-type="float" office:value="2.56" calcext:value-type="float">
            <text:p>2,5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612" calcext:value-type="float">
            <text:p>1612</text:p>
          </table:table-cell>
          <table:table-cell office:value-type="float" office:value="2" calcext:value-type="float">
            <text:p>2</text:p>
          </table:table-cell>
          <table:table-cell table:formula="of:=[.B41]-[.B40]" office:value-type="float" office:value="-12" calcext:value-type="float">
            <text:p>-12</text:p>
          </table:table-cell>
          <table:table-cell table:formula="of:=[.C41]-[.C40]" office:value-type="float" office:value="0.0800000000000001" calcext:value-type="float">
            <text:p>0,08</text:p>
          </table:table-cell>
          <table:table-cell table:formula="of:=[.D40]/[.E40]" office:value-type="float" office:value="-150" calcext:value-type="float">
            <text:p>-150</text:p>
          </table:table-cell>
          <table:table-cell table:formula="of:=[.B40]/[.E$2]" office:value-type="float" office:value="87.2766648619383" calcext:value-type="float">
            <text:p>87,28</text:p>
          </table:table-cell>
          <table:table-cell table:formula="of:=[.C40]/[.A$2]" office:value-type="percentage" office:value="0.08" calcext:value-type="percentage">
            <text:p>8,00%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float" office:value="1460" calcext:value-type="float">
            <text:p>1460</text:p>
          </table:table-cell>
          <table:table-cell office:value-type="float" office:value="1.48" calcext:value-type="float">
            <text:p>1,48</text:p>
          </table:table-cell>
          <table:table-cell office:value-type="float" office:value="37" calcext:value-type="float">
            <text:p>37</text:p>
          </table:table-cell>
          <table:table-cell office:value-type="float" office:value="1222" calcext:value-type="float">
            <text:p>1222</text:p>
          </table:table-cell>
          <table:table-cell office:value-type="float" office:value="2.36" calcext:value-type="float">
            <text:p>2,36</text:p>
          </table:table-cell>
          <table:table-cell office:value-type="float" office:value="37" calcext:value-type="float">
            <text:p>37</text:p>
          </table:table-cell>
          <table:table-cell office:value-type="float" office:value="1612" calcext:value-type="float">
            <text:p>16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106" calcext:value-type="float">
            <text:p>1106</text:p>
          </table:table-cell>
          <table:table-cell office:value-type="float" office:value="2.64" calcext:value-type="float">
            <text:p>2,6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00" calcext:value-type="float">
            <text:p>1600</text:p>
          </table:table-cell>
          <table:table-cell office:value-type="float" office:value="2.08" calcext:value-type="float">
            <text:p>2,08</text:p>
          </table:table-cell>
          <table:table-cell table:formula="of:=[.B42]-[.B41]" office:value-type="float" office:value="-18" calcext:value-type="float">
            <text:p>-18</text:p>
          </table:table-cell>
          <table:table-cell table:formula="of:=[.C42]-[.C41]" office:value-type="float" office:value="0.04" calcext:value-type="float">
            <text:p>0,04</text:p>
          </table:table-cell>
          <table:table-cell table:formula="of:=[.D41]/[.E41]" office:value-type="float" office:value="-450" calcext:value-type="float">
            <text:p>-450</text:p>
          </table:table-cell>
          <table:table-cell table:formula="of:=[.B41]/[.E$2]" office:value-type="float" office:value="86.6269626421224" calcext:value-type="float">
            <text:p>86,63</text:p>
          </table:table-cell>
          <table:table-cell table:formula="of:=[.C41]/[.A$2]" office:value-type="percentage" office:value="0.0832" calcext:value-type="percentage">
            <text:p>8,32%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1452" calcext:value-type="float">
            <text:p>1452</text:p>
          </table:table-cell>
          <table:table-cell office:value-type="float" office:value="1.52" calcext:value-type="float">
            <text:p>1,52</text:p>
          </table:table-cell>
          <table:table-cell office:value-type="float" office:value="38" calcext:value-type="float">
            <text:p>38</text:p>
          </table:table-cell>
          <table:table-cell office:value-type="float" office:value="1215" calcext:value-type="float">
            <text:p>1215</text:p>
          </table:table-cell>
          <table:table-cell office:value-type="float" office:value="2.44" calcext:value-type="float">
            <text:p>2,44</text:p>
          </table:table-cell>
          <table:table-cell office:value-type="float" office:value="38" calcext:value-type="float">
            <text:p>38</text:p>
          </table:table-cell>
          <table:table-cell office:value-type="float" office:value="1600" calcext:value-type="float">
            <text:p>1600</text:p>
          </table:table-cell>
          <table:table-cell office:value-type="float" office:value="2.08" calcext:value-type="float">
            <text:p>2,08</text:p>
          </table:table-cell>
          <table:table-cell office:value-type="float" office:value="38" calcext:value-type="float">
            <text:p>38</text:p>
          </table:table-cell>
          <table:table-cell office:value-type="float" office:value="1102" calcext:value-type="float">
            <text:p>1102</text:p>
          </table:table-cell>
          <table:table-cell office:value-type="float" office:value="2.72" calcext:value-type="float">
            <text:p>2,7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582" calcext:value-type="float">
            <text:p>1582</text:p>
          </table:table-cell>
          <table:table-cell office:value-type="float" office:value="2.12" calcext:value-type="float">
            <text:p>2,12</text:p>
          </table:table-cell>
          <table:table-cell table:formula="of:=[.B43]-[.B42]" office:value-type="float" office:value="-9" calcext:value-type="float">
            <text:p>-9</text:p>
          </table:table-cell>
          <table:table-cell table:formula="of:=[.C43]-[.C42]" office:value-type="float" office:value="0.04" calcext:value-type="float">
            <text:p>0,04</text:p>
          </table:table-cell>
          <table:table-cell table:formula="of:=[.D42]/[.E42]" office:value-type="float" office:value="-225" calcext:value-type="float">
            <text:p>-225</text:p>
          </table:table-cell>
          <table:table-cell table:formula="of:=[.B42]/[.E$2]" office:value-type="float" office:value="85.6524093123985" calcext:value-type="float">
            <text:p>85,65</text:p>
          </table:table-cell>
          <table:table-cell table:formula="of:=[.C42]/[.A$2]" office:value-type="percentage" office:value="0.0848" calcext:value-type="percentage">
            <text:p>8,48%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1442" calcext:value-type="float">
            <text:p>1442</text:p>
          </table:table-cell>
          <table:table-cell office:value-type="float" office:value="1.56" calcext:value-type="float">
            <text:p>1,56</text:p>
          </table:table-cell>
          <table:table-cell office:value-type="float" office:value="39" calcext:value-type="float">
            <text:p>39</text:p>
          </table:table-cell>
          <table:table-cell office:value-type="float" office:value="1200" calcext:value-type="float">
            <text:p>1200</text:p>
          </table:table-cell>
          <table:table-cell office:value-type="float" office:value="2.48" calcext:value-type="float">
            <text:p>2,48</text:p>
          </table:table-cell>
          <table:table-cell office:value-type="float" office:value="39" calcext:value-type="float">
            <text:p>39</text:p>
          </table:table-cell>
          <table:table-cell office:value-type="float" office:value="1582" calcext:value-type="float">
            <text:p>1582</text:p>
          </table:table-cell>
          <table:table-cell office:value-type="float" office:value="2.12" calcext:value-type="float">
            <text:p>2,12</text:p>
          </table:table-cell>
          <table:table-cell office:value-type="float" office:value="39" calcext:value-type="float">
            <text:p>39</text:p>
          </table:table-cell>
          <table:table-cell office:value-type="float" office:value="1095" calcext:value-type="float">
            <text:p>1095</text:p>
          </table:table-cell>
          <table:table-cell office:value-type="float" office:value="2.8" calcext:value-type="float">
            <text:p>2,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573" calcext:value-type="float">
            <text:p>1573</text:p>
          </table:table-cell>
          <table:table-cell office:value-type="float" office:value="2.16" calcext:value-type="float">
            <text:p>2,16</text:p>
          </table:table-cell>
          <table:table-cell table:number-columns-repeated="3"/>
          <table:table-cell table:formula="of:=[.B43]/[.E$2]" office:value-type="float" office:value="85.1651326475366" calcext:value-type="float">
            <text:p>85,17</text:p>
          </table:table-cell>
          <table:table-cell table:formula="of:=[.C43]/[.A$2]" office:value-type="percentage" office:value="0.0864" calcext:value-type="percentage">
            <text:p>8,64%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1433" calcext:value-type="float">
            <text:p>1433</text:p>
          </table:table-cell>
          <table:table-cell office:value-type="float" office:value="1.6" calcext:value-type="float">
            <text:p>1,6</text:p>
          </table:table-cell>
          <table:table-cell office:value-type="float" office:value="40" calcext:value-type="float">
            <text:p>40</text:p>
          </table:table-cell>
          <table:table-cell office:value-type="float" office:value="1181" calcext:value-type="float">
            <text:p>1181</text:p>
          </table:table-cell>
          <table:table-cell office:value-type="float" office:value="2.56" calcext:value-type="float">
            <text:p>2,56</text:p>
          </table:table-cell>
          <table:table-cell office:value-type="float" office:value="40" calcext:value-type="float">
            <text:p>40</text:p>
          </table:table-cell>
          <table:table-cell office:value-type="float" office:value="1573" calcext:value-type="float">
            <text:p>1573</text:p>
          </table:table-cell>
          <table:table-cell office:value-type="float" office:value="2.16" calcext:value-type="float">
            <text:p>2,16</text:p>
          </table:table-cell>
          <table:table-cell office:value-type="float" office:value="40" calcext:value-type="float">
            <text:p>40</text:p>
          </table:table-cell>
          <table:table-cell office:value-type="float" office:value="1076" calcext:value-type="float">
            <text:p>1076</text:p>
          </table:table-cell>
          <table:table-cell office:value-type="float" office:value="2.88" calcext:value-type="float">
            <text:p>2,88</text:p>
          </table:table-cell>
        </table:table-row>
        <table:table-row table:style-name="ro2" table:number-rows-repeated="2">
          <table:table-cell table:style-name="Default" table:number-columns-repeated="9"/>
          <table:table-cell table:number-columns-repeated="19"/>
        </table:table-row>
        <table:table-row table:style-name="ro2">
          <table:table-cell table:style-name="Default" table:number-columns-repeated="4"/>
          <table:table-cell table:style-name="ce8"/>
          <table:table-cell table:style-name="Default" table:number-columns-repeated="4"/>
          <table:table-cell table:number-columns-repeated="19"/>
        </table:table-row>
      </table:table>
      <table:table table:name="5" table:style-name="ta1">
        <table:shapes>
          <draw:frame draw:z-index="0" draw:style-name="gr1" draw:text-style-name="P1" svg:width="97.74mm" svg:height="58.13mm" svg:x="197.41mm" svg:y="11.98mm">
            <loext:p draw:notify-on-update-of-ranges="'5'.C4:'5'.C43 '5'.B4:'5'.B4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7.74mm" svg:height="58.13mm" svg:x="197.98mm" svg:y="71.54mm">
            <loext:p draw:notify-on-update-of-ranges="'5'.H4:'5'.H43 '5'.G4:'5'.G43 '5'.I4:'5'.I19 '5'.G4:'5'.G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6"/>
        <table:table-column table:style-name="co2" table:default-cell-style-name="ce10"/>
        <table:table-column table:style-name="co2" table:default-cell-style-name="ce14"/>
        <table:table-column table:style-name="co2" table:default-cell-style-name="ce19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Длина l<text:span text:style-name="T1">0</text:span><text:span text:style-name="T2"> , мм</text:span>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4" table:number-rows-spanned="1">
            <text:p>Площадь поперечного сечения S<text:span text:style-name="T1">0 </text:span>, мм<text:span text:style-name="T4">2</text:span></text:p>
          </table:table-cell>
          <table:covered-table-cell table:number-columns-repeated="3" table:style-name="ce1"/>
          <table:table-cell table:style-name="ce16" office:value-type="string" calcext:value-type="string">
            <text:p>σ<text:span text:style-name="T1">пц</text:span></text:p>
          </table:table-cell>
          <table:table-cell table:style-name="ce20" office:value-type="string" calcext:value-type="string">
            <text:p>σ<text:span text:style-name="T1">0,2</text:span></text:p>
          </table:table-cell>
          <table:table-cell table:style-name="ce22" office:value-type="string" calcext:value-type="string">
            <text:p>σ<text:span text:style-name="T1">проч</text:span></text:p>
          </table:table-cell>
        </table:table-row>
        <table:table-row table:style-name="ro2">
          <table:table-cell table:style-name="ce2" office:value-type="float" office:value="25" calcext:value-type="float" table:number-columns-spanned="4" table:number-rows-spanned="1">
            <text:p>25</text:p>
          </table:table-cell>
          <table:covered-table-cell table:style-name="ce5"/>
          <table:covered-table-cell table:number-columns-repeated="2"/>
          <table:table-cell table:style-name="ce2" office:value-type="float" office:value="18.47" calcext:value-type="float" table:number-columns-spanned="4" table:number-rows-spanned="1">
            <text:p>18,47</text:p>
          </table:table-cell>
          <table:covered-table-cell/>
          <table:covered-table-cell table:number-columns-repeated="2" table:style-name="ce6"/>
          <table:table-cell table:style-name="ce17" table:formula="of:=[.G18]" office:value-type="float" office:value="57.9859231185707" calcext:value-type="float">
            <text:p>57,99</text:p>
          </table:table-cell>
          <table:table-cell table:style-name="ce17" table:formula="of:=[.G21]" office:value-type="float" office:value="69.0308608554413" calcext:value-type="float">
            <text:p>69,03</text:p>
          </table:table-cell>
          <table:table-cell table:style-name="ce23" table:formula="of:=[.G29]" office:value-type="float" office:value="75.9068760151597" calcext:value-type="float">
            <text:p>75,91</text:p>
          </table:table-cell>
        </table:table-row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F, кгс</text:p>
          </table:table-cell>
          <table:table-cell table:style-name="ce1" office:value-type="string" calcext:value-type="string">
            <text:p><text:span text:style-name="T3">Δ</text:span>l, мм</text:p>
          </table:table-cell>
          <table:table-cell table:style-name="ce1" office:value-type="string" calcext:value-type="string">
            <text:p>ΔF, кгс</text:p>
          </table:table-cell>
          <table:table-cell table:style-name="ce1" office:value-type="string" calcext:value-type="string">
            <text:p>Δ(Δl), мм</text:p>
          </table:table-cell>
          <table:table-cell table:style-name="ce1" office:value-type="string" calcext:value-type="string">
            <text:p>tgβ</text:p>
          </table:table-cell>
          <table:table-cell table:style-name="ce9" office:value-type="string" calcext:value-type="string">
            <text:p>σ, Па</text:p>
          </table:table-cell>
          <table:table-cell table:style-name="ce9" office:value-type="string" calcext:value-type="string">
            <text:p>ε, %</text:p>
          </table:table-cell>
          <table:table-cell table:style-name="ce9" office:value-type="string" calcext:value-type="string">
            <text:p>ε + 0,2%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1" calcext:value-type="float">
            <text:p>0,01</text:p>
          </table:table-cell>
          <table:table-cell table:formula="of:=[.B5]-[.B4]" office:value-type="float" office:value="51" calcext:value-type="float">
            <text:p>51</text:p>
          </table:table-cell>
          <table:table-cell table:formula="of:=[.C5]-[.C4]" office:value-type="float" office:value="0.04" calcext:value-type="float">
            <text:p>0,04</text:p>
          </table:table-cell>
          <table:table-cell table:formula="of:=[.D4]/[.E4]" office:value-type="float" office:value="1275" calcext:value-type="float">
            <text:p>1275</text:p>
          </table:table-cell>
          <table:table-cell table:formula="of:=[.B4]/[.E$2]" office:value-type="float" office:value="5.5224688684353" calcext:value-type="float">
            <text:p>5,52</text:p>
          </table:table-cell>
          <table:table-cell table:formula="of:=[.C4]/[.A$2]" office:value-type="percentage" office:value="0.0004" calcext:value-type="percentage">
            <text:p>0,04%</text:p>
          </table:table-cell>
          <table:table-cell table:style-name="ce14" table:formula="of:=[.H4]+0.002" office:value-type="percentage" office:value="0.0024" calcext:value-type="percentage">
            <text:p>0,24%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3" calcext:value-type="float">
            <text:p>153</text:p>
          </table:table-cell>
          <table:table-cell office:value-type="float" office:value="0.05" calcext:value-type="float">
            <text:p>0,05</text:p>
          </table:table-cell>
          <table:table-cell table:formula="of:=[.B6]-[.B5]" office:value-type="float" office:value="51" calcext:value-type="float">
            <text:p>51</text:p>
          </table:table-cell>
          <table:table-cell table:formula="of:=[.C6]-[.C5]" office:value-type="float" office:value="0.04" calcext:value-type="float">
            <text:p>0,04</text:p>
          </table:table-cell>
          <table:table-cell table:formula="of:=[.D5]/[.E5]" office:value-type="float" office:value="1275" calcext:value-type="float">
            <text:p>1275</text:p>
          </table:table-cell>
          <table:table-cell table:formula="of:=[.B5]/[.E$2]" office:value-type="float" office:value="8.28370330265295" calcext:value-type="float">
            <text:p>8,28</text:p>
          </table:table-cell>
          <table:table-cell table:formula="of:=[.C5]/[.A$2]" office:value-type="percentage" office:value="0.002" calcext:value-type="percentage">
            <text:p>0,20%</text:p>
          </table:table-cell>
          <table:table-cell table:style-name="ce14" table:formula="of:=[.H5]+0.002" office:value-type="percentage" office:value="0.004" calcext:value-type="percentage">
            <text:p>0,40%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0.09" calcext:value-type="float">
            <text:p>0,09</text:p>
          </table:table-cell>
          <table:table-cell table:formula="of:=[.B7]-[.B6]" office:value-type="float" office:value="51" calcext:value-type="float">
            <text:p>51</text:p>
          </table:table-cell>
          <table:table-cell table:formula="of:=[.C7]-[.C6]" office:value-type="float" office:value="0.04" calcext:value-type="float">
            <text:p>0,04</text:p>
          </table:table-cell>
          <table:table-cell table:formula="of:=[.D6]/[.E6]" office:value-type="float" office:value="1275" calcext:value-type="float">
            <text:p>1275</text:p>
          </table:table-cell>
          <table:table-cell table:formula="of:=[.B6]/[.E$2]" office:value-type="float" office:value="11.0449377368706" calcext:value-type="float">
            <text:p>11,04</text:p>
          </table:table-cell>
          <table:table-cell table:formula="of:=[.C6]/[.A$2]" office:value-type="percentage" office:value="0.0036" calcext:value-type="percentage">
            <text:p>0,36%</text:p>
          </table:table-cell>
          <table:table-cell table:style-name="ce14" table:formula="of:=[.H6]+0.002" office:value-type="percentage" office:value="0.0056" calcext:value-type="percentage">
            <text:p>0,56%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0.13" calcext:value-type="float">
            <text:p>0,13</text:p>
          </table:table-cell>
          <table:table-cell table:formula="of:=[.B8]-[.B7]" office:value-type="float" office:value="63" calcext:value-type="float">
            <text:p>63</text:p>
          </table:table-cell>
          <table:table-cell table:formula="of:=[.C8]-[.C7]" office:value-type="float" office:value="0.04" calcext:value-type="float">
            <text:p>0,04</text:p>
          </table:table-cell>
          <table:table-cell table:formula="of:=[.D7]/[.E7]" office:value-type="float" office:value="1575" calcext:value-type="float">
            <text:p>1575</text:p>
          </table:table-cell>
          <table:table-cell table:formula="of:=[.B7]/[.E$2]" office:value-type="float" office:value="13.8061721710883" calcext:value-type="float">
            <text:p>13,81</text:p>
          </table:table-cell>
          <table:table-cell table:formula="of:=[.C7]/[.A$2]" office:value-type="percentage" office:value="0.0052" calcext:value-type="percentage">
            <text:p>0,52%</text:p>
          </table:table-cell>
          <table:table-cell table:style-name="ce14" table:formula="of:=[.H7]+0.002" office:value-type="percentage" office:value="0.0072" calcext:value-type="percentage">
            <text:p>0,72%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office:value-type="float" office:value="0.17" calcext:value-type="float">
            <text:p>0,17</text:p>
          </table:table-cell>
          <table:table-cell table:formula="of:=[.B9]-[.B8]" office:value-type="float" office:value="51" calcext:value-type="float">
            <text:p>51</text:p>
          </table:table-cell>
          <table:table-cell table:formula="of:=[.C9]-[.C8]" office:value-type="float" office:value="0.04" calcext:value-type="float">
            <text:p>0,04</text:p>
          </table:table-cell>
          <table:table-cell table:formula="of:=[.D8]/[.E8]" office:value-type="float" office:value="1275" calcext:value-type="float">
            <text:p>1275</text:p>
          </table:table-cell>
          <table:table-cell table:formula="of:=[.B8]/[.E$2]" office:value-type="float" office:value="17.2171088251218" calcext:value-type="float">
            <text:p>17,22</text:p>
          </table:table-cell>
          <table:table-cell table:formula="of:=[.C8]/[.A$2]" office:value-type="percentage" office:value="0.0068" calcext:value-type="percentage">
            <text:p>0,68%</text:p>
          </table:table-cell>
          <table:table-cell table:style-name="ce14" table:formula="of:=[.H8]+0.002" office:value-type="percentage" office:value="0.0088" calcext:value-type="percentage">
            <text:p>0,88%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office:value-type="float" office:value="0.21" calcext:value-type="float">
            <text:p>0,21</text:p>
          </table:table-cell>
          <table:table-cell table:formula="of:=[.B10]-[.B9]" office:value-type="float" office:value="63" calcext:value-type="float">
            <text:p>63</text:p>
          </table:table-cell>
          <table:table-cell table:formula="of:=[.C10]-[.C9]" office:value-type="float" office:value="0.04" calcext:value-type="float">
            <text:p>0,04</text:p>
          </table:table-cell>
          <table:table-cell table:formula="of:=[.D9]/[.E9]" office:value-type="float" office:value="1575" calcext:value-type="float">
            <text:p>1575</text:p>
          </table:table-cell>
          <table:table-cell table:formula="of:=[.B9]/[.E$2]" office:value-type="float" office:value="19.9783432593395" calcext:value-type="float">
            <text:p>19,98</text:p>
          </table:table-cell>
          <table:table-cell table:formula="of:=[.C9]/[.A$2]" office:value-type="percentage" office:value="0.0084" calcext:value-type="percentage">
            <text:p>0,84%</text:p>
          </table:table-cell>
          <table:table-cell table:style-name="ce14" table:formula="of:=[.H9]+0.002" office:value-type="percentage" office:value="0.0104" calcext:value-type="percentage">
            <text:p>1,04%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office:value-type="float" office:value="0.25" calcext:value-type="float">
            <text:p>0,25</text:p>
          </table:table-cell>
          <table:table-cell table:formula="of:=[.B11]-[.B10]" office:value-type="float" office:value="64" calcext:value-type="float">
            <text:p>64</text:p>
          </table:table-cell>
          <table:table-cell table:formula="of:=[.C11]-[.C10]" office:value-type="float" office:value="0.04" calcext:value-type="float">
            <text:p>0,04</text:p>
          </table:table-cell>
          <table:table-cell table:formula="of:=[.D10]/[.E10]" office:value-type="float" office:value="1600" calcext:value-type="float">
            <text:p>1600</text:p>
          </table:table-cell>
          <table:table-cell table:formula="of:=[.B10]/[.E$2]" office:value-type="float" office:value="23.389279913373" calcext:value-type="float">
            <text:p>23,39</text:p>
          </table:table-cell>
          <table:table-cell table:formula="of:=[.C10]/[.A$2]" office:value-type="percentage" office:value="0.01" calcext:value-type="percentage">
            <text:p>1,00%</text:p>
          </table:table-cell>
          <table:table-cell table:style-name="ce14" table:formula="of:=[.H10]+0.002" office:value-type="percentage" office:value="0.012" calcext:value-type="percentage">
            <text:p>1,20%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96" calcext:value-type="float">
            <text:p>496</text:p>
          </table:table-cell>
          <table:table-cell office:value-type="float" office:value="0.29" calcext:value-type="float">
            <text:p>0,29</text:p>
          </table:table-cell>
          <table:table-cell table:formula="of:=[.B12]-[.B11]" office:value-type="float" office:value="65" calcext:value-type="float">
            <text:p>65</text:p>
          </table:table-cell>
          <table:table-cell table:formula="of:=[.C12]-[.C11]" office:value-type="float" office:value="0.04" calcext:value-type="float">
            <text:p>0,04</text:p>
          </table:table-cell>
          <table:table-cell table:formula="of:=[.D11]/[.E11]" office:value-type="float" office:value="1625" calcext:value-type="float">
            <text:p>1625</text:p>
          </table:table-cell>
          <table:table-cell table:formula="of:=[.B11]/[.E$2]" office:value-type="float" office:value="26.8543584190579" calcext:value-type="float">
            <text:p>26,85</text:p>
          </table:table-cell>
          <table:table-cell table:formula="of:=[.C11]/[.A$2]" office:value-type="percentage" office:value="0.0116" calcext:value-type="percentage">
            <text:p>1,16%</text:p>
          </table:table-cell>
          <table:table-cell table:style-name="ce14" table:formula="of:=[.H11]+0.002" office:value-type="percentage" office:value="0.0136" calcext:value-type="percentage">
            <text:p>1,36%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61" calcext:value-type="float">
            <text:p>561</text:p>
          </table:table-cell>
          <table:table-cell office:value-type="float" office:value="0.33" calcext:value-type="float">
            <text:p>0,33</text:p>
          </table:table-cell>
          <table:table-cell table:formula="of:=[.B13]-[.B12]" office:value-type="float" office:value="63" calcext:value-type="float">
            <text:p>63</text:p>
          </table:table-cell>
          <table:table-cell table:formula="of:=[.C13]-[.C12]" office:value-type="float" office:value="0.04" calcext:value-type="float">
            <text:p>0,04</text:p>
          </table:table-cell>
          <table:table-cell table:formula="of:=[.D12]/[.E12]" office:value-type="float" office:value="1575" calcext:value-type="float">
            <text:p>1575</text:p>
          </table:table-cell>
          <table:table-cell table:formula="of:=[.B12]/[.E$2]" office:value-type="float" office:value="30.3735787763942" calcext:value-type="float">
            <text:p>30,37</text:p>
          </table:table-cell>
          <table:table-cell table:formula="of:=[.C12]/[.A$2]" office:value-type="percentage" office:value="0.0132" calcext:value-type="percentage">
            <text:p>1,32%</text:p>
          </table:table-cell>
          <table:table-cell table:style-name="ce14" table:formula="of:=[.H12]+0.002" office:value-type="percentage" office:value="0.0152" calcext:value-type="percentage">
            <text:p>1,52%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24" calcext:value-type="float">
            <text:p>624</text:p>
          </table:table-cell>
          <table:table-cell office:value-type="float" office:value="0.37" calcext:value-type="float">
            <text:p>0,37</text:p>
          </table:table-cell>
          <table:table-cell table:formula="of:=[.B14]-[.B13]" office:value-type="float" office:value="51" calcext:value-type="float">
            <text:p>51</text:p>
          </table:table-cell>
          <table:table-cell table:formula="of:=[.C14]-[.C13]" office:value-type="float" office:value="0.04" calcext:value-type="float">
            <text:p>0,04</text:p>
          </table:table-cell>
          <table:table-cell table:formula="of:=[.D13]/[.E13]" office:value-type="float" office:value="1275" calcext:value-type="float">
            <text:p>1275</text:p>
          </table:table-cell>
          <table:table-cell table:formula="of:=[.B13]/[.E$2]" office:value-type="float" office:value="33.7845154304277" calcext:value-type="float">
            <text:p>33,78</text:p>
          </table:table-cell>
          <table:table-cell table:formula="of:=[.C13]/[.A$2]" office:value-type="percentage" office:value="0.0148" calcext:value-type="percentage">
            <text:p>1,48%</text:p>
          </table:table-cell>
          <table:table-cell table:style-name="ce14" table:formula="of:=[.H13]+0.002" office:value-type="percentage" office:value="0.0168" calcext:value-type="percentage">
            <text:p>1,68%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75" calcext:value-type="float">
            <text:p>675</text:p>
          </table:table-cell>
          <table:table-cell office:value-type="float" office:value="0.41" calcext:value-type="float">
            <text:p>0,41</text:p>
          </table:table-cell>
          <table:table-cell table:formula="of:=[.B15]-[.B14]" office:value-type="float" office:value="58" calcext:value-type="float">
            <text:p>58</text:p>
          </table:table-cell>
          <table:table-cell table:formula="of:=[.C15]-[.C14]" office:value-type="float" office:value="0.04" calcext:value-type="float">
            <text:p>0,04</text:p>
          </table:table-cell>
          <table:table-cell table:formula="of:=[.D14]/[.E14]" office:value-type="float" office:value="1450" calcext:value-type="float">
            <text:p>1450</text:p>
          </table:table-cell>
          <table:table-cell table:formula="of:=[.B14]/[.E$2]" office:value-type="float" office:value="36.5457498646454" calcext:value-type="float">
            <text:p>36,55</text:p>
          </table:table-cell>
          <table:table-cell table:formula="of:=[.C14]/[.A$2]" office:value-type="percentage" office:value="0.0164" calcext:value-type="percentage">
            <text:p>1,64%</text:p>
          </table:table-cell>
          <table:table-cell table:style-name="ce14" table:formula="of:=[.H14]+0.002" office:value-type="percentage" office:value="0.0184" calcext:value-type="percentage">
            <text:p>1,84%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33" calcext:value-type="float">
            <text:p>733</text:p>
          </table:table-cell>
          <table:table-cell office:value-type="float" office:value="0.45" calcext:value-type="float">
            <text:p>0,45</text:p>
          </table:table-cell>
          <table:table-cell table:formula="of:=[.B16]-[.B15]" office:value-type="float" office:value="108" calcext:value-type="float">
            <text:p>108</text:p>
          </table:table-cell>
          <table:table-cell table:formula="of:=[.C16]-[.C15]" office:value-type="float" office:value="0.08" calcext:value-type="float">
            <text:p>0,08</text:p>
          </table:table-cell>
          <table:table-cell table:formula="of:=[.D15]/[.E15]" office:value-type="float" office:value="1350" calcext:value-type="float">
            <text:p>1350</text:p>
          </table:table-cell>
          <table:table-cell table:formula="of:=[.B15]/[.E$2]" office:value-type="float" office:value="39.6859772604223" calcext:value-type="float">
            <text:p>39,69</text:p>
          </table:table-cell>
          <table:table-cell table:formula="of:=[.C15]/[.A$2]" office:value-type="percentage" office:value="0.018" calcext:value-type="percentage">
            <text:p>1,80%</text:p>
          </table:table-cell>
          <table:table-cell table:style-name="ce14" table:formula="of:=[.H15]+0.002" office:value-type="percentage" office:value="0.02" calcext:value-type="percentage">
            <text:p>2,00%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41" calcext:value-type="float">
            <text:p>841</text:p>
          </table:table-cell>
          <table:table-cell office:value-type="float" office:value="0.53" calcext:value-type="float">
            <text:p>0,53</text:p>
          </table:table-cell>
          <table:table-cell table:formula="of:=[.B17]-[.B16]" office:value-type="float" office:value="128" calcext:value-type="float">
            <text:p>128</text:p>
          </table:table-cell>
          <table:table-cell table:formula="of:=[.C17]-[.C16]" office:value-type="float" office:value="0.08" calcext:value-type="float">
            <text:p>0,08</text:p>
          </table:table-cell>
          <table:table-cell table:formula="of:=[.D16]/[.E16]" office:value-type="float" office:value="1600" calcext:value-type="float">
            <text:p>1600</text:p>
          </table:table-cell>
          <table:table-cell table:formula="of:=[.B16]/[.E$2]" office:value-type="float" office:value="45.5332972387656" calcext:value-type="float">
            <text:p>45,53</text:p>
          </table:table-cell>
          <table:table-cell table:formula="of:=[.C16]/[.A$2]" office:value-type="percentage" office:value="0.0212" calcext:value-type="percentage">
            <text:p>2,12%</text:p>
          </table:table-cell>
          <table:table-cell table:style-name="ce14" table:formula="of:=[.H16]+0.002" office:value-type="percentage" office:value="0.0232" calcext:value-type="percentage">
            <text:p>2,32%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69" calcext:value-type="float">
            <text:p>969</text:p>
          </table:table-cell>
          <table:table-cell office:value-type="float" office:value="0.61" calcext:value-type="float">
            <text:p>0,61</text:p>
          </table:table-cell>
          <table:table-cell table:formula="of:=[.B18]-[.B17]" office:value-type="float" office:value="102" calcext:value-type="float">
            <text:p>102</text:p>
          </table:table-cell>
          <table:table-cell table:formula="of:=[.C18]-[.C17]" office:value-type="float" office:value="0.0800000000000001" calcext:value-type="float">
            <text:p>0,08</text:p>
          </table:table-cell>
          <table:table-cell table:formula="of:=[.D17]/[.E17]" office:value-type="float" office:value="1275" calcext:value-type="float">
            <text:p>1275</text:p>
          </table:table-cell>
          <table:table-cell table:formula="of:=[.B17]/[.E$2]" office:value-type="float" office:value="52.4634542501354" calcext:value-type="float">
            <text:p>52,46</text:p>
          </table:table-cell>
          <table:table-cell table:formula="of:=[.C17]/[.A$2]" office:value-type="percentage" office:value="0.0244" calcext:value-type="percentage">
            <text:p>2,44%</text:p>
          </table:table-cell>
          <table:table-cell table:style-name="ce14" table:formula="of:=[.H17]+0.002" office:value-type="percentage" office:value="0.0264" calcext:value-type="percentage">
            <text:p>2,64%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float" office:value="1071" calcext:value-type="float">
            <text:p>1071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table:formula="of:=[.B19]-[.B18]" office:value-type="float" office:value="76" calcext:value-type="float">
            <text:p>76</text:p>
          </table:table-cell>
          <table:table-cell table:style-name="ce7" table:formula="of:=[.C19]-[.C18]" office:value-type="float" office:value="0.08" calcext:value-type="float">
            <text:p>0,08</text:p>
          </table:table-cell>
          <table:table-cell table:style-name="ce7" table:formula="of:=[.D18]/[.E18]" office:value-type="float" office:value="950.000000000001" calcext:value-type="float">
            <text:p>950,000000000001</text:p>
          </table:table-cell>
          <table:table-cell table:style-name="ce11" table:formula="of:=[.B18]/[.E$2]" office:value-type="float" office:value="57.9859231185707" calcext:value-type="float">
            <text:p>57,99</text:p>
          </table:table-cell>
          <table:table-cell table:style-name="ce15" table:formula="of:=[.C18]/[.A$2]" office:value-type="percentage" office:value="0.0276" calcext:value-type="percentage">
            <text:p>2,76%</text:p>
          </table:table-cell>
          <table:table-cell table:style-name="ce14" table:formula="of:=[.H18]+0.002" office:value-type="percentage" office:value="0.0296" calcext:value-type="percentage">
            <text:p>2,96%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 office:value-type="float" office:value="1147" calcext:value-type="float">
            <text:p>1147</text:p>
          </table:table-cell>
          <table:table-cell table:style-name="ce7" office:value-type="float" office:value="0.77" calcext:value-type="float">
            <text:p>0,77</text:p>
          </table:table-cell>
          <table:table-cell table:style-name="ce7" table:formula="of:=[.B20]-[.B19]" office:value-type="float" office:value="51" calcext:value-type="float">
            <text:p>51</text:p>
          </table:table-cell>
          <table:table-cell table:style-name="ce7" table:formula="of:=[.C20]-[.C19]" office:value-type="float" office:value="0.04" calcext:value-type="float">
            <text:p>0,04</text:p>
          </table:table-cell>
          <table:table-cell table:style-name="ce7" table:formula="of:=[.D19]/[.E19]" office:value-type="float" office:value="1275" calcext:value-type="float">
            <text:p>1275</text:p>
          </table:table-cell>
          <table:table-cell table:formula="of:=[.B19]/[.E$2]" office:value-type="float" office:value="62.1007038440715" calcext:value-type="float">
            <text:p>62,10</text:p>
          </table:table-cell>
          <table:table-cell table:style-name="ce15" table:formula="of:=[.C19]/[.A$2]" office:value-type="percentage" office:value="0.0308" calcext:value-type="percentage">
            <text:p>3,08%</text:p>
          </table:table-cell>
          <table:table-cell table:style-name="ce14" table:formula="of:=[.H19]+0.002" office:value-type="percentage" office:value="0.0328" calcext:value-type="percentage">
            <text:p>3,28%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 office:value-type="float" office:value="1198" calcext:value-type="float">
            <text:p>1198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table:formula="of:=[.B21]-[.B20]" office:value-type="float" office:value="77" calcext:value-type="float">
            <text:p>77</text:p>
          </table:table-cell>
          <table:table-cell table:style-name="ce7" table:formula="of:=[.C21]-[.C20]" office:value-type="float" office:value="0.08" calcext:value-type="float">
            <text:p>0,08</text:p>
          </table:table-cell>
          <table:table-cell table:style-name="ce7" table:formula="of:=[.D20]/[.E20]" office:value-type="float" office:value="962.500000000001" calcext:value-type="float">
            <text:p>962,500000000001</text:p>
          </table:table-cell>
          <table:table-cell table:formula="of:=[.B20]/[.E$2]" office:value-type="float" office:value="64.8619382782891" calcext:value-type="float">
            <text:p>64,86</text:p>
          </table:table-cell>
          <table:table-cell table:style-name="ce15" table:formula="of:=[.C20]/[.A$2]" office:value-type="percentage" office:value="0.0324" calcext:value-type="percentage">
            <text:p>3,24%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 office:value-type="float" office:value="1275" calcext:value-type="float">
            <text:p>1275</text:p>
          </table:table-cell>
          <table:table-cell table:style-name="ce7" office:value-type="float" office:value="0.89" calcext:value-type="float">
            <text:p>0,89</text:p>
          </table:table-cell>
          <table:table-cell table:style-name="ce7" table:formula="of:=[.B22]-[.B21]" office:value-type="float" office:value="51" calcext:value-type="float">
            <text:p>51</text:p>
          </table:table-cell>
          <table:table-cell table:style-name="ce7" table:formula="of:=[.C22]-[.C21]" office:value-type="float" office:value="0.08" calcext:value-type="float">
            <text:p>0,08</text:p>
          </table:table-cell>
          <table:table-cell table:style-name="ce7" table:formula="of:=[.D21]/[.E21]" office:value-type="float" office:value="637.5" calcext:value-type="float">
            <text:p>637,5</text:p>
          </table:table-cell>
          <table:table-cell table:style-name="ce12" table:formula="of:=[.B21]/[.E$2]" office:value-type="float" office:value="69.0308608554413" calcext:value-type="float">
            <text:p>69,03</text:p>
          </table:table-cell>
          <table:table-cell table:style-name="ce15" table:formula="of:=[.C21]/[.A$2]" office:value-type="percentage" office:value="0.0356" calcext:value-type="percentage">
            <text:p>3,56%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 office:value-type="float" office:value="1326" calcext:value-type="float">
            <text:p>1326</text:p>
          </table:table-cell>
          <table:table-cell table:style-name="ce7" office:value-type="float" office:value="0.97" calcext:value-type="float">
            <text:p>0,97</text:p>
          </table:table-cell>
          <table:table-cell table:style-name="ce7" table:formula="of:=[.B23]-[.B22]" office:value-type="float" office:value="38" calcext:value-type="float">
            <text:p>38</text:p>
          </table:table-cell>
          <table:table-cell table:style-name="ce7" table:formula="of:=[.C23]-[.C22]" office:value-type="float" office:value="0.0800000000000001" calcext:value-type="float">
            <text:p>0,08</text:p>
          </table:table-cell>
          <table:table-cell table:style-name="ce7" table:formula="of:=[.D22]/[.E22]" office:value-type="float" office:value="475" calcext:value-type="float">
            <text:p>475</text:p>
          </table:table-cell>
          <table:table-cell table:formula="of:=[.B22]/[.E$2]" office:value-type="float" office:value="71.7920952896589" calcext:value-type="float">
            <text:p>71,79</text:p>
          </table:table-cell>
          <table:table-cell table:style-name="ce15" table:formula="of:=[.C22]/[.A$2]" office:value-type="percentage" office:value="0.0388" calcext:value-type="percentage">
            <text:p>3,88%</text:p>
          </table:table-cell>
          <table:table-cell table:number-columns-repeated="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 office:value-type="float" office:value="1364" calcext:value-type="float">
            <text:p>1364</text:p>
          </table:table-cell>
          <table:table-cell table:style-name="ce7" office:value-type="float" office:value="1.05" calcext:value-type="float">
            <text:p>1,05</text:p>
          </table:table-cell>
          <table:table-cell table:style-name="ce7" table:formula="of:=[.B24]-[.B23]" office:value-type="float" office:value="13" calcext:value-type="float">
            <text:p>13</text:p>
          </table:table-cell>
          <table:table-cell table:style-name="ce7" table:formula="of:=[.C24]-[.C23]" office:value-type="float" office:value="0.04" calcext:value-type="float">
            <text:p>0,04</text:p>
          </table:table-cell>
          <table:table-cell table:style-name="ce7" table:formula="of:=[.D23]/[.E23]" office:value-type="float" office:value="325" calcext:value-type="float">
            <text:p>325</text:p>
          </table:table-cell>
          <table:table-cell table:formula="of:=[.B23]/[.E$2]" office:value-type="float" office:value="73.8494856524093" calcext:value-type="float">
            <text:p>73,85</text:p>
          </table:table-cell>
          <table:table-cell table:style-name="ce15" table:formula="of:=[.C23]/[.A$2]" office:value-type="percentage" office:value="0.042" calcext:value-type="percentage">
            <text:p>4,20%</text:p>
          </table:table-cell>
          <table:table-cell table:number-columns-repeated="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 office:value-type="float" office:value="1377" calcext:value-type="float">
            <text:p>1377</text:p>
          </table:table-cell>
          <table:table-cell table:style-name="ce7" office:value-type="float" office:value="1.09" calcext:value-type="float">
            <text:p>1,09</text:p>
          </table:table-cell>
          <table:table-cell table:style-name="ce7" table:formula="of:=[.B25]-[.B24]" office:value-type="float" office:value="6" calcext:value-type="float">
            <text:p>6</text:p>
          </table:table-cell>
          <table:table-cell table:style-name="ce7" table:formula="of:=[.C25]-[.C24]" office:value-type="float" office:value="0.0399999999999998" calcext:value-type="float">
            <text:p>0,04</text:p>
          </table:table-cell>
          <table:table-cell table:style-name="ce7" table:formula="of:=[.D24]/[.E24]" office:value-type="float" office:value="150.000000000001" calcext:value-type="float">
            <text:p>150,000000000001</text:p>
          </table:table-cell>
          <table:table-cell table:formula="of:=[.B24]/[.E$2]" office:value-type="float" office:value="74.5533297238766" calcext:value-type="float">
            <text:p>74,55</text:p>
          </table:table-cell>
          <table:table-cell table:style-name="ce15" table:formula="of:=[.C24]/[.A$2]" office:value-type="percentage" office:value="0.0436" calcext:value-type="percentage">
            <text:p>4,36%</text:p>
          </table:table-cell>
          <table:table-cell table:number-columns-repeated="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 office:value-type="float" office:value="1383" calcext:value-type="float">
            <text:p>1383</text:p>
          </table:table-cell>
          <table:table-cell table:style-name="ce7" office:value-type="float" office:value="1.13" calcext:value-type="float">
            <text:p>1,13</text:p>
          </table:table-cell>
          <table:table-cell table:style-name="ce7" table:formula="of:=[.B26]-[.B25]" office:value-type="float" office:value="7" calcext:value-type="float">
            <text:p>7</text:p>
          </table:table-cell>
          <table:table-cell table:style-name="ce7" table:formula="of:=[.C26]-[.C25]" office:value-type="float" office:value="0.04" calcext:value-type="float">
            <text:p>0,04</text:p>
          </table:table-cell>
          <table:table-cell table:style-name="ce7" table:formula="of:=[.D25]/[.E25]" office:value-type="float" office:value="175" calcext:value-type="float">
            <text:p>175</text:p>
          </table:table-cell>
          <table:table-cell table:formula="of:=[.B25]/[.E$2]" office:value-type="float" office:value="74.8781808337845" calcext:value-type="float">
            <text:p>74,88</text:p>
          </table:table-cell>
          <table:table-cell table:style-name="ce15" table:formula="of:=[.C25]/[.A$2]" office:value-type="percentage" office:value="0.0452" calcext:value-type="percentage">
            <text:p>4,52%</text:p>
          </table:table-cell>
          <table:table-cell table:number-columns-repeated="3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 office:value-type="float" office:value="1390" calcext:value-type="float">
            <text:p>1390</text:p>
          </table:table-cell>
          <table:table-cell table:style-name="ce7" office:value-type="float" office:value="1.17" calcext:value-type="float">
            <text:p>1,17</text:p>
          </table:table-cell>
          <table:table-cell table:style-name="ce7" table:formula="of:=[.B27]-[.B26]" office:value-type="float" office:value="9" calcext:value-type="float">
            <text:p>9</text:p>
          </table:table-cell>
          <table:table-cell table:style-name="ce7" table:formula="of:=[.C27]-[.C26]" office:value-type="float" office:value="0.04" calcext:value-type="float">
            <text:p>0,04</text:p>
          </table:table-cell>
          <table:table-cell table:style-name="ce7" table:formula="of:=[.D26]/[.E26]" office:value-type="float" office:value="225" calcext:value-type="float">
            <text:p>225</text:p>
          </table:table-cell>
          <table:table-cell table:formula="of:=[.B26]/[.E$2]" office:value-type="float" office:value="75.2571737953438" calcext:value-type="float">
            <text:p>75,26</text:p>
          </table:table-cell>
          <table:table-cell table:style-name="ce15" table:formula="of:=[.C26]/[.A$2]" office:value-type="percentage" office:value="0.0468" calcext:value-type="percentage">
            <text:p>4,68%</text:p>
          </table:table-cell>
          <table:table-cell table:number-columns-repeated="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 office:value-type="float" office:value="1399" calcext:value-type="float">
            <text:p>1399</text:p>
          </table:table-cell>
          <table:table-cell table:style-name="ce7" office:value-type="float" office:value="1.21" calcext:value-type="float">
            <text:p>1,21</text:p>
          </table:table-cell>
          <table:table-cell table:style-name="ce7" table:formula="of:=[.B28]-[.B27]" office:value-type="float" office:value="3" calcext:value-type="float">
            <text:p>3</text:p>
          </table:table-cell>
          <table:table-cell table:style-name="ce7" table:formula="of:=[.C28]-[.C27]" office:value-type="float" office:value="0.04" calcext:value-type="float">
            <text:p>0,04</text:p>
          </table:table-cell>
          <table:table-cell table:style-name="ce7" table:formula="of:=[.D27]/[.E27]" office:value-type="float" office:value="74.9999999999999" calcext:value-type="float">
            <text:p>74,9999999999999</text:p>
          </table:table-cell>
          <table:table-cell table:formula="of:=[.B27]/[.E$2]" office:value-type="float" office:value="75.7444504602057" calcext:value-type="float">
            <text:p>75,74</text:p>
          </table:table-cell>
          <table:table-cell table:style-name="ce15" table:formula="of:=[.C27]/[.A$2]" office:value-type="percentage" office:value="0.0484" calcext:value-type="percentage">
            <text:p>4,84%</text:p>
          </table:table-cell>
          <table:table-cell table:number-columns-repeated="3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 office:value-type="float" office:value="1402" calcext:value-type="float">
            <text:p>1402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table:formula="of:=[.B29]-[.B28]" office:value-type="float" office:value="0" calcext:value-type="float">
            <text:p>0</text:p>
          </table:table-cell>
          <table:table-cell table:style-name="ce7" table:formula="of:=[.C29]-[.C28]" office:value-type="float" office:value="0.0800000000000001" calcext:value-type="float">
            <text:p>0,08</text:p>
          </table:table-cell>
          <table:table-cell table:style-name="ce7" table:formula="of:=[.D28]/[.E28]" office:value-type="float" office:value="0" calcext:value-type="float">
            <text:p>0</text:p>
          </table:table-cell>
          <table:table-cell table:formula="of:=[.B28]/[.E$2]" office:value-type="float" office:value="75.9068760151597" calcext:value-type="float">
            <text:p>75,91</text:p>
          </table:table-cell>
          <table:table-cell table:style-name="ce15" table:formula="of:=[.C28]/[.A$2]" office:value-type="percentage" office:value="0.05" calcext:value-type="percentage">
            <text:p>5,00%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 office:value-type="float" office:value="1402" calcext:value-type="float">
            <text:p>1402</text:p>
          </table:table-cell>
          <table:table-cell table:style-name="ce7" office:value-type="float" office:value="1.33" calcext:value-type="float">
            <text:p>1,33</text:p>
          </table:table-cell>
          <table:table-cell table:style-name="ce7" table:formula="of:=[.B30]-[.B29]" office:value-type="float" office:value="0" calcext:value-type="float">
            <text:p>0</text:p>
          </table:table-cell>
          <table:table-cell table:style-name="ce7" table:formula="of:=[.C30]-[.C29]" office:value-type="float" office:value="0.0800000000000001" calcext:value-type="float">
            <text:p>0,08</text:p>
          </table:table-cell>
          <table:table-cell table:style-name="ce7" table:formula="of:=[.D29]/[.E29]" office:value-type="float" office:value="0" calcext:value-type="float">
            <text:p>0</text:p>
          </table:table-cell>
          <table:table-cell table:style-name="ce13" table:formula="of:=[.B29]/[.E$2]" office:value-type="float" office:value="75.9068760151597" calcext:value-type="float">
            <text:p>75,91</text:p>
          </table:table-cell>
          <table:table-cell table:style-name="ce15" table:formula="of:=[.C29]/[.A$2]" office:value-type="percentage" office:value="0.0532" calcext:value-type="percentage">
            <text:p>5,32%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402" calcext:value-type="float">
            <text:p>1402</text:p>
          </table:table-cell>
          <table:table-cell office:value-type="float" office:value="1.41" calcext:value-type="float">
            <text:p>1,41</text:p>
          </table:table-cell>
          <table:table-cell table:formula="of:=[.B31]-[.B30]" office:value-type="float" office:value="0" calcext:value-type="float">
            <text:p>0</text:p>
          </table:table-cell>
          <table:table-cell table:formula="of:=[.C31]-[.C30]" office:value-type="float" office:value="0.0399999999999998" calcext:value-type="float">
            <text:p>0,04</text:p>
          </table:table-cell>
          <table:table-cell table:formula="of:=[.D30]/[.E30]" office:value-type="float" office:value="0" calcext:value-type="float">
            <text:p>0</text:p>
          </table:table-cell>
          <table:table-cell table:formula="of:=[.B30]/[.E$2]" office:value-type="float" office:value="75.9068760151597" calcext:value-type="float">
            <text:p>75,91</text:p>
          </table:table-cell>
          <table:table-cell table:formula="of:=[.C30]/[.A$2]" office:value-type="percentage" office:value="0.0564" calcext:value-type="percentage">
            <text:p>5,64%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402" calcext:value-type="float">
            <text:p>1402</text:p>
          </table:table-cell>
          <table:table-cell office:value-type="float" office:value="1.45" calcext:value-type="float">
            <text:p>1,45</text:p>
          </table:table-cell>
          <table:table-cell table:formula="of:=[.B32]-[.B31]" office:value-type="float" office:value="-10" calcext:value-type="float">
            <text:p>-10</text:p>
          </table:table-cell>
          <table:table-cell table:formula="of:=[.C32]-[.C31]" office:value-type="float" office:value="0.04" calcext:value-type="float">
            <text:p>0,04</text:p>
          </table:table-cell>
          <table:table-cell table:formula="of:=[.D31]/[.E31]" office:value-type="float" office:value="-250" calcext:value-type="float">
            <text:p>-250</text:p>
          </table:table-cell>
          <table:table-cell table:formula="of:=[.B31]/[.E$2]" office:value-type="float" office:value="75.9068760151597" calcext:value-type="float">
            <text:p>75,91</text:p>
          </table:table-cell>
          <table:table-cell table:formula="of:=[.C31]/[.A$2]" office:value-type="percentage" office:value="0.058" calcext:value-type="percentage">
            <text:p>5,80%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92" calcext:value-type="float">
            <text:p>1392</text:p>
          </table:table-cell>
          <table:table-cell office:value-type="float" office:value="1.49" calcext:value-type="float">
            <text:p>1,49</text:p>
          </table:table-cell>
          <table:table-cell table:formula="of:=[.B33]-[.B32]" office:value-type="float" office:value="-3" calcext:value-type="float">
            <text:p>-3</text:p>
          </table:table-cell>
          <table:table-cell table:formula="of:=[.C33]-[.C32]" office:value-type="float" office:value="0.04" calcext:value-type="float">
            <text:p>0,04</text:p>
          </table:table-cell>
          <table:table-cell table:formula="of:=[.D32]/[.E32]" office:value-type="float" office:value="-74.9999999999999" calcext:value-type="float">
            <text:p>-74,9999999999999</text:p>
          </table:table-cell>
          <table:table-cell table:formula="of:=[.B32]/[.E$2]" office:value-type="float" office:value="75.3654574986465" calcext:value-type="float">
            <text:p>75,37</text:p>
          </table:table-cell>
          <table:table-cell table:formula="of:=[.C32]/[.A$2]" office:value-type="percentage" office:value="0.0596" calcext:value-type="percentage">
            <text:p>5,96%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389" calcext:value-type="float">
            <text:p>1389</text:p>
          </table:table-cell>
          <table:table-cell office:value-type="float" office:value="1.53" calcext:value-type="float">
            <text:p>1,53</text:p>
          </table:table-cell>
          <table:table-cell table:formula="of:=[.B34]-[.B33]" office:value-type="float" office:value="0" calcext:value-type="float">
            <text:p>0</text:p>
          </table:table-cell>
          <table:table-cell table:formula="of:=[.C34]-[.C33]" office:value-type="float" office:value="0.04" calcext:value-type="float">
            <text:p>0,04</text:p>
          </table:table-cell>
          <table:table-cell table:formula="of:=[.D33]/[.E33]" office:value-type="float" office:value="0" calcext:value-type="float">
            <text:p>0</text:p>
          </table:table-cell>
          <table:table-cell table:formula="of:=[.B33]/[.E$2]" office:value-type="float" office:value="75.2030319436925" calcext:value-type="float">
            <text:p>75,20</text:p>
          </table:table-cell>
          <table:table-cell table:formula="of:=[.C33]/[.A$2]" office:value-type="percentage" office:value="0.0612" calcext:value-type="percentage">
            <text:p>6,12%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389" calcext:value-type="float">
            <text:p>1389</text:p>
          </table:table-cell>
          <table:table-cell office:value-type="float" office:value="1.57" calcext:value-type="float">
            <text:p>1,57</text:p>
          </table:table-cell>
          <table:table-cell table:formula="of:=[.B35]-[.B34]" office:value-type="float" office:value="-1" calcext:value-type="float">
            <text:p>-1</text:p>
          </table:table-cell>
          <table:table-cell table:formula="of:=[.C35]-[.C34]" office:value-type="float" office:value="0.0399999999999998" calcext:value-type="float">
            <text:p>0,04</text:p>
          </table:table-cell>
          <table:table-cell table:formula="of:=[.D34]/[.E34]" office:value-type="float" office:value="-25.0000000000001" calcext:value-type="float">
            <text:p>-25,0000000000001</text:p>
          </table:table-cell>
          <table:table-cell table:formula="of:=[.B34]/[.E$2]" office:value-type="float" office:value="75.2030319436925" calcext:value-type="float">
            <text:p>75,20</text:p>
          </table:table-cell>
          <table:table-cell table:formula="of:=[.C34]/[.A$2]" office:value-type="percentage" office:value="0.0628" calcext:value-type="percentage">
            <text:p>6,28%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388" calcext:value-type="float">
            <text:p>1388</text:p>
          </table:table-cell>
          <table:table-cell office:value-type="float" office:value="1.61" calcext:value-type="float">
            <text:p>1,61</text:p>
          </table:table-cell>
          <table:table-cell table:formula="of:=[.B36]-[.B35]" office:value-type="float" office:value="-4" calcext:value-type="float">
            <text:p>-4</text:p>
          </table:table-cell>
          <table:table-cell table:formula="of:=[.C36]-[.C35]" office:value-type="float" office:value="0.04" calcext:value-type="float">
            <text:p>0,04</text:p>
          </table:table-cell>
          <table:table-cell table:formula="of:=[.D35]/[.E35]" office:value-type="float" office:value="-99.9999999999999" calcext:value-type="float">
            <text:p>-99,9999999999999</text:p>
          </table:table-cell>
          <table:table-cell table:formula="of:=[.B35]/[.E$2]" office:value-type="float" office:value="75.1488900920412" calcext:value-type="float">
            <text:p>75,15</text:p>
          </table:table-cell>
          <table:table-cell table:formula="of:=[.C35]/[.A$2]" office:value-type="percentage" office:value="0.0644" calcext:value-type="percentage">
            <text:p>6,44%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384" calcext:value-type="float">
            <text:p>1384</text:p>
          </table:table-cell>
          <table:table-cell office:value-type="float" office:value="1.65" calcext:value-type="float">
            <text:p>1,65</text:p>
          </table:table-cell>
          <table:table-cell table:formula="of:=[.B37]-[.B36]" office:value-type="float" office:value="-4" calcext:value-type="float">
            <text:p>-4</text:p>
          </table:table-cell>
          <table:table-cell table:formula="of:=[.C37]-[.C36]" office:value-type="float" office:value="0.04" calcext:value-type="float">
            <text:p>0,04</text:p>
          </table:table-cell>
          <table:table-cell table:formula="of:=[.D36]/[.E36]" office:value-type="float" office:value="-99.9999999999999" calcext:value-type="float">
            <text:p>-99,9999999999999</text:p>
          </table:table-cell>
          <table:table-cell table:formula="of:=[.B36]/[.E$2]" office:value-type="float" office:value="74.9323226854358" calcext:value-type="float">
            <text:p>74,93</text:p>
          </table:table-cell>
          <table:table-cell table:formula="of:=[.C36]/[.A$2]" office:value-type="percentage" office:value="0.066" calcext:value-type="percentage">
            <text:p>6,60%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380" calcext:value-type="float">
            <text:p>1380</text:p>
          </table:table-cell>
          <table:table-cell office:value-type="float" office:value="1.69" calcext:value-type="float">
            <text:p>1,69</text:p>
          </table:table-cell>
          <table:table-cell table:formula="of:=[.B38]-[.B37]" office:value-type="float" office:value="-3" calcext:value-type="float">
            <text:p>-3</text:p>
          </table:table-cell>
          <table:table-cell table:formula="of:=[.C38]-[.C37]" office:value-type="float" office:value="0.04" calcext:value-type="float">
            <text:p>0,04</text:p>
          </table:table-cell>
          <table:table-cell table:formula="of:=[.D37]/[.E37]" office:value-type="float" office:value="-74.9999999999999" calcext:value-type="float">
            <text:p>-74,9999999999999</text:p>
          </table:table-cell>
          <table:table-cell table:formula="of:=[.B37]/[.E$2]" office:value-type="float" office:value="74.7157552788305" calcext:value-type="float">
            <text:p>74,72</text:p>
          </table:table-cell>
          <table:table-cell table:formula="of:=[.C37]/[.A$2]" office:value-type="percentage" office:value="0.0676" calcext:value-type="percentage">
            <text:p>6,76%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377" calcext:value-type="float">
            <text:p>1377</text:p>
          </table:table-cell>
          <table:table-cell office:value-type="float" office:value="1.73" calcext:value-type="float">
            <text:p>1,73</text:p>
          </table:table-cell>
          <table:table-cell table:formula="of:=[.B39]-[.B38]" office:value-type="float" office:value="-6" calcext:value-type="float">
            <text:p>-6</text:p>
          </table:table-cell>
          <table:table-cell table:formula="of:=[.C39]-[.C38]" office:value-type="float" office:value="0.04" calcext:value-type="float">
            <text:p>0,04</text:p>
          </table:table-cell>
          <table:table-cell table:formula="of:=[.D38]/[.E38]" office:value-type="float" office:value="-150" calcext:value-type="float">
            <text:p>-150</text:p>
          </table:table-cell>
          <table:table-cell table:formula="of:=[.B38]/[.E$2]" office:value-type="float" office:value="74.5533297238766" calcext:value-type="float">
            <text:p>74,55</text:p>
          </table:table-cell>
          <table:table-cell table:formula="of:=[.C38]/[.A$2]" office:value-type="percentage" office:value="0.0692" calcext:value-type="percentage">
            <text:p>6,92%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371" calcext:value-type="float">
            <text:p>1371</text:p>
          </table:table-cell>
          <table:table-cell office:value-type="float" office:value="1.77" calcext:value-type="float">
            <text:p>1,77</text:p>
          </table:table-cell>
          <table:table-cell table:formula="of:=[.B40]-[.B39]" office:value-type="float" office:value="-7" calcext:value-type="float">
            <text:p>-7</text:p>
          </table:table-cell>
          <table:table-cell table:formula="of:=[.C40]-[.C39]" office:value-type="float" office:value="0.04" calcext:value-type="float">
            <text:p>0,04</text:p>
          </table:table-cell>
          <table:table-cell table:formula="of:=[.D39]/[.E39]" office:value-type="float" office:value="-175" calcext:value-type="float">
            <text:p>-175</text:p>
          </table:table-cell>
          <table:table-cell table:formula="of:=[.B39]/[.E$2]" office:value-type="float" office:value="74.2284786139686" calcext:value-type="float">
            <text:p>74,23</text:p>
          </table:table-cell>
          <table:table-cell table:formula="of:=[.C39]/[.A$2]" office:value-type="percentage" office:value="0.0708" calcext:value-type="percentage">
            <text:p>7,08%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364" calcext:value-type="float">
            <text:p>1364</text:p>
          </table:table-cell>
          <table:table-cell office:value-type="float" office:value="1.81" calcext:value-type="float">
            <text:p>1,81</text:p>
          </table:table-cell>
          <table:table-cell table:formula="of:=[.B41]-[.B40]" office:value-type="float" office:value="-13" calcext:value-type="float">
            <text:p>-13</text:p>
          </table:table-cell>
          <table:table-cell table:formula="of:=[.C41]-[.C40]" office:value-type="float" office:value="0.0800000000000001" calcext:value-type="float">
            <text:p>0,08</text:p>
          </table:table-cell>
          <table:table-cell table:formula="of:=[.D40]/[.E40]" office:value-type="float" office:value="-162.5" calcext:value-type="float">
            <text:p>-162,5</text:p>
          </table:table-cell>
          <table:table-cell table:formula="of:=[.B40]/[.E$2]" office:value-type="float" office:value="73.8494856524093" calcext:value-type="float">
            <text:p>73,85</text:p>
          </table:table-cell>
          <table:table-cell table:formula="of:=[.C40]/[.A$2]" office:value-type="percentage" office:value="0.0724" calcext:value-type="percentage">
            <text:p>7,24%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351" calcext:value-type="float">
            <text:p>1351</text:p>
          </table:table-cell>
          <table:table-cell office:value-type="float" office:value="1.89" calcext:value-type="float">
            <text:p>1,89</text:p>
          </table:table-cell>
          <table:table-cell table:formula="of:=[.B42]-[.B41]" office:value-type="float" office:value="-6" calcext:value-type="float">
            <text:p>-6</text:p>
          </table:table-cell>
          <table:table-cell table:formula="of:=[.C42]-[.C41]" office:value-type="float" office:value="0.0799999999999999" calcext:value-type="float">
            <text:p>0,08</text:p>
          </table:table-cell>
          <table:table-cell table:formula="of:=[.D41]/[.E41]" office:value-type="float" office:value="-75.0000000000001" calcext:value-type="float">
            <text:p>-75,0000000000001</text:p>
          </table:table-cell>
          <table:table-cell table:formula="of:=[.B41]/[.E$2]" office:value-type="float" office:value="73.1456415809421" calcext:value-type="float">
            <text:p>73,15</text:p>
          </table:table-cell>
          <table:table-cell table:formula="of:=[.C41]/[.A$2]" office:value-type="percentage" office:value="0.0756" calcext:value-type="percentage">
            <text:p>7,56%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345" calcext:value-type="float">
            <text:p>1345</text:p>
          </table:table-cell>
          <table:table-cell office:value-type="float" office:value="1.97" calcext:value-type="float">
            <text:p>1,97</text:p>
          </table:table-cell>
          <table:table-cell table:formula="of:=[.B43]-[.B42]" office:value-type="float" office:value="-4" calcext:value-type="float">
            <text:p>-4</text:p>
          </table:table-cell>
          <table:table-cell table:formula="of:=[.C43]-[.C42]" office:value-type="float" office:value="0.0399999999999998" calcext:value-type="float">
            <text:p>0,04</text:p>
          </table:table-cell>
          <table:table-cell table:formula="of:=[.D42]/[.E42]" office:value-type="float" office:value="-100" calcext:value-type="float">
            <text:p>-100</text:p>
          </table:table-cell>
          <table:table-cell table:formula="of:=[.B42]/[.E$2]" office:value-type="float" office:value="72.8207904710341" calcext:value-type="float">
            <text:p>72,82</text:p>
          </table:table-cell>
          <table:table-cell table:formula="of:=[.C42]/[.A$2]" office:value-type="percentage" office:value="0.0788" calcext:value-type="percentage">
            <text:p>7,88%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41" calcext:value-type="float">
            <text:p>1341</text:p>
          </table:table-cell>
          <table:table-cell office:value-type="float" office:value="2.01" calcext:value-type="float">
            <text:p>2,01</text:p>
          </table:table-cell>
          <table:table-cell table:number-columns-repeated="3"/>
          <table:table-cell table:formula="of:=[.B43]/[.E$2]" office:value-type="float" office:value="72.6042230644288" calcext:value-type="float">
            <text:p>72,60</text:p>
          </table:table-cell>
          <table:table-cell table:formula="of:=[.C43]/[.A$2]" office:value-type="percentage" office:value="0.0804" calcext:value-type="percentage">
            <text:p>8,04%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Default" table:number-columns-repeated="4"/>
          <table:table-cell table:style-name="ce8"/>
          <table:table-cell table:style-name="Default" table:number-columns-repeated="4"/>
          <table:table-cell table:number-columns-repeated="2"/>
        </table:table-row>
      </table:table>
      <table:table table:name="15" table:style-name="ta1">
        <table:shapes>
          <draw:frame draw:z-index="0" draw:style-name="gr1" draw:text-style-name="P1" svg:width="97.74mm" svg:height="58.13mm" svg:x="199.88mm" svg:y="12.22mm">
            <loext:p draw:notify-on-update-of-ranges="'15'.C4:'15'.C43 '15'.B4:'15'.B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97.74mm" svg:height="58.13mm" svg:x="201.33mm" svg:y="73.68mm">
            <loext:p draw:notify-on-update-of-ranges="'15'.H4:'15'.H43 '15'.G4:'15'.G43 '15'.I4:'15'.I19 '15'.G4:'15'.G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9"/>
        <table:table-column table:style-name="co2" table:number-columns-repeated="3" table:default-cell-style-name="ce34"/>
        <table:table-column table:style-name="co2" table:default-cell-style-name="ce29"/>
        <table:table-column table:style-name="co2" table:default-cell-style-name="ce34"/>
        <table:table-column table:style-name="co2" table:default-cell-style-name="ce42"/>
        <table:table-column table:style-name="co2" table:default-cell-style-name="ce51"/>
        <table:table-column table:style-name="co2" table:default-cell-style-name="ce19"/>
        <table:table-column table:style-name="co2" table:number-columns-repeated="20" table:default-cell-style-name="Default"/>
        <table:table-row table:style-name="ro1">
          <table:table-cell table:style-name="ce26" office:value-type="string" calcext:value-type="string" table:number-columns-spanned="4" table:number-rows-spanned="1">
            <text:p>Длина l<text:span text:style-name="T1">0</text:span><text:span text:style-name="T2"> , мм</text:span></text:p>
          </table:table-cell>
          <table:covered-table-cell table:style-name="ce31"/>
          <table:covered-table-cell table:number-columns-repeated="2" table:style-name="ce36"/>
          <table:table-cell table:style-name="ce38" office:value-type="string" calcext:value-type="string" table:number-columns-spanned="4" table:number-rows-spanned="1">
            <text:p>Площадь поперечного сечения S<text:span text:style-name="T1">0 </text:span>, мм<text:span text:style-name="T4">2</text:span></text:p>
          </table:table-cell>
          <table:covered-table-cell table:number-columns-repeated="2" table:style-name="ce31"/>
          <table:covered-table-cell table:style-name="ce48"/>
          <table:table-cell table:style-name="ce16" office:value-type="string" calcext:value-type="string">
            <text:p>σ<text:span text:style-name="T1">пц</text:span></text:p>
          </table:table-cell>
          <table:table-cell table:style-name="ce20" office:value-type="string" calcext:value-type="string">
            <text:p>σ<text:span text:style-name="T1">T</text:span></text:p>
          </table:table-cell>
          <table:table-cell table:style-name="ce22" office:value-type="string" calcext:value-type="string">
            <text:p>σ<text:span text:style-name="T1">проч</text:span></text:p>
          </table:table-cell>
          <table:table-cell table:number-columns-repeated="18"/>
        </table:table-row>
        <table:table-row table:style-name="ro2">
          <table:table-cell table:style-name="ce27" office:value-type="float" office:value="25" calcext:value-type="float" table:number-columns-spanned="4" table:number-rows-spanned="1">
            <text:p>25</text:p>
          </table:table-cell>
          <table:covered-table-cell table:style-name="ce32"/>
          <table:covered-table-cell table:number-columns-repeated="2"/>
          <table:table-cell table:style-name="ce39" office:value-type="float" office:value="18.47" calcext:value-type="float" table:number-columns-spanned="4" table:number-rows-spanned="1">
            <text:p>18,47</text:p>
          </table:table-cell>
          <table:covered-table-cell/>
          <table:covered-table-cell table:style-name="ce34"/>
          <table:covered-table-cell table:style-name="ce49"/>
          <table:table-cell table:style-name="ce17" table:formula="of:=[.G23]" office:value-type="float" office:value="62.8045479155387" calcext:value-type="float">
            <text:p>62,80</text:p>
          </table:table-cell>
          <table:table-cell table:style-name="ce21" table:formula="of:=[.G29]" office:value-type="float" office:value="67.6773145641581" calcext:value-type="float">
            <text:p>67,68</text:p>
          </table:table-cell>
          <table:table-cell table:style-name="ce23" table:formula="of:=[.G35]" office:value-type="float" office:value="78.6681104493774" calcext:value-type="float">
            <text:p>78,67</text:p>
          </table:table-cell>
          <table:table-cell table:number-columns-repeated="18"/>
        </table:table-row>
        <table:table-row table:style-name="ro2">
          <table:table-cell table:style-name="ce28" office:value-type="string" calcext:value-type="string">
            <text:p>№</text:p>
          </table:table-cell>
          <table:table-cell table:style-name="ce33" office:value-type="string" calcext:value-type="string">
            <text:p>F, кгс</text:p>
          </table:table-cell>
          <table:table-cell table:style-name="ce33" office:value-type="string" calcext:value-type="string">
            <text:p><text:span text:style-name="T3">Δ</text:span>l, мм</text:p>
          </table:table-cell>
          <table:table-cell table:style-name="ce33" office:value-type="string" calcext:value-type="string">
            <text:p>ΔF, кгс</text:p>
          </table:table-cell>
          <table:table-cell table:style-name="ce28" office:value-type="string" calcext:value-type="string">
            <text:p>Δ(Δl), мм</text:p>
          </table:table-cell>
          <table:table-cell table:style-name="ce33" office:value-type="string" calcext:value-type="string">
            <text:p>tgβ</text:p>
          </table:table-cell>
          <table:table-cell table:style-name="ce41" office:value-type="string" calcext:value-type="string">
            <text:p>σ, Па</text:p>
          </table:table-cell>
          <table:table-cell table:style-name="ce50" office:value-type="string" calcext:value-type="string">
            <text:p>ε, %</text:p>
          </table:table-cell>
          <table:table-cell table:style-name="ce9" office:value-type="string" calcext:value-type="string">
            <text:p>ε + 0,2%</text:p>
          </table:table-cell>
          <table:table-cell table:number-columns-repeated="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1" calcext:value-type="float">
            <text:p>0,1</text:p>
          </table:table-cell>
          <table:table-cell table:formula="of:=[.B5]-[.B4]" office:value-type="float" office:value="38" calcext:value-type="float">
            <text:p>38</text:p>
          </table:table-cell>
          <table:table-cell table:formula="of:=[.C5]-[.C4]" office:value-type="float" office:value="0.04" calcext:value-type="float">
            <text:p>0,04</text:p>
          </table:table-cell>
          <table:table-cell table:formula="of:=[.D4]/[.E4]" office:value-type="float" office:value="950" calcext:value-type="float">
            <text:p>950</text:p>
          </table:table-cell>
          <table:table-cell table:formula="of:=[.B4]/[.E$2]" office:value-type="float" office:value="4.81862479696806" calcext:value-type="float">
            <text:p>4,82</text:p>
          </table:table-cell>
          <table:table-cell table:formula="of:=[.C4]/[.A$2]" office:value-type="percentage" office:value="0.004" calcext:value-type="percentage">
            <text:p>0,40%</text:p>
          </table:table-cell>
          <table:table-cell table:style-name="ce14" table:formula="of:=[.H4]+0.002" office:value-type="percentage" office:value="0.006" calcext:value-type="percentage">
            <text:p>0,60%</text:p>
          </table:table-cell>
          <table:table-cell table:number-columns-repeated="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0.14" calcext:value-type="float">
            <text:p>0,14</text:p>
          </table:table-cell>
          <table:table-cell table:formula="of:=[.B6]-[.B5]" office:value-type="float" office:value="45" calcext:value-type="float">
            <text:p>45</text:p>
          </table:table-cell>
          <table:table-cell table:formula="of:=[.C6]-[.C5]" office:value-type="float" office:value="0.04" calcext:value-type="float">
            <text:p>0,04</text:p>
          </table:table-cell>
          <table:table-cell table:formula="of:=[.D5]/[.E5]" office:value-type="float" office:value="1125" calcext:value-type="float">
            <text:p>1125</text:p>
          </table:table-cell>
          <table:table-cell table:formula="of:=[.B5]/[.E$2]" office:value-type="float" office:value="6.87601515971846" calcext:value-type="float">
            <text:p>6,88</text:p>
          </table:table-cell>
          <table:table-cell table:formula="of:=[.C5]/[.A$2]" office:value-type="percentage" office:value="0.0056" calcext:value-type="percentage">
            <text:p>0,56%</text:p>
          </table:table-cell>
          <table:table-cell table:style-name="ce14" table:formula="of:=[.H5]+0.002" office:value-type="percentage" office:value="0.0076" calcext:value-type="percentage">
            <text:p>0,76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2" calcext:value-type="float">
            <text:p>0,0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,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0.18" calcext:value-type="float">
            <text:p>0,18</text:p>
          </table:table-cell>
          <table:table-cell table:formula="of:=[.B7]-[.B6]" office:value-type="float" office:value="45" calcext:value-type="float">
            <text:p>45</text:p>
          </table:table-cell>
          <table:table-cell table:formula="of:=[.C7]-[.C6]" office:value-type="float" office:value="0.04" calcext:value-type="float">
            <text:p>0,04</text:p>
          </table:table-cell>
          <table:table-cell table:formula="of:=[.D6]/[.E6]" office:value-type="float" office:value="1125" calcext:value-type="float">
            <text:p>1125</text:p>
          </table:table-cell>
          <table:table-cell table:formula="of:=[.B6]/[.E$2]" office:value-type="float" office:value="9.31239848402815" calcext:value-type="float">
            <text:p>9,31</text:p>
          </table:table-cell>
          <table:table-cell table:formula="of:=[.C6]/[.A$2]" office:value-type="percentage" office:value="0.0072" calcext:value-type="percentage">
            <text:p>0,72%</text:p>
          </table:table-cell>
          <table:table-cell table:style-name="ce14" table:formula="of:=[.H6]+0.002" office:value-type="percentage" office:value="0.0092" calcext:value-type="percentage">
            <text:p>0,92%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0.04" calcext:value-type="float">
            <text:p>0,0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office:value-type="float" office:value="0.22" calcext:value-type="float">
            <text:p>0,22</text:p>
          </table:table-cell>
          <table:table-cell table:formula="of:=[.B8]-[.B7]" office:value-type="float" office:value="51" calcext:value-type="float">
            <text:p>51</text:p>
          </table:table-cell>
          <table:table-cell table:formula="of:=[.C8]-[.C7]" office:value-type="float" office:value="0.04" calcext:value-type="float">
            <text:p>0,04</text:p>
          </table:table-cell>
          <table:table-cell table:formula="of:=[.D7]/[.E7]" office:value-type="float" office:value="1275" calcext:value-type="float">
            <text:p>1275</text:p>
          </table:table-cell>
          <table:table-cell table:formula="of:=[.B7]/[.E$2]" office:value-type="float" office:value="11.7487818083378" calcext:value-type="float">
            <text:p>11,75</text:p>
          </table:table-cell>
          <table:table-cell table:formula="of:=[.C7]/[.A$2]" office:value-type="percentage" office:value="0.0088" calcext:value-type="percentage">
            <text:p>0,88%</text:p>
          </table:table-cell>
          <table:table-cell table:style-name="ce14" table:formula="of:=[.H7]+0.002" office:value-type="percentage" office:value="0.0108" calcext:value-type="percentage">
            <text:p>1,08%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0.08" calcext:value-type="float">
            <text:p>0,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0.12" calcext:value-type="float">
            <text:p>0,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office:value-type="float" office:value="0.26" calcext:value-type="float">
            <text:p>0,26</text:p>
          </table:table-cell>
          <table:table-cell table:formula="of:=[.B9]-[.B8]" office:value-type="float" office:value="51" calcext:value-type="float">
            <text:p>51</text:p>
          </table:table-cell>
          <table:table-cell table:formula="of:=[.C9]-[.C8]" office:value-type="float" office:value="0.04" calcext:value-type="float">
            <text:p>0,04</text:p>
          </table:table-cell>
          <table:table-cell table:formula="of:=[.D8]/[.E8]" office:value-type="float" office:value="1275" calcext:value-type="float">
            <text:p>1275</text:p>
          </table:table-cell>
          <table:table-cell table:formula="of:=[.B8]/[.E$2]" office:value-type="float" office:value="14.5100162425555" calcext:value-type="float">
            <text:p>14,51</text:p>
          </table:table-cell>
          <table:table-cell table:formula="of:=[.C8]/[.A$2]" office:value-type="percentage" office:value="0.0104" calcext:value-type="percentage">
            <text:p>1,04%</text:p>
          </table:table-cell>
          <table:table-cell table:style-name="ce14" table:formula="of:=[.H8]+0.002" office:value-type="percentage" office:value="0.0124" calcext:value-type="percentage">
            <text:p>1,24%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0.12" calcext:value-type="float">
            <text:p>0,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0.16" calcext:value-type="float">
            <text:p>0,1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19" calcext:value-type="float">
            <text:p>319</text:p>
          </table:table-cell>
          <table:table-cell office:value-type="float" office:value="0.3" calcext:value-type="float">
            <text:p>0,3</text:p>
          </table:table-cell>
          <table:table-cell table:formula="of:=[.B10]-[.B9]" office:value-type="float" office:value="50" calcext:value-type="float">
            <text:p>50</text:p>
          </table:table-cell>
          <table:table-cell table:formula="of:=[.C10]-[.C9]" office:value-type="float" office:value="0.04" calcext:value-type="float">
            <text:p>0,04</text:p>
          </table:table-cell>
          <table:table-cell table:formula="of:=[.D9]/[.E9]" office:value-type="float" office:value="1250" calcext:value-type="float">
            <text:p>1250</text:p>
          </table:table-cell>
          <table:table-cell table:formula="of:=[.B9]/[.E$2]" office:value-type="float" office:value="17.2712506767731" calcext:value-type="float">
            <text:p>17,27</text:p>
          </table:table-cell>
          <table:table-cell table:formula="of:=[.C9]/[.A$2]" office:value-type="percentage" office:value="0.012" calcext:value-type="percentage">
            <text:p>1,20%</text:p>
          </table:table-cell>
          <table:table-cell table:style-name="ce14" table:formula="of:=[.H9]+0.002" office:value-type="percentage" office:value="0.014" calcext:value-type="percentage">
            <text:p>1,40%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0.24" calcext:value-type="float">
            <text:p>0,24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0.16" calcext:value-type="float">
            <text:p>0,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9" calcext:value-type="float">
            <text:p>369</text:p>
          </table:table-cell>
          <table:table-cell office:value-type="float" office:value="0.34" calcext:value-type="float">
            <text:p>0,34</text:p>
          </table:table-cell>
          <table:table-cell table:formula="of:=[.B11]-[.B10]" office:value-type="float" office:value="52" calcext:value-type="float">
            <text:p>52</text:p>
          </table:table-cell>
          <table:table-cell table:formula="of:=[.C11]-[.C10]" office:value-type="float" office:value="0.04" calcext:value-type="float">
            <text:p>0,04</text:p>
          </table:table-cell>
          <table:table-cell table:formula="of:=[.D10]/[.E10]" office:value-type="float" office:value="1300" calcext:value-type="float">
            <text:p>1300</text:p>
          </table:table-cell>
          <table:table-cell table:formula="of:=[.B10]/[.E$2]" office:value-type="float" office:value="19.9783432593395" calcext:value-type="float">
            <text:p>19,98</text:p>
          </table:table-cell>
          <table:table-cell table:formula="of:=[.C10]/[.A$2]" office:value-type="percentage" office:value="0.0136" calcext:value-type="percentage">
            <text:p>1,36%</text:p>
          </table:table-cell>
          <table:table-cell table:style-name="ce14" table:formula="of:=[.H10]+0.002" office:value-type="percentage" office:value="0.0156" calcext:value-type="percentage">
            <text:p>1,56%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float" office:value="0.28" calcext:value-type="float">
            <text:p>0,28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float" office:value="0.24" calcext:value-type="float">
            <text:p>0,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21" calcext:value-type="float">
            <text:p>421</text:p>
          </table:table-cell>
          <table:table-cell office:value-type="float" office:value="0.38" calcext:value-type="float">
            <text:p>0,38</text:p>
          </table:table-cell>
          <table:table-cell table:formula="of:=[.B12]-[.B11]" office:value-type="float" office:value="63" calcext:value-type="float">
            <text:p>63</text:p>
          </table:table-cell>
          <table:table-cell table:formula="of:=[.C12]-[.C11]" office:value-type="float" office:value="0.04" calcext:value-type="float">
            <text:p>0,04</text:p>
          </table:table-cell>
          <table:table-cell table:formula="of:=[.D11]/[.E11]" office:value-type="float" office:value="1575" calcext:value-type="float">
            <text:p>1575</text:p>
          </table:table-cell>
          <table:table-cell table:formula="of:=[.B11]/[.E$2]" office:value-type="float" office:value="22.7937195452084" calcext:value-type="float">
            <text:p>22,79</text:p>
          </table:table-cell>
          <table:table-cell table:formula="of:=[.C11]/[.A$2]" office:value-type="percentage" office:value="0.0152" calcext:value-type="percentage">
            <text:p>1,52%</text:p>
          </table:table-cell>
          <table:table-cell table:style-name="ce14" table:formula="of:=[.H11]+0.002" office:value-type="percentage" office:value="0.0172" calcext:value-type="percentage">
            <text:p>1,72%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319" calcext:value-type="float">
            <text:p>319</text:p>
          </table:table-cell>
          <table:table-cell office:value-type="float" office:value="0.32" calcext:value-type="float">
            <text:p>0,32</text:p>
          </table:table-cell>
          <table:table-cell office:value-type="float" office:value="7" calcext:value-type="float">
            <text:p>7</text:p>
          </table:table-cell>
          <table:table-cell office:value-type="float" office:value="407" calcext:value-type="float">
            <text:p>407</text:p>
          </table:table-cell>
          <table:table-cell office:value-type="float" office:value="0.24" calcext:value-type="float">
            <text:p>0,2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office:value-type="float" office:value="0.28" calcext:value-type="float">
            <text:p>0,2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84" calcext:value-type="float">
            <text:p>484</text:p>
          </table:table-cell>
          <table:table-cell office:value-type="float" office:value="0.42" calcext:value-type="float">
            <text:p>0,42</text:p>
          </table:table-cell>
          <table:table-cell table:formula="of:=[.B13]-[.B12]" office:value-type="float" office:value="77" calcext:value-type="float">
            <text:p>77</text:p>
          </table:table-cell>
          <table:table-cell table:formula="of:=[.C13]-[.C12]" office:value-type="float" office:value="0.04" calcext:value-type="float">
            <text:p>0,04</text:p>
          </table:table-cell>
          <table:table-cell table:formula="of:=[.D12]/[.E12]" office:value-type="float" office:value="1925" calcext:value-type="float">
            <text:p>1925</text:p>
          </table:table-cell>
          <table:table-cell table:formula="of:=[.B12]/[.E$2]" office:value-type="float" office:value="26.204656199242" calcext:value-type="float">
            <text:p>26,20</text:p>
          </table:table-cell>
          <table:table-cell table:formula="of:=[.C12]/[.A$2]" office:value-type="percentage" office:value="0.0168" calcext:value-type="percentage">
            <text:p>1,68%</text:p>
          </table:table-cell>
          <table:table-cell table:style-name="ce14" table:formula="of:=[.H12]+0.002" office:value-type="percentage" office:value="0.0188" calcext:value-type="percentage">
            <text:p>1,88%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57" calcext:value-type="float">
            <text:p>357</text:p>
          </table:table-cell>
          <table:table-cell office:value-type="float" office:value="0.36" calcext:value-type="float">
            <text:p>0,36</text:p>
          </table:table-cell>
          <table:table-cell office:value-type="float" office:value="8" calcext:value-type="float">
            <text:p>8</text:p>
          </table:table-cell>
          <table:table-cell office:value-type="float" office:value="458" calcext:value-type="float">
            <text:p>458</text:p>
          </table:table-cell>
          <table:table-cell office:value-type="float" office:value="0.28" calcext:value-type="float">
            <text:p>0,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95" calcext:value-type="float">
            <text:p>395</text:p>
          </table:table-cell>
          <table:table-cell office:value-type="float" office:value="0.32" calcext:value-type="float">
            <text:p>0,3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61" calcext:value-type="float">
            <text:p>561</text:p>
          </table:table-cell>
          <table:table-cell office:value-type="float" office:value="0.46" calcext:value-type="float">
            <text:p>0,46</text:p>
          </table:table-cell>
          <table:table-cell table:formula="of:=[.B14]-[.B13]" office:value-type="float" office:value="51" calcext:value-type="float">
            <text:p>51</text:p>
          </table:table-cell>
          <table:table-cell table:formula="of:=[.C14]-[.C13]" office:value-type="float" office:value="0.04" calcext:value-type="float">
            <text:p>0,04</text:p>
          </table:table-cell>
          <table:table-cell table:formula="of:=[.D13]/[.E13]" office:value-type="float" office:value="1275" calcext:value-type="float">
            <text:p>1275</text:p>
          </table:table-cell>
          <table:table-cell table:formula="of:=[.B13]/[.E$2]" office:value-type="float" office:value="30.3735787763942" calcext:value-type="float">
            <text:p>30,37</text:p>
          </table:table-cell>
          <table:table-cell table:formula="of:=[.C13]/[.A$2]" office:value-type="percentage" office:value="0.0184" calcext:value-type="percentage">
            <text:p>1,84%</text:p>
          </table:table-cell>
          <table:table-cell table:style-name="ce14" table:formula="of:=[.H13]+0.002" office:value-type="percentage" office:value="0.0204" calcext:value-type="percentage">
            <text:p>2,04%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office:value-type="float" office:value="0.4" calcext:value-type="float">
            <text:p>0,4</text:p>
          </table:table-cell>
          <table:table-cell office:value-type="float" office:value="9" calcext:value-type="float">
            <text:p>9</text:p>
          </table:table-cell>
          <table:table-cell office:value-type="float" office:value="521" calcext:value-type="float">
            <text:p>521</text:p>
          </table:table-cell>
          <table:table-cell office:value-type="float" office:value="0.32" calcext:value-type="float">
            <text:p>0,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10" calcext:value-type="float">
            <text:p>510</text:p>
          </table:table-cell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12" calcext:value-type="float">
            <text:p>612</text:p>
          </table:table-cell>
          <table:table-cell office:value-type="float" office:value="0.5" calcext:value-type="float">
            <text:p>0,5</text:p>
          </table:table-cell>
          <table:table-cell table:formula="of:=[.B15]-[.B14]" office:value-type="float" office:value="63" calcext:value-type="float">
            <text:p>63</text:p>
          </table:table-cell>
          <table:table-cell table:formula="of:=[.C15]-[.C14]" office:value-type="float" office:value="0.04" calcext:value-type="float">
            <text:p>0,04</text:p>
          </table:table-cell>
          <table:table-cell table:formula="of:=[.D14]/[.E14]" office:value-type="float" office:value="1575" calcext:value-type="float">
            <text:p>1575</text:p>
          </table:table-cell>
          <table:table-cell table:formula="of:=[.B14]/[.E$2]" office:value-type="float" office:value="33.1348132106118" calcext:value-type="float">
            <text:p>33,13</text:p>
          </table:table-cell>
          <table:table-cell table:formula="of:=[.C14]/[.A$2]" office:value-type="percentage" office:value="0.02" calcext:value-type="percentage">
            <text:p>2,00%</text:p>
          </table:table-cell>
          <table:table-cell table:style-name="ce14" table:formula="of:=[.H14]+0.002" office:value-type="percentage" office:value="0.022" calcext:value-type="percentage">
            <text:p>2,20%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21" calcext:value-type="float">
            <text:p>421</text:p>
          </table:table-cell>
          <table:table-cell office:value-type="float" office:value="0.44" calcext:value-type="float">
            <text:p>0,44</text:p>
          </table:table-cell>
          <table:table-cell office:value-type="float" office:value="10" calcext:value-type="float">
            <text:p>10</text:p>
          </table:table-cell>
          <table:table-cell office:value-type="float" office:value="584" calcext:value-type="float">
            <text:p>584</text:p>
          </table:table-cell>
          <table:table-cell office:value-type="float" office:value="0.36" calcext:value-type="float">
            <text:p>0,3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0.48" calcext:value-type="float">
            <text:p>0,4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75" calcext:value-type="float">
            <text:p>675</text:p>
          </table:table-cell>
          <table:table-cell office:value-type="float" office:value="0.54" calcext:value-type="float">
            <text:p>0,54</text:p>
          </table:table-cell>
          <table:table-cell table:formula="of:=[.B16]-[.B15]" office:value-type="float" office:value="77" calcext:value-type="float">
            <text:p>77</text:p>
          </table:table-cell>
          <table:table-cell table:formula="of:=[.C16]-[.C15]" office:value-type="float" office:value="0.0399999999999999" calcext:value-type="float">
            <text:p>0,04</text:p>
          </table:table-cell>
          <table:table-cell table:formula="of:=[.D15]/[.E15]" office:value-type="float" office:value="1925" calcext:value-type="float">
            <text:p>1925</text:p>
          </table:table-cell>
          <table:table-cell table:formula="of:=[.B15]/[.E$2]" office:value-type="float" office:value="36.5457498646454" calcext:value-type="float">
            <text:p>36,55</text:p>
          </table:table-cell>
          <table:table-cell table:formula="of:=[.C15]/[.A$2]" office:value-type="percentage" office:value="0.0216" calcext:value-type="percentage">
            <text:p>2,16%</text:p>
          </table:table-cell>
          <table:table-cell table:style-name="ce14" table:formula="of:=[.H15]+0.002" office:value-type="percentage" office:value="0.0236" calcext:value-type="percentage">
            <text:p>2,36%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446" calcext:value-type="float">
            <text:p>446</text:p>
          </table:table-cell>
          <table:table-cell office:value-type="float" office:value="0.48" calcext:value-type="float">
            <text:p>0,48</text:p>
          </table:table-cell>
          <table:table-cell office:value-type="float" office:value="11" calcext:value-type="float">
            <text:p>11</text:p>
          </table:table-cell>
          <table:table-cell office:value-type="float" office:value="635" calcext:value-type="float">
            <text:p>635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14" calcext:value-type="float">
            <text:p>714</text:p>
          </table:table-cell>
          <table:table-cell office:value-type="float" office:value="0.52" calcext:value-type="float">
            <text:p>0,5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52" calcext:value-type="float">
            <text:p>752</text:p>
          </table:table-cell>
          <table:table-cell office:value-type="float" office:value="0.58" calcext:value-type="float">
            <text:p>0,58</text:p>
          </table:table-cell>
          <table:table-cell table:formula="of:=[.B17]-[.B16]" office:value-type="float" office:value="64" calcext:value-type="float">
            <text:p>64</text:p>
          </table:table-cell>
          <table:table-cell table:formula="of:=[.C17]-[.C16]" office:value-type="float" office:value="0.04" calcext:value-type="float">
            <text:p>0,04</text:p>
          </table:table-cell>
          <table:table-cell table:formula="of:=[.D16]/[.E16]" office:value-type="float" office:value="1600" calcext:value-type="float">
            <text:p>1600</text:p>
          </table:table-cell>
          <table:table-cell table:formula="of:=[.B16]/[.E$2]" office:value-type="float" office:value="40.7146724417975" calcext:value-type="float">
            <text:p>40,71</text:p>
          </table:table-cell>
          <table:table-cell table:formula="of:=[.C16]/[.A$2]" office:value-type="percentage" office:value="0.0232" calcext:value-type="percentage">
            <text:p>2,32%</text:p>
          </table:table-cell>
          <table:table-cell table:style-name="ce14" table:formula="of:=[.H16]+0.002" office:value-type="percentage" office:value="0.0252" calcext:value-type="percentage">
            <text:p>2,52%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478" calcext:value-type="float">
            <text:p>478</text:p>
          </table:table-cell>
          <table:table-cell office:value-type="float" office:value="0.52" calcext:value-type="float">
            <text:p>0,52</text:p>
          </table:table-cell>
          <table:table-cell office:value-type="float" office:value="12" calcext:value-type="float">
            <text:p>12</text:p>
          </table:table-cell>
          <table:table-cell office:value-type="float" office:value="699" calcext:value-type="float">
            <text:p>699</text:p>
          </table:table-cell>
          <table:table-cell office:value-type="float" office:value="0.44" calcext:value-type="float">
            <text:p>0,4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16" calcext:value-type="float">
            <text:p>816</text:p>
          </table:table-cell>
          <table:table-cell office:value-type="float" office:value="0.62" calcext:value-type="float">
            <text:p>0,62</text:p>
          </table:table-cell>
          <table:table-cell table:formula="of:=[.B18]-[.B17]" office:value-type="float" office:value="76" calcext:value-type="float">
            <text:p>76</text:p>
          </table:table-cell>
          <table:table-cell table:formula="of:=[.C18]-[.C17]" office:value-type="float" office:value="0.04" calcext:value-type="float">
            <text:p>0,04</text:p>
          </table:table-cell>
          <table:table-cell table:formula="of:=[.D17]/[.E17]" office:value-type="float" office:value="1900" calcext:value-type="float">
            <text:p>1900</text:p>
          </table:table-cell>
          <table:table-cell table:formula="of:=[.B17]/[.E$2]" office:value-type="float" office:value="44.1797509474824" calcext:value-type="float">
            <text:p>44,18</text:p>
          </table:table-cell>
          <table:table-cell table:formula="of:=[.C17]/[.A$2]" office:value-type="percentage" office:value="0.0248" calcext:value-type="percentage">
            <text:p>2,48%</text:p>
          </table:table-cell>
          <table:table-cell table:style-name="ce14" table:formula="of:=[.H17]+0.002" office:value-type="percentage" office:value="0.0268" calcext:value-type="percentage">
            <text:p>2,68%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23" calcext:value-type="float">
            <text:p>523</text:p>
          </table:table-cell>
          <table:table-cell office:value-type="float" office:value="0.56" calcext:value-type="float">
            <text:p>0,56</text:p>
          </table:table-cell>
          <table:table-cell office:value-type="float" office:value="13" calcext:value-type="float">
            <text:p>13</text:p>
          </table:table-cell>
          <table:table-cell office:value-type="float" office:value="761" calcext:value-type="float">
            <text:p>761</text:p>
          </table:table-cell>
          <table:table-cell office:value-type="float" office:value="0.48" calcext:value-type="float">
            <text:p>0,4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94" calcext:value-type="float">
            <text:p>994</text:p>
          </table:table-cell>
          <table:table-cell office:value-type="float" office:value="0.68" calcext:value-type="float">
            <text:p>0,6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92" calcext:value-type="float">
            <text:p>892</text:p>
          </table:table-cell>
          <table:table-cell office:value-type="float" office:value="0.66" calcext:value-type="float">
            <text:p>0,66</text:p>
          </table:table-cell>
          <table:table-cell table:style-name="ce37" table:formula="of:=[.B19]-[.B18]" office:value-type="float" office:value="77" calcext:value-type="float">
            <text:p>77</text:p>
          </table:table-cell>
          <table:table-cell table:style-name="ce40" table:formula="of:=[.C19]-[.C18]" office:value-type="float" office:value="0.02" calcext:value-type="float">
            <text:p>0,02</text:p>
          </table:table-cell>
          <table:table-cell table:style-name="ce37" table:formula="of:=[.D18]/[.E18]" office:value-type="float" office:value="3850" calcext:value-type="float">
            <text:p>3850</text:p>
          </table:table-cell>
          <table:table-cell table:style-name="ce43" table:formula="of:=[.B18]/[.E$2]" office:value-type="float" office:value="48.2945316729832" calcext:value-type="float">
            <text:p>48,29</text:p>
          </table:table-cell>
          <table:table-cell table:style-name="ce52" table:formula="of:=[.C18]/[.A$2]" office:value-type="percentage" office:value="0.0264" calcext:value-type="percentage">
            <text:p>2,64%</text:p>
          </table:table-cell>
          <table:table-cell table:style-name="ce14" table:formula="of:=[.H18]+0.002" office:value-type="percentage" office:value="0.0284" calcext:value-type="percentage">
            <text:p>2,84%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548" calcext:value-type="float">
            <text:p>548</text:p>
          </table:table-cell>
          <table:table-cell office:value-type="float" office:value="0.6" calcext:value-type="float">
            <text:p>0,6</text:p>
          </table:table-cell>
          <table:table-cell office:value-type="float" office:value="14" calcext:value-type="float">
            <text:p>14</text:p>
          </table:table-cell>
          <table:table-cell office:value-type="float" office:value="824" calcext:value-type="float">
            <text:p>824</text:p>
          </table:table-cell>
          <table:table-cell office:value-type="float" office:value="0.52" calcext:value-type="float">
            <text:p>0,5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71" calcext:value-type="float">
            <text:p>1071</text:p>
          </table:table-cell>
          <table:table-cell office:value-type="float" office:value="0.72" calcext:value-type="float">
            <text:p>0,7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69" calcext:value-type="float">
            <text:p>969</text:p>
          </table:table-cell>
          <table:table-cell office:value-type="float" office:value="0.68" calcext:value-type="float">
            <text:p>0,68</text:p>
          </table:table-cell>
          <table:table-cell table:style-name="ce37" table:formula="of:=[.B20]-[.B19]" office:value-type="float" office:value="51" calcext:value-type="float">
            <text:p>51</text:p>
          </table:table-cell>
          <table:table-cell table:style-name="ce40" table:formula="of:=[.C20]-[.C19]" office:value-type="float" office:value="0.06" calcext:value-type="float">
            <text:p>0,06</text:p>
          </table:table-cell>
          <table:table-cell table:style-name="ce37" table:formula="of:=[.D19]/[.E19]" office:value-type="float" office:value="850.000000000001" calcext:value-type="float">
            <text:p>850,000000000001</text:p>
          </table:table-cell>
          <table:table-cell table:formula="of:=[.B19]/[.E$2]" office:value-type="float" office:value="52.4634542501354" calcext:value-type="float">
            <text:p>52,46</text:p>
          </table:table-cell>
          <table:table-cell table:style-name="ce52" table:formula="of:=[.C19]/[.A$2]" office:value-type="percentage" office:value="0.0272" calcext:value-type="percentage">
            <text:p>2,72%</text:p>
          </table:table-cell>
          <table:table-cell table:style-name="ce14" table:formula="of:=[.H19]+0.002" office:value-type="percentage" office:value="0.0292" calcext:value-type="percentage">
            <text:p>2,92%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580" calcext:value-type="float">
            <text:p>580</text:p>
          </table:table-cell>
          <table:table-cell office:value-type="float" office:value="0.64" calcext:value-type="float">
            <text:p>0,64</text:p>
          </table:table-cell>
          <table:table-cell office:value-type="float" office:value="15" calcext:value-type="float">
            <text:p>15</text:p>
          </table:table-cell>
          <table:table-cell office:value-type="float" office:value="888" calcext:value-type="float">
            <text:p>888</text:p>
          </table:table-cell>
          <table:table-cell office:value-type="float" office:value="0.56" calcext:value-type="float">
            <text:p>0,5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47" calcext:value-type="float">
            <text:p>1147</text:p>
          </table:table-cell>
          <table:table-cell office:value-type="float" office:value="0.76" calcext:value-type="float">
            <text:p>0,7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20" calcext:value-type="float">
            <text:p>1020</text:p>
          </table:table-cell>
          <table:table-cell office:value-type="float" office:value="0.74" calcext:value-type="float">
            <text:p>0,74</text:p>
          </table:table-cell>
          <table:table-cell table:style-name="ce37" table:formula="of:=[.B21]-[.B20]" office:value-type="float" office:value="51" calcext:value-type="float">
            <text:p>51</text:p>
          </table:table-cell>
          <table:table-cell table:style-name="ce40" table:formula="of:=[.C21]-[.C20]" office:value-type="float" office:value="0.04" calcext:value-type="float">
            <text:p>0,04</text:p>
          </table:table-cell>
          <table:table-cell table:style-name="ce37" table:formula="of:=[.D20]/[.E20]" office:value-type="float" office:value="1275" calcext:value-type="float">
            <text:p>1275</text:p>
          </table:table-cell>
          <table:table-cell table:formula="of:=[.B20]/[.E$2]" office:value-type="float" office:value="55.224688684353" calcext:value-type="float">
            <text:p>55,22</text:p>
          </table:table-cell>
          <table:table-cell table:style-name="ce52" table:formula="of:=[.C20]/[.A$2]" office:value-type="percentage" office:value="0.0296" calcext:value-type="percentage">
            <text:p>2,96%</text:p>
          </table:table-cell>
          <table:table-cell table:style-name="ce18"/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12" calcext:value-type="float">
            <text:p>612</text:p>
          </table:table-cell>
          <table:table-cell office:value-type="float" office:value="0.68" calcext:value-type="float">
            <text:p>0,68</text:p>
          </table:table-cell>
          <table:table-cell office:value-type="float" office:value="16" calcext:value-type="float">
            <text:p>16</text:p>
          </table:table-cell>
          <table:table-cell office:value-type="float" office:value="926" calcext:value-type="float">
            <text:p>926</text:p>
          </table:table-cell>
          <table:table-cell office:value-type="float" office:value="0.6" calcext:value-type="float">
            <text:p>0,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11" calcext:value-type="float">
            <text:p>1211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71" calcext:value-type="float">
            <text:p>1071</text:p>
          </table:table-cell>
          <table:table-cell office:value-type="float" office:value="0.78" calcext:value-type="float">
            <text:p>0,78</text:p>
          </table:table-cell>
          <table:table-cell table:style-name="ce37" table:formula="of:=[.B22]-[.B21]" office:value-type="float" office:value="51" calcext:value-type="float">
            <text:p>51</text:p>
          </table:table-cell>
          <table:table-cell table:style-name="ce40" table:formula="of:=[.C22]-[.C21]" office:value-type="float" office:value="0.04" calcext:value-type="float">
            <text:p>0,04</text:p>
          </table:table-cell>
          <table:table-cell table:style-name="ce37" table:formula="of:=[.D21]/[.E21]" office:value-type="float" office:value="1275" calcext:value-type="float">
            <text:p>1275</text:p>
          </table:table-cell>
          <table:table-cell table:style-name="ce43" table:formula="of:=[.B21]/[.E$2]" office:value-type="float" office:value="57.9859231185707" calcext:value-type="float">
            <text:p>57,99</text:p>
          </table:table-cell>
          <table:table-cell table:style-name="ce52" table:formula="of:=[.C21]/[.A$2]" office:value-type="percentage" office:value="0.0312" calcext:value-type="percentage">
            <text:p>3,12%</text:p>
          </table:table-cell>
          <table:table-cell table:style-name="ce18"/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631" calcext:value-type="float">
            <text:p>631</text:p>
          </table:table-cell>
          <table:table-cell office:value-type="float" office:value="0.72" calcext:value-type="float">
            <text:p>0,72</text:p>
          </table:table-cell>
          <table:table-cell office:value-type="float" office:value="17" calcext:value-type="float">
            <text:p>17</text:p>
          </table:table-cell>
          <table:table-cell office:value-type="float" office:value="964" calcext:value-type="float">
            <text:p>964</text:p>
          </table:table-cell>
          <table:table-cell office:value-type="float" office:value="0.64" calcext:value-type="float">
            <text:p>0,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249" calcext:value-type="float">
            <text:p>1249</text:p>
          </table:table-cell>
          <table:table-cell office:value-type="float" office:value="0.84" calcext:value-type="float">
            <text:p>0,8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22" calcext:value-type="float">
            <text:p>1122</text:p>
          </table:table-cell>
          <table:table-cell office:value-type="float" office:value="0.82" calcext:value-type="float">
            <text:p>0,82</text:p>
          </table:table-cell>
          <table:table-cell table:style-name="ce37" table:formula="of:=[.B23]-[.B22]" office:value-type="float" office:value="38" calcext:value-type="float">
            <text:p>38</text:p>
          </table:table-cell>
          <table:table-cell table:style-name="ce40" table:formula="of:=[.C23]-[.C22]" office:value-type="float" office:value="0.0399999999999999" calcext:value-type="float">
            <text:p>0,04</text:p>
          </table:table-cell>
          <table:table-cell table:style-name="ce37" table:formula="of:=[.D22]/[.E22]" office:value-type="float" office:value="950.000000000002" calcext:value-type="float">
            <text:p>950,000000000002</text:p>
          </table:table-cell>
          <table:table-cell table:formula="of:=[.B22]/[.E$2]" office:value-type="float" office:value="60.7471575527883" calcext:value-type="float">
            <text:p>60,75</text:p>
          </table:table-cell>
          <table:table-cell table:style-name="ce52" table:formula="of:=[.C22]/[.A$2]" office:value-type="percentage" office:value="0.0328" calcext:value-type="percentage">
            <text:p>3,28%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663" calcext:value-type="float">
            <text:p>663</text:p>
          </table:table-cell>
          <table:table-cell office:value-type="float" office:value="0.76" calcext:value-type="float">
            <text:p>0,76</text:p>
          </table:table-cell>
          <table:table-cell office:value-type="float" office:value="18" calcext:value-type="float">
            <text:p>18</text:p>
          </table:table-cell>
          <table:table-cell office:value-type="float" office:value="1020" calcext:value-type="float">
            <text:p>1020</text:p>
          </table:table-cell>
          <table:table-cell office:value-type="float" office:value="0.68" calcext:value-type="float">
            <text:p>0,6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88" calcext:value-type="float">
            <text:p>1288</text:p>
          </table:table-cell>
          <table:table-cell office:value-type="float" office:value="0.88" calcext:value-type="float">
            <text:p>0,8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60" calcext:value-type="float">
            <text:p>1160</text:p>
          </table:table-cell>
          <table:table-cell office:value-type="float" office:value="0.86" calcext:value-type="float">
            <text:p>0,86</text:p>
          </table:table-cell>
          <table:table-cell table:style-name="ce37" table:formula="of:=[.B24]-[.B23]" office:value-type="float" office:value="26" calcext:value-type="float">
            <text:p>26</text:p>
          </table:table-cell>
          <table:table-cell table:style-name="ce40" table:formula="of:=[.C24]-[.C23]" office:value-type="float" office:value="0.04" calcext:value-type="float">
            <text:p>0,04</text:p>
          </table:table-cell>
          <table:table-cell table:style-name="ce37" table:formula="of:=[.D23]/[.E23]" office:value-type="float" office:value="650" calcext:value-type="float">
            <text:p>650</text:p>
          </table:table-cell>
          <table:table-cell table:style-name="ce44" table:formula="of:=[.B23]/[.E$2]" office:value-type="float" office:value="62.8045479155387" calcext:value-type="float">
            <text:p>62,80</text:p>
          </table:table-cell>
          <table:table-cell table:style-name="ce52" table:formula="of:=[.C23]/[.A$2]" office:value-type="percentage" office:value="0.0344" calcext:value-type="percentage">
            <text:p>3,44%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682" calcext:value-type="float">
            <text:p>682</text:p>
          </table:table-cell>
          <table:table-cell office:value-type="float" office:value="0.8" calcext:value-type="float">
            <text:p>0,8</text:p>
          </table:table-cell>
          <table:table-cell office:value-type="float" office:value="19" calcext:value-type="float">
            <text:p>19</text:p>
          </table:table-cell>
          <table:table-cell office:value-type="float" office:value="1071" calcext:value-type="float">
            <text:p>1071</text:p>
          </table:table-cell>
          <table:table-cell office:value-type="float" office:value="0.72" calcext:value-type="float">
            <text:p>0,7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300" calcext:value-type="float">
            <text:p>1300</text:p>
          </table:table-cell>
          <table:table-cell office:value-type="float" office:value="0.92" calcext:value-type="float">
            <text:p>0,9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86" calcext:value-type="float">
            <text:p>1186</text:p>
          </table:table-cell>
          <table:table-cell office:value-type="float" office:value="0.9" calcext:value-type="float">
            <text:p>0,9</text:p>
          </table:table-cell>
          <table:table-cell table:style-name="ce37" table:formula="of:=[.B25]-[.B24]" office:value-type="float" office:value="12" calcext:value-type="float">
            <text:p>12</text:p>
          </table:table-cell>
          <table:table-cell table:style-name="ce40" table:formula="of:=[.C25]-[.C24]" office:value-type="float" office:value="0.08" calcext:value-type="float">
            <text:p>0,08</text:p>
          </table:table-cell>
          <table:table-cell table:style-name="ce37" table:formula="of:=[.D24]/[.E24]" office:value-type="float" office:value="150" calcext:value-type="float">
            <text:p>150</text:p>
          </table:table-cell>
          <table:table-cell table:formula="of:=[.B24]/[.E$2]" office:value-type="float" office:value="64.2122360584732" calcext:value-type="float">
            <text:p>64,21</text:p>
          </table:table-cell>
          <table:table-cell table:style-name="ce52" table:formula="of:=[.C24]/[.A$2]" office:value-type="percentage" office:value="0.036" calcext:value-type="percentage">
            <text:p>3,60%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701" calcext:value-type="float">
            <text:p>701</text:p>
          </table:table-cell>
          <table:table-cell office:value-type="float" office:value="0.84" calcext:value-type="float">
            <text:p>0,84</text:p>
          </table:table-cell>
          <table:table-cell office:value-type="float" office:value="20" calcext:value-type="float">
            <text:p>20</text:p>
          </table:table-cell>
          <table:table-cell office:value-type="float" office:value="1122" calcext:value-type="float">
            <text:p>1122</text:p>
          </table:table-cell>
          <table:table-cell office:value-type="float" office:value="0.76" calcext:value-type="float">
            <text:p>0,7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98" calcext:value-type="float">
            <text:p>1198</text:p>
          </table:table-cell>
          <table:table-cell office:value-type="float" office:value="0.98" calcext:value-type="float">
            <text:p>0,98</text:p>
          </table:table-cell>
          <table:table-cell table:style-name="ce37" table:formula="of:=[.B26]-[.B25]" office:value-type="float" office:value="26" calcext:value-type="float">
            <text:p>26</text:p>
          </table:table-cell>
          <table:table-cell table:style-name="ce40" table:formula="of:=[.C26]-[.C25]" office:value-type="float" office:value="0.04" calcext:value-type="float">
            <text:p>0,04</text:p>
          </table:table-cell>
          <table:table-cell table:style-name="ce37" table:formula="of:=[.D25]/[.E25]" office:value-type="float" office:value="650" calcext:value-type="float">
            <text:p>650</text:p>
          </table:table-cell>
          <table:table-cell table:formula="of:=[.B25]/[.E$2]" office:value-type="float" office:value="64.8619382782891" calcext:value-type="float">
            <text:p>64,86</text:p>
          </table:table-cell>
          <table:table-cell table:style-name="ce52" table:formula="of:=[.C25]/[.A$2]" office:value-type="percentage" office:value="0.0392" calcext:value-type="percentage">
            <text:p>3,92%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office:value-type="float" office:value="727" calcext:value-type="float">
            <text:p>727</text:p>
          </table:table-cell>
          <table:table-cell office:value-type="float" office:value="0.88" calcext:value-type="float">
            <text:p>0,88</text:p>
          </table:table-cell>
          <table:table-cell office:value-type="float" office:value="21" calcext:value-type="float">
            <text:p>21</text:p>
          </table:table-cell>
          <table:table-cell office:value-type="float" office:value="1147" calcext:value-type="float">
            <text:p>1147</text:p>
          </table:table-cell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332" calcext:value-type="float">
            <text:p>1332</text:p>
          </table:table-cell>
          <table:table-cell office:value-type="float" office:value="1.04" calcext:value-type="float">
            <text:p>1,0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224" calcext:value-type="float">
            <text:p>1224</text:p>
          </table:table-cell>
          <table:table-cell office:value-type="float" office:value="1.02" calcext:value-type="float">
            <text:p>1,02</text:p>
          </table:table-cell>
          <table:table-cell table:style-name="ce37" table:formula="of:=[.B27]-[.B26]" office:value-type="float" office:value="13" calcext:value-type="float">
            <text:p>13</text:p>
          </table:table-cell>
          <table:table-cell table:style-name="ce40" table:formula="of:=[.C27]-[.C26]" office:value-type="float" office:value="0.04" calcext:value-type="float">
            <text:p>0,04</text:p>
          </table:table-cell>
          <table:table-cell table:style-name="ce37" table:formula="of:=[.D26]/[.E26]" office:value-type="float" office:value="325" calcext:value-type="float">
            <text:p>325</text:p>
          </table:table-cell>
          <table:table-cell table:formula="of:=[.B26]/[.E$2]" office:value-type="float" office:value="66.2696264212236" calcext:value-type="float">
            <text:p>66,27</text:p>
          </table:table-cell>
          <table:table-cell table:style-name="ce52" table:formula="of:=[.C26]/[.A$2]" office:value-type="percentage" office:value="0.0408" calcext:value-type="percentage">
            <text:p>4,08%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749" calcext:value-type="float">
            <text:p>749</text:p>
          </table:table-cell>
          <table:table-cell office:value-type="float" office:value="0.92" calcext:value-type="float">
            <text:p>0,92</text:p>
          </table:table-cell>
          <table:table-cell office:value-type="float" office:value="22" calcext:value-type="float">
            <text:p>22</text:p>
          </table:table-cell>
          <table:table-cell office:value-type="float" office:value="1183" calcext:value-type="float">
            <text:p>1183</text:p>
          </table:table-cell>
          <table:table-cell office:value-type="float" office:value="0.84" calcext:value-type="float">
            <text:p>0,8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332" calcext:value-type="float">
            <text:p>1332</text:p>
          </table:table-cell>
          <table:table-cell office:value-type="float" office:value="1.08" calcext:value-type="float">
            <text:p>1,0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237" calcext:value-type="float">
            <text:p>1237</text:p>
          </table:table-cell>
          <table:table-cell office:value-type="float" office:value="1.06" calcext:value-type="float">
            <text:p>1,06</text:p>
          </table:table-cell>
          <table:table-cell table:style-name="ce37" table:formula="of:=[.B28]-[.B27]" office:value-type="float" office:value="-13" calcext:value-type="float">
            <text:p>-13</text:p>
          </table:table-cell>
          <table:table-cell table:style-name="ce40" table:formula="of:=[.C28]-[.C27]" office:value-type="float" office:value="0.04" calcext:value-type="float">
            <text:p>0,04</text:p>
          </table:table-cell>
          <table:table-cell table:style-name="ce37" table:formula="of:=[.D27]/[.E27]" office:value-type="float" office:value="-325" calcext:value-type="float">
            <text:p>-325</text:p>
          </table:table-cell>
          <table:table-cell table:formula="of:=[.B27]/[.E$2]" office:value-type="float" office:value="66.9734704926909" calcext:value-type="float">
            <text:p>66,97</text:p>
          </table:table-cell>
          <table:table-cell table:style-name="ce52" table:formula="of:=[.C27]/[.A$2]" office:value-type="percentage" office:value="0.0424" calcext:value-type="percentage">
            <text:p>4,24%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office:value-type="float" office:value="762" calcext:value-type="float">
            <text:p>762</text:p>
          </table:table-cell>
          <table:table-cell office:value-type="float" office:value="0.96" calcext:value-type="float">
            <text:p>0,96</text:p>
          </table:table-cell>
          <table:table-cell office:value-type="float" office:value="23" calcext:value-type="float">
            <text:p>23</text:p>
          </table:table-cell>
          <table:table-cell office:value-type="float" office:value="1211" calcext:value-type="float">
            <text:p>1211</text:p>
          </table:table-cell>
          <table:table-cell office:value-type="float" office:value="0.88" calcext:value-type="float">
            <text:p>0,8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371" calcext:value-type="float">
            <text:p>1371</text:p>
          </table:table-cell>
          <table:table-cell office:value-type="float" office:value="1.16" calcext:value-type="float">
            <text:p>1,1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224" calcext:value-type="float">
            <text:p>1224</text:p>
          </table:table-cell>
          <table:table-cell office:value-type="float" office:value="1.1" calcext:value-type="float">
            <text:p>1,1</text:p>
          </table:table-cell>
          <table:table-cell table:style-name="ce37" table:formula="of:=[.B29]-[.B28]" office:value-type="float" office:value="26" calcext:value-type="float">
            <text:p>26</text:p>
          </table:table-cell>
          <table:table-cell table:style-name="ce40" table:formula="of:=[.C29]-[.C28]" office:value-type="float" office:value="0.02" calcext:value-type="float">
            <text:p>0,02</text:p>
          </table:table-cell>
          <table:table-cell table:style-name="ce37" table:formula="of:=[.D28]/[.E28]" office:value-type="float" office:value="1300" calcext:value-type="float">
            <text:p>1300</text:p>
          </table:table-cell>
          <table:table-cell table:formula="of:=[.B28]/[.E$2]" office:value-type="float" office:value="66.2696264212236" calcext:value-type="float">
            <text:p>66,27</text:p>
          </table:table-cell>
          <table:table-cell table:style-name="ce52" table:formula="of:=[.C28]/[.A$2]" office:value-type="percentage" office:value="0.044" calcext:value-type="percentage">
            <text:p>4,40%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37" calcext:value-type="float">
            <text:p>1237</text:p>
          </table:table-cell>
          <table:table-cell office:value-type="float" office:value="0.92" calcext:value-type="float">
            <text:p>0,9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390" calcext:value-type="float">
            <text:p>1390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250" calcext:value-type="float">
            <text:p>1250</text:p>
          </table:table-cell>
          <table:table-cell office:value-type="float" office:value="1.12" calcext:value-type="float">
            <text:p>1,12</text:p>
          </table:table-cell>
          <table:table-cell table:style-name="ce37" table:formula="of:=[.B30]-[.B29]" office:value-type="float" office:value="18" calcext:value-type="float">
            <text:p>18</text:p>
          </table:table-cell>
          <table:table-cell table:style-name="ce40" table:formula="of:=[.C30]-[.C29]" office:value-type="float" office:value="0.02" calcext:value-type="float">
            <text:p>0,02</text:p>
          </table:table-cell>
          <table:table-cell table:style-name="ce37" table:formula="of:=[.D29]/[.E29]" office:value-type="float" office:value="900" calcext:value-type="float">
            <text:p>900</text:p>
          </table:table-cell>
          <table:table-cell table:style-name="ce45" table:formula="of:=[.B29]/[.E$2]" office:value-type="float" office:value="67.6773145641581" calcext:value-type="float">
            <text:p>67,68</text:p>
          </table:table-cell>
          <table:table-cell table:style-name="ce52" table:formula="of:=[.C29]/[.A$2]" office:value-type="percentage" office:value="0.0448" calcext:value-type="percentage">
            <text:p>4,48%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813" calcext:value-type="float">
            <text:p>813</text:p>
          </table:table-cell>
          <table:table-cell office:value-type="float" office:value="1.04" calcext:value-type="float">
            <text:p>1,04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0.96" calcext:value-type="float">
            <text:p>0,9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436" calcext:value-type="float">
            <text:p>1436</text:p>
          </table:table-cell>
          <table:table-cell office:value-type="float" office:value="1.28" calcext:value-type="float">
            <text:p>1,2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68" calcext:value-type="float">
            <text:p>1268</text:p>
          </table:table-cell>
          <table:table-cell office:value-type="float" office:value="1.14" calcext:value-type="float">
            <text:p>1,14</text:p>
          </table:table-cell>
          <table:table-cell table:formula="of:=[.B31]-[.B30]" office:value-type="float" office:value="20" calcext:value-type="float">
            <text:p>20</text:p>
          </table:table-cell>
          <table:table-cell table:formula="of:=[.C31]-[.C30]" office:value-type="float" office:value="0.0399999999999998" calcext:value-type="float">
            <text:p>0,04</text:p>
          </table:table-cell>
          <table:table-cell table:formula="of:=[.D30]/[.E30]" office:value-type="float" office:value="500.000000000002" calcext:value-type="float">
            <text:p>500,000000000002</text:p>
          </table:table-cell>
          <table:table-cell table:formula="of:=[.B30]/[.E$2]" office:value-type="float" office:value="68.651867893882" calcext:value-type="float">
            <text:p>68,65</text:p>
          </table:table-cell>
          <table:table-cell table:formula="of:=[.C30]/[.A$2]" office:value-type="percentage" office:value="0.0456" calcext:value-type="percentage">
            <text:p>4,56%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office:value-type="float" office:value="828" calcext:value-type="float">
            <text:p>828</text:p>
          </table:table-cell>
          <table:table-cell office:value-type="float" office:value="1.08" calcext:value-type="float">
            <text:p>1,08</text:p>
          </table:table-cell>
          <table:table-cell office:value-type="float" office:value="26" calcext:value-type="float">
            <text:p>26</text:p>
          </table:table-cell>
          <table:table-cell office:value-type="float" office:value="1275" calcext:value-type="float">
            <text:p>1275</text:p>
          </table:table-cell>
          <table:table-cell office:value-type="float" office:value="1.02" calcext:value-type="float">
            <text:p>1,0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453" calcext:value-type="float">
            <text:p>1453</text:p>
          </table:table-cell>
          <table:table-cell office:value-type="float" office:value="1.32" calcext:value-type="float">
            <text:p>1,3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88" calcext:value-type="float">
            <text:p>1288</text:p>
          </table:table-cell>
          <table:table-cell office:value-type="float" office:value="1.18" calcext:value-type="float">
            <text:p>1,18</text:p>
          </table:table-cell>
          <table:table-cell table:formula="of:=[.B32]-[.B31]" office:value-type="float" office:value="38" calcext:value-type="float">
            <text:p>38</text:p>
          </table:table-cell>
          <table:table-cell table:formula="of:=[.C32]-[.C31]" office:value-type="float" office:value="0.0800000000000001" calcext:value-type="float">
            <text:p>0,08</text:p>
          </table:table-cell>
          <table:table-cell table:formula="of:=[.D31]/[.E31]" office:value-type="float" office:value="475" calcext:value-type="float">
            <text:p>475</text:p>
          </table:table-cell>
          <table:table-cell table:formula="of:=[.B31]/[.E$2]" office:value-type="float" office:value="69.7347049269085" calcext:value-type="float">
            <text:p>69,73</text:p>
          </table:table-cell>
          <table:table-cell table:formula="of:=[.C31]/[.A$2]" office:value-type="percentage" office:value="0.0472" calcext:value-type="percentage">
            <text:p>4,72%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office:value-type="float" office:value="854" calcext:value-type="float">
            <text:p>854</text:p>
          </table:table-cell>
          <table:table-cell office:value-type="float" office:value="1.12" calcext:value-type="float">
            <text:p>1,12</text:p>
          </table:table-cell>
          <table:table-cell office:value-type="float" office:value="27" calcext:value-type="float">
            <text:p>27</text:p>
          </table:table-cell>
          <table:table-cell office:value-type="float" office:value="1281" calcext:value-type="float">
            <text:p>1281</text:p>
          </table:table-cell>
          <table:table-cell office:value-type="float" office:value="1.08" calcext:value-type="float">
            <text:p>1,0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479" calcext:value-type="float">
            <text:p>1479</text:p>
          </table:table-cell>
          <table:table-cell office:value-type="float" office:value="1.36" calcext:value-type="float">
            <text:p>1,3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26" calcext:value-type="float">
            <text:p>1326</text:p>
          </table:table-cell>
          <table:table-cell office:value-type="float" office:value="1.26" calcext:value-type="float">
            <text:p>1,26</text:p>
          </table:table-cell>
          <table:table-cell table:formula="of:=[.B33]-[.B32]" office:value-type="float" office:value="51" calcext:value-type="float">
            <text:p>51</text:p>
          </table:table-cell>
          <table:table-cell table:formula="of:=[.C33]-[.C32]" office:value-type="float" office:value="0.0800000000000001" calcext:value-type="float">
            <text:p>0,08</text:p>
          </table:table-cell>
          <table:table-cell table:formula="of:=[.D32]/[.E32]" office:value-type="float" office:value="637.5" calcext:value-type="float">
            <text:p>637,5</text:p>
          </table:table-cell>
          <table:table-cell table:formula="of:=[.B32]/[.E$2]" office:value-type="float" office:value="71.7920952896589" calcext:value-type="float">
            <text:p>71,79</text:p>
          </table:table-cell>
          <table:table-cell table:formula="of:=[.C32]/[.A$2]" office:value-type="percentage" office:value="0.0504" calcext:value-type="percentage">
            <text:p>5,04%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office:value-type="float" office:value="881" calcext:value-type="float">
            <text:p>881</text:p>
          </table:table-cell>
          <table:table-cell office:value-type="float" office:value="1.2" calcext:value-type="float">
            <text:p>1,2</text:p>
          </table:table-cell>
          <table:table-cell office:value-type="float" office:value="28" calcext:value-type="float">
            <text:p>28</text:p>
          </table:table-cell>
          <table:table-cell office:value-type="float" office:value="1283" calcext:value-type="float">
            <text:p>1283</text:p>
          </table:table-cell>
          <table:table-cell office:value-type="float" office:value="1.12" calcext:value-type="float">
            <text:p>1,1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517" calcext:value-type="float">
            <text:p>1517</text:p>
          </table:table-cell>
          <table:table-cell office:value-type="float" office:value="1.44" calcext:value-type="float">
            <text:p>1,4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377" calcext:value-type="float">
            <text:p>1377</text:p>
          </table:table-cell>
          <table:table-cell office:value-type="float" office:value="1.34" calcext:value-type="float">
            <text:p>1,34</text:p>
          </table:table-cell>
          <table:table-cell table:formula="of:=[.B34]-[.B33]" office:value-type="float" office:value="38" calcext:value-type="float">
            <text:p>38</text:p>
          </table:table-cell>
          <table:table-cell table:formula="of:=[.C34]-[.C33]" office:value-type="float" office:value="0.0799999999999999" calcext:value-type="float">
            <text:p>0,08</text:p>
          </table:table-cell>
          <table:table-cell table:formula="of:=[.D33]/[.E33]" office:value-type="float" office:value="475.000000000001" calcext:value-type="float">
            <text:p>475,000000000001</text:p>
          </table:table-cell>
          <table:table-cell table:formula="of:=[.B33]/[.E$2]" office:value-type="float" office:value="74.5533297238766" calcext:value-type="float">
            <text:p>74,55</text:p>
          </table:table-cell>
          <table:table-cell table:formula="of:=[.C33]/[.A$2]" office:value-type="percentage" office:value="0.0536" calcext:value-type="percentage">
            <text:p>5,36%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office:value-type="float" office:value="918" calcext:value-type="float">
            <text:p>918</text:p>
          </table:table-cell>
          <table:table-cell office:value-type="float" office:value="1.28" calcext:value-type="float">
            <text:p>1,28</text:p>
          </table:table-cell>
          <table:table-cell office:value-type="float" office:value="29" calcext:value-type="float">
            <text:p>29</text:p>
          </table:table-cell>
          <table:table-cell office:value-type="float" office:value="1283" calcext:value-type="float">
            <text:p>1283</text:p>
          </table:table-cell>
          <table:table-cell office:value-type="float" office:value="1.16" calcext:value-type="float">
            <text:p>1,1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555" calcext:value-type="float">
            <text:p>1555</text:p>
          </table:table-cell>
          <table:table-cell office:value-type="float" office:value="1.52" calcext:value-type="float">
            <text:p>1,5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415" calcext:value-type="float">
            <text:p>1415</text:p>
          </table:table-cell>
          <table:table-cell office:value-type="float" office:value="1.42" calcext:value-type="float">
            <text:p>1,42</text:p>
          </table:table-cell>
          <table:table-cell table:formula="of:=[.B35]-[.B34]" office:value-type="float" office:value="38" calcext:value-type="float">
            <text:p>38</text:p>
          </table:table-cell>
          <table:table-cell table:formula="of:=[.C35]-[.C34]" office:value-type="float" office:value="0.0800000000000001" calcext:value-type="float">
            <text:p>0,08</text:p>
          </table:table-cell>
          <table:table-cell table:formula="of:=[.D34]/[.E34]" office:value-type="float" office:value="475" calcext:value-type="float">
            <text:p>475</text:p>
          </table:table-cell>
          <table:table-cell table:formula="of:=[.B34]/[.E$2]" office:value-type="float" office:value="76.610720086627" calcext:value-type="float">
            <text:p>76,61</text:p>
          </table:table-cell>
          <table:table-cell table:formula="of:=[.C34]/[.A$2]" office:value-type="percentage" office:value="0.0568" calcext:value-type="percentage">
            <text:p>5,68%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969" calcext:value-type="float">
            <text:p>969</text:p>
          </table:table-cell>
          <table:table-cell office:value-type="float" office:value="1.4" calcext:value-type="float">
            <text:p>1,4</text:p>
          </table:table-cell>
          <table:table-cell office:value-type="float" office:value="30" calcext:value-type="float">
            <text:p>30</text:p>
          </table:table-cell>
          <table:table-cell office:value-type="float" office:value="1283" calcext:value-type="float">
            <text:p>1283</text:p>
          </table:table-cell>
          <table:table-cell office:value-type="float" office:value="1.2" calcext:value-type="float">
            <text:p>1,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594" calcext:value-type="float">
            <text:p>1594</text:p>
          </table:table-cell>
          <table:table-cell office:value-type="float" office:value="1.6" calcext:value-type="float">
            <text:p>1,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53" calcext:value-type="float">
            <text:p>1453</text:p>
          </table:table-cell>
          <table:table-cell office:value-type="float" office:value="1.5" calcext:value-type="float">
            <text:p>1,5</text:p>
          </table:table-cell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.0800000000000001" calcext:value-type="float">
            <text:p>0,08</text:p>
          </table:table-cell>
          <table:table-cell table:formula="of:=[.D35]/[.E35]" office:value-type="float" office:value="0" calcext:value-type="float">
            <text:p>0</text:p>
          </table:table-cell>
          <table:table-cell table:style-name="ce46" table:formula="of:=[.B35]/[.E$2]" office:value-type="float" office:value="78.6681104493774" calcext:value-type="float">
            <text:p>78,67</text:p>
          </table:table-cell>
          <table:table-cell table:formula="of:=[.C35]/[.A$2]" office:value-type="percentage" office:value="0.06" calcext:value-type="percentage">
            <text:p>6,00%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office:value-type="float" office:value="994" calcext:value-type="float">
            <text:p>994</text:p>
          </table:table-cell>
          <table:table-cell office:value-type="float" office:value="1.48" calcext:value-type="float">
            <text:p>1,48</text:p>
          </table:table-cell>
          <table:table-cell office:value-type="float" office:value="31" calcext:value-type="float">
            <text:p>31</text:p>
          </table:table-cell>
          <table:table-cell office:value-type="float" office:value="1281" calcext:value-type="float">
            <text:p>1281</text:p>
          </table:table-cell>
          <table:table-cell office:value-type="float" office:value="1.24" calcext:value-type="float">
            <text:p>1,2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619" calcext:value-type="float">
            <text:p>1619</text:p>
          </table:table-cell>
          <table:table-cell office:value-type="float" office:value="1.64" calcext:value-type="float">
            <text:p>1,6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453" calcext:value-type="float">
            <text:p>1453</text:p>
          </table:table-cell>
          <table:table-cell office:value-type="float" office:value="1.58" calcext:value-type="float">
            <text:p>1,58</text:p>
          </table:table-cell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.0800000000000001" calcext:value-type="float">
            <text:p>0,08</text:p>
          </table:table-cell>
          <table:table-cell table:formula="of:=[.D36]/[.E36]" office:value-type="float" office:value="0" calcext:value-type="float">
            <text:p>0</text:p>
          </table:table-cell>
          <table:table-cell table:formula="of:=[.B36]/[.E$2]" office:value-type="float" office:value="78.6681104493774" calcext:value-type="float">
            <text:p>78,67</text:p>
          </table:table-cell>
          <table:table-cell table:formula="of:=[.C36]/[.A$2]" office:value-type="percentage" office:value="0.0632" calcext:value-type="percentage">
            <text:p>6,32%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1020" calcext:value-type="float">
            <text:p>1020</text:p>
          </table:table-cell>
          <table:table-cell office:value-type="float" office:value="1.56" calcext:value-type="float">
            <text:p>1,56</text:p>
          </table:table-cell>
          <table:table-cell office:value-type="float" office:value="32" calcext:value-type="float">
            <text:p>32</text:p>
          </table:table-cell>
          <table:table-cell office:value-type="float" office:value="1280" calcext:value-type="float">
            <text:p>1280</text:p>
          </table:table-cell>
          <table:table-cell office:value-type="float" office:value="1.28" calcext:value-type="float">
            <text:p>1,2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632" calcext:value-type="float">
            <text:p>1632</text:p>
          </table:table-cell>
          <table:table-cell office:value-type="float" office:value="1.68" calcext:value-type="float">
            <text:p>1,6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453" calcext:value-type="float">
            <text:p>1453</text:p>
          </table:table-cell>
          <table:table-cell office:value-type="float" office:value="1.66" calcext:value-type="float">
            <text:p>1,66</text:p>
          </table:table-cell>
          <table:table-cell table:formula="of:=[.B38]-[.B37]" office:value-type="float" office:value="-1" calcext:value-type="float">
            <text:p>-1</text:p>
          </table:table-cell>
          <table:table-cell table:formula="of:=[.C38]-[.C37]" office:value-type="float" office:value="0.0799999999999999" calcext:value-type="float">
            <text:p>0,08</text:p>
          </table:table-cell>
          <table:table-cell table:formula="of:=[.D37]/[.E37]" office:value-type="float" office:value="-12.5" calcext:value-type="float">
            <text:p>-12,5</text:p>
          </table:table-cell>
          <table:table-cell table:formula="of:=[.B37]/[.E$2]" office:value-type="float" office:value="78.6681104493774" calcext:value-type="float">
            <text:p>78,67</text:p>
          </table:table-cell>
          <table:table-cell table:formula="of:=[.C37]/[.A$2]" office:value-type="percentage" office:value="0.0664" calcext:value-type="percentage">
            <text:p>6,64%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office:value-type="float" office:value="1045" calcext:value-type="float">
            <text:p>1045</text:p>
          </table:table-cell>
          <table:table-cell office:value-type="float" office:value="1.64" calcext:value-type="float">
            <text:p>1,64</text:p>
          </table:table-cell>
          <table:table-cell office:value-type="float" office:value="33" calcext:value-type="float">
            <text:p>33</text:p>
          </table:table-cell>
          <table:table-cell office:value-type="float" office:value="1277" calcext:value-type="float">
            <text:p>1277</text:p>
          </table:table-cell>
          <table:table-cell office:value-type="float" office:value="1.32" calcext:value-type="float">
            <text:p>1,3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630" calcext:value-type="float">
            <text:p>1630</text:p>
          </table:table-cell>
          <table:table-cell office:value-type="float" office:value="1.76" calcext:value-type="float">
            <text:p>1,7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452" calcext:value-type="float">
            <text:p>1452</text:p>
          </table:table-cell>
          <table:table-cell office:value-type="float" office:value="1.74" calcext:value-type="float">
            <text:p>1,74</text:p>
          </table:table-cell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.0800000000000001" calcext:value-type="float">
            <text:p>0,08</text:p>
          </table:table-cell>
          <table:table-cell table:formula="of:=[.D38]/[.E38]" office:value-type="float" office:value="0" calcext:value-type="float">
            <text:p>0</text:p>
          </table:table-cell>
          <table:table-cell table:formula="of:=[.B38]/[.E$2]" office:value-type="float" office:value="78.613968597726" calcext:value-type="float">
            <text:p>78,61</text:p>
          </table:table-cell>
          <table:table-cell table:formula="of:=[.C38]/[.A$2]" office:value-type="percentage" office:value="0.0696" calcext:value-type="percentage">
            <text:p>6,96%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office:value-type="float" office:value="1071" calcext:value-type="float">
            <text:p>1071</text:p>
          </table:table-cell>
          <table:table-cell office:value-type="float" office:value="1.76" calcext:value-type="float">
            <text:p>1,76</text:p>
          </table:table-cell>
          <table:table-cell office:value-type="float" office:value="34" calcext:value-type="float">
            <text:p>34</text:p>
          </table:table-cell>
          <table:table-cell office:value-type="float" office:value="1275" calcext:value-type="float">
            <text:p>1275</text:p>
          </table:table-cell>
          <table:table-cell office:value-type="float" office:value="1.36" calcext:value-type="float">
            <text:p>1,3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626" calcext:value-type="float">
            <text:p>1626</text:p>
          </table:table-cell>
          <table:table-cell office:value-type="float" office:value="1.84" calcext:value-type="float">
            <text:p>1,8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452" calcext:value-type="float">
            <text:p>1452</text:p>
          </table:table-cell>
          <table:table-cell office:value-type="float" office:value="1.82" calcext:value-type="float">
            <text:p>1,82</text:p>
          </table:table-cell>
          <table:table-cell table:formula="of:=[.B40]-[.B39]" office:value-type="float" office:value="-2" calcext:value-type="float">
            <text:p>-2</text:p>
          </table:table-cell>
          <table:table-cell table:formula="of:=[.C40]-[.C39]" office:value-type="float" office:value="0.0799999999999999" calcext:value-type="float">
            <text:p>0,08</text:p>
          </table:table-cell>
          <table:table-cell table:formula="of:=[.D39]/[.E39]" office:value-type="float" office:value="-25" calcext:value-type="float">
            <text:p>-25</text:p>
          </table:table-cell>
          <table:table-cell table:formula="of:=[.B39]/[.E$2]" office:value-type="float" office:value="78.613968597726" calcext:value-type="float">
            <text:p>78,61</text:p>
          </table:table-cell>
          <table:table-cell table:formula="of:=[.C39]/[.A$2]" office:value-type="percentage" office:value="0.0728" calcext:value-type="percentage">
            <text:p>7,28%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1096" calcext:value-type="float">
            <text:p>1096</text:p>
          </table:table-cell>
          <table:table-cell office:value-type="float" office:value="1.84" calcext:value-type="float">
            <text:p>1,84</text:p>
          </table:table-cell>
          <table:table-cell office:value-type="float" office:value="35" calcext:value-type="float">
            <text:p>35</text:p>
          </table:table-cell>
          <table:table-cell office:value-type="float" office:value="1274" calcext:value-type="float">
            <text:p>1274</text:p>
          </table:table-cell>
          <table:table-cell office:value-type="float" office:value="1.4" calcext:value-type="float">
            <text:p>1,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625" calcext:value-type="float">
            <text:p>1625</text:p>
          </table:table-cell>
          <table:table-cell office:value-type="float" office:value="1.88" calcext:value-type="float">
            <text:p>1,8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450" calcext:value-type="float">
            <text:p>1450</text:p>
          </table:table-cell>
          <table:table-cell office:value-type="float" office:value="1.9" calcext:value-type="float">
            <text:p>1,9</text:p>
          </table:table-cell>
          <table:table-cell table:formula="of:=[.B41]-[.B40]" office:value-type="float" office:value="-3" calcext:value-type="float">
            <text:p>-3</text:p>
          </table:table-cell>
          <table:table-cell table:formula="of:=[.C41]-[.C40]" office:value-type="float" office:value="0.0800000000000001" calcext:value-type="float">
            <text:p>0,08</text:p>
          </table:table-cell>
          <table:table-cell table:formula="of:=[.D40]/[.E40]" office:value-type="float" office:value="-37.5" calcext:value-type="float">
            <text:p>-37,5</text:p>
          </table:table-cell>
          <table:table-cell table:formula="of:=[.B40]/[.E$2]" office:value-type="float" office:value="78.5056848944234" calcext:value-type="float">
            <text:p>78,51</text:p>
          </table:table-cell>
          <table:table-cell table:formula="of:=[.C40]/[.A$2]" office:value-type="percentage" office:value="0.076" calcext:value-type="percentage">
            <text:p>7,60%</text:p>
          </table:table-cell>
          <table:table-cell table:number-columns-repeated="9"/>
          <table:table-cell office:value-type="float" office:value="36" calcext:value-type="float">
            <text:p>36</text:p>
          </table:table-cell>
          <table:table-cell office:value-type="float" office:value="1122" calcext:value-type="float">
            <text:p>1122</text:p>
          </table:table-cell>
          <table:table-cell office:value-type="float" office:value="1.96" calcext:value-type="float">
            <text:p>1,96</text:p>
          </table:table-cell>
          <table:table-cell office:value-type="float" office:value="36" calcext:value-type="float">
            <text:p>36</text:p>
          </table:table-cell>
          <table:table-cell office:value-type="float" office:value="1270" calcext:value-type="float">
            <text:p>1270</text:p>
          </table:table-cell>
          <table:table-cell office:value-type="float" office:value="1.44" calcext:value-type="float">
            <text:p>1,44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619" calcext:value-type="float">
            <text:p>1619</text:p>
          </table:table-cell>
          <table:table-cell office:value-type="float" office:value="1.96" calcext:value-type="float">
            <text:p>1,9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447" calcext:value-type="float">
            <text:p>1447</text:p>
          </table:table-cell>
          <table:table-cell office:value-type="float" office:value="1.98" calcext:value-type="float">
            <text:p>1,98</text:p>
          </table:table-cell>
          <table:table-cell table:formula="of:=[.B42]-[.B41]" office:value-type="float" office:value="-5" calcext:value-type="float">
            <text:p>-5</text:p>
          </table:table-cell>
          <table:table-cell table:formula="of:=[.C42]-[.C41]" office:value-type="float" office:value="0.0800000000000001" calcext:value-type="float">
            <text:p>0,08</text:p>
          </table:table-cell>
          <table:table-cell table:formula="of:=[.D41]/[.E41]" office:value-type="float" office:value="-62.5" calcext:value-type="float">
            <text:p>-62,5</text:p>
          </table:table-cell>
          <table:table-cell table:formula="of:=[.B41]/[.E$2]" office:value-type="float" office:value="78.3432593394694" calcext:value-type="float">
            <text:p>78,34</text:p>
          </table:table-cell>
          <table:table-cell table:formula="of:=[.C41]/[.A$2]" office:value-type="percentage" office:value="0.0792" calcext:value-type="percentage">
            <text:p>7,92%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1147" calcext:value-type="float">
            <text:p>1147</text:p>
          </table:table-cell>
          <table:table-cell office:value-type="float" office:value="2.08" calcext:value-type="float">
            <text:p>2,08</text:p>
          </table:table-cell>
          <table:table-cell office:value-type="float" office:value="37" calcext:value-type="float">
            <text:p>37</text:p>
          </table:table-cell>
          <table:table-cell office:value-type="float" office:value="1269" calcext:value-type="float">
            <text:p>1269</text:p>
          </table:table-cell>
          <table:table-cell office:value-type="float" office:value="1.48" calcext:value-type="float">
            <text:p>1,4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612" calcext:value-type="float">
            <text:p>161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442" calcext:value-type="float">
            <text:p>1442</text:p>
          </table:table-cell>
          <table:table-cell office:value-type="float" office:value="2.06" calcext:value-type="float">
            <text:p>2,06</text:p>
          </table:table-cell>
          <table:table-cell table:formula="of:=[.B43]-[.B42]" office:value-type="float" office:value="-4" calcext:value-type="float">
            <text:p>-4</text:p>
          </table:table-cell>
          <table:table-cell table:formula="of:=[.C43]-[.C42]" office:value-type="float" office:value="0.04" calcext:value-type="float">
            <text:p>0,04</text:p>
          </table:table-cell>
          <table:table-cell table:formula="of:=[.D42]/[.E42]" office:value-type="float" office:value="-99.9999999999999" calcext:value-type="float">
            <text:p>-99,9999999999999</text:p>
          </table:table-cell>
          <table:table-cell table:formula="of:=[.B42]/[.E$2]" office:value-type="float" office:value="78.0725500812128" calcext:value-type="float">
            <text:p>78,07</text:p>
          </table:table-cell>
          <table:table-cell table:formula="of:=[.C42]/[.A$2]" office:value-type="percentage" office:value="0.0824" calcext:value-type="percentage">
            <text:p>8,24%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1142" calcext:value-type="float">
            <text:p>1142</text:p>
          </table:table-cell>
          <table:table-cell office:value-type="float" office:value="2.24" calcext:value-type="float">
            <text:p>2,24</text:p>
          </table:table-cell>
          <table:table-cell office:value-type="float" office:value="38" calcext:value-type="float">
            <text:p>38</text:p>
          </table:table-cell>
          <table:table-cell office:value-type="float" office:value="1262" calcext:value-type="float">
            <text:p>1262</text:p>
          </table:table-cell>
          <table:table-cell office:value-type="float" office:value="1.52" calcext:value-type="float">
            <text:p>1,5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600" calcext:value-type="float">
            <text:p>1600</text:p>
          </table:table-cell>
          <table:table-cell office:value-type="float" office:value="2.08" calcext:value-type="float">
            <text:p>2,08</text:p>
          </table:table-cell>
        </table:table-row>
        <table:table-row table:style-name="ro2">
          <table:table-cell table:style-name="ce30" office:value-type="float" office:value="40" calcext:value-type="float">
            <text:p>40</text:p>
          </table:table-cell>
          <table:table-cell table:style-name="ce35" office:value-type="float" office:value="1438" calcext:value-type="float">
            <text:p>1438</text:p>
          </table:table-cell>
          <table:table-cell table:style-name="ce35" office:value-type="float" office:value="2.1" calcext:value-type="float">
            <text:p>2,1</text:p>
          </table:table-cell>
          <table:table-cell table:style-name="ce35"/>
          <table:table-cell table:style-name="ce30"/>
          <table:table-cell table:style-name="ce35"/>
          <table:table-cell table:style-name="ce47" table:formula="of:=[.B43]/[.E$2]" office:value-type="float" office:value="77.8559826746075" calcext:value-type="float">
            <text:p>77,86</text:p>
          </table:table-cell>
          <table:table-cell table:style-name="ce53" table:formula="of:=[.C43]/[.A$2]" office:value-type="percentage" office:value="0.084" calcext:value-type="percentage">
            <text:p>8,40%</text:p>
          </table:table-cell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1138" calcext:value-type="float">
            <text:p>1138</text:p>
          </table:table-cell>
          <table:table-cell office:value-type="float" office:value="2.42" calcext:value-type="float">
            <text:p>2,42</text:p>
          </table:table-cell>
          <table:table-cell office:value-type="float" office:value="39" calcext:value-type="float">
            <text:p>39</text:p>
          </table:table-cell>
          <table:table-cell office:value-type="float" office:value="1255" calcext:value-type="float">
            <text:p>1255</text:p>
          </table:table-cell>
          <table:table-cell office:value-type="float" office:value="1.56" calcext:value-type="float">
            <text:p>1,56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582" calcext:value-type="float">
            <text:p>1582</text:p>
          </table:table-cell>
          <table:table-cell office:value-type="float" office:value="2.12" calcext:value-type="float">
            <text:p>2,12</text:p>
          </table:table-cell>
        </table:table-row>
        <table:table-row table:style-name="ro2">
          <table:table-cell table:style-name="Default" table:number-columns-repeated="9"/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1120" calcext:value-type="float">
            <text:p>1120</text:p>
          </table:table-cell>
          <table:table-cell office:value-type="float" office:value="2.62" calcext:value-type="float">
            <text:p>2,62</text:p>
          </table:table-cell>
          <table:table-cell office:value-type="float" office:value="40" calcext:value-type="float">
            <text:p>40</text:p>
          </table:table-cell>
          <table:table-cell office:value-type="float" office:value="1250" calcext:value-type="float">
            <text:p>1250</text:p>
          </table:table-cell>
          <table:table-cell office:value-type="float" office:value="1.6" calcext:value-type="float">
            <text:p>1,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573" calcext:value-type="float">
            <text:p>1573</text:p>
          </table:table-cell>
          <table:table-cell office:value-type="float" office:value="2.16" calcext:value-type="float">
            <text:p>2,16</text:p>
          </table:table-cell>
        </table:table-row>
        <table:table-row table:style-name="ro2">
          <table:table-cell table:style-name="Default" table:number-columns-repeated="9"/>
          <table:table-cell table:number-columns-repeated="20"/>
        </table:table-row>
        <table:table-row table:style-name="ro2">
          <table:table-cell table:style-name="Default" table:number-columns-repeated="4"/>
          <table:table-cell table:style-name="ce8"/>
          <table:table-cell table:style-name="Default" table:number-columns-repeated="4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.00.0000</text:date>, <text:time style:data-style-name="N2" text:time-value="07:10:33.46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30:00.284000000</meta:creation-date>
    <meta:generator>LibreOffice/5.2.0.4$Windows_x86 LibreOffice_project/066b007f5ebcc236395c7d282ba488bca6720265</meta:generator>
    <dc:date>2017-01-06T07:13:29.918000000</dc:date>
    <meta:editing-duration>P7DT15H31M3S</meta:editing-duration>
    <meta:editing-cycles>35</meta:editing-cycles>
    <meta:document-statistic meta:table-count="4" meta:cell-count="224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75cm" svg:height="5.814cm" xlink:href=".." xlink:type="simple" chart:class="chart:scatter" chart:column-mapping="1 0" chart:style-name="ch1">
        <chart:title svg:x="2.409cm" svg:y="0.252cm" chart:style-name="ch2">
          <text:p>Диаграмма растяжения</text:p>
        </chart:title>
        <chart:plot-area chart:style-name="ch3" table:cell-range-address="'3'.B4:'3'.C43" svg:x="0.204cm" svg:y="1.146cm" svg:width="9.335cm" svg:height="4.551cm">
          <chartooo:coordinate-region svg:x="1.196cm" svg:y="1.346cm" svg:width="8.103cm" svg:height="3.704cm"/>
          <chart:axis chart:dimension="x" chart:name="primary-x" chart:style-name="ch4">
            <chart:title svg:x="8.29cm" svg:y="4.488cm" chart:style-name="ch5">
              <text:p>Δl, мм</text:p>
            </chart:title>
            <chart:grid chart:style-name="ch6" chart:class="major"/>
          </chart:axis>
          <chart:axis chart:dimension="y" chart:name="primary-y" chart:style-name="ch4">
            <chart:title svg:x="1.368cm" svg:y="0.784cm" chart:style-name="ch5">
              <text:p>F, кгс</text:p>
            </chart:title>
            <chart:grid chart:style-name="ch6" chart:class="major"/>
          </chart:axis>
          <chart:series chart:style-name="ch7" chart:values-cell-range-address="'3'.B4:'3'.B43" chart:class="chart:scatter">
            <chart:domain table:cell-range-address="'3'.C4:'3'.C43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'3'.C4:'3'.C43</svg:desc>
                </draw:g>
              </table:table-cell>
              <table:table-cell office:value-type="float" office:value="64">
                <text:p>64</text:p>
                <draw:g>
                  <svg:desc>'3'.B4:'3'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">
                <text:p>0.2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">
                <text:p>0.3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">
                <text:p>0.4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">
                <text:p>0.52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">
                <text:p>0.68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">
                <text:p>0.7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">
                <text:p>0.76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">
                <text:p>0.84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">
                <text:p>0.88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">
                <text:p>0.9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4">
                <text:p>1.04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8">
                <text:p>1.08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6">
                <text:p>1.16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">
                <text:p>1.2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8">
                <text:p>1.28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2">
                <text:p>1.3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6">
                <text:p>1.36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4">
                <text:p>1.44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2">
                <text:p>1.52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4">
                <text:p>1.64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8">
                <text:p>1.68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6">
                <text:p>1.76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4">
                <text:p>1.84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8">
                <text:p>1.88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6">
                <text:p>1.9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8">
                <text:p>2.0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2">
                <text:p>2.12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6">
                <text:p>2.16</text:p>
              </table:table-cell>
              <table:table-cell office:value-type="float" office:value="1573">
                <text:p>1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cm" chart:symbol-height="0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5" loext:regression-extrapolate-backward="0" loext:regression-force-intercept="false" loext:regression-intercept-value="0" chart:regression-type="linear"/>
      <style:graphic-properties svg:stroke-width="0.1cm"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75cm" svg:height="5.814cm" xlink:href=".." xlink:type="simple" chart:class="chart:scatter" chart:column-mapping="1 0" chart:style-name="ch1">
        <chart:title svg:x="2.317cm" svg:y="0.252cm" chart:style-name="ch2">
          <text:p>Диаграмма деформации</text:p>
        </chart:title>
        <chart:plot-area chart:style-name="ch3" table:cell-range-address="'3'.G4:'3'.H43" svg:x="-0.087cm" svg:y="1.147cm" svg:width="9.97cm" svg:height="4.55cm">
          <chartooo:coordinate-region svg:x="1.196cm" svg:y="1.346cm" svg:width="8.103cm" svg:height="3.704cm"/>
          <chart:axis chart:dimension="x" chart:name="primary-x" chart:style-name="ch4">
            <chart:title svg:x="9.015cm" svg:y="4.409cm" chart:style-name="ch5">
              <text:p>ε</text:p>
            </chart:title>
            <chart:grid chart:style-name="ch6" chart:class="major"/>
          </chart:axis>
          <chart:axis chart:dimension="y" chart:name="primary-y" chart:style-name="ch7">
            <chart:title svg:x="1.196cm" svg:y="0.784cm" chart:style-name="ch5">
              <text:p>σ, Па</text:p>
            </chart:title>
            <chart:grid chart:style-name="ch6" chart:class="major"/>
          </chart:axis>
          <chart:series chart:style-name="ch8" chart:values-cell-range-address="'3'.G4:'3'.G43" chart:class="chart:scatter">
            <chart:domain table:cell-range-address="'3'.H4:'3'.H43"/>
            <chart:data-point chart:repeated="40"/>
          </chart:series>
          <chart:series chart:style-name="ch9" chart:values-cell-range-address="'3'.G4:'3'.G21" chart:class="chart:scatter">
            <chart:domain table:cell-range-address="'3'.I4:'3'.I43"/>
            <chart:regression-curve chart:style-name="ch10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G</text:p>
              </table:table-cell>
              <table:table-cell office:value-type="string">
                <text:p>Столбец I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>0.0016</text:p>
                <draw:g>
                  <svg:desc>'3'.H4:'3'.H43</svg:desc>
                </draw:g>
              </table:table-cell>
              <table:table-cell office:value-type="float" office:value="3.46507850568489">
                <text:p>3.46507850568489</text:p>
                <draw:g>
                  <svg:desc>'3'.G4:'3'.G43</svg:desc>
                </draw:g>
              </table:table-cell>
              <table:table-cell office:value-type="float" office:value="0.0036">
                <text:p>0.0036</text:p>
                <draw:g>
                  <svg:desc>'3'.I4:'3'.I43</svg:desc>
                </draw:g>
              </table:table-cell>
              <table:table-cell office:value-type="float" office:value="3.46507850568489">
                <text:p>3.46507850568489</text:p>
                <draw:g>
                  <svg:desc>'3'.G4:'3'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2">
                <text:p>0.0032</text:p>
              </table:table-cell>
              <table:table-cell office:value-type="float" office:value="4.81862479696806">
                <text:p>4.81862479696806</text:p>
              </table:table-cell>
              <table:table-cell office:value-type="float" office:value="0.0052">
                <text:p>0.0052</text:p>
              </table:table-cell>
              <table:table-cell office:value-type="float" office:value="4.81862479696806">
                <text:p>4.81862479696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8">
                <text:p>0.0048</text:p>
              </table:table-cell>
              <table:table-cell office:value-type="float" office:value="6.87601515971846">
                <text:p>6.87601515971846</text:p>
              </table:table-cell>
              <table:table-cell office:value-type="float" office:value="0.0068">
                <text:p>0.0068</text:p>
              </table:table-cell>
              <table:table-cell office:value-type="float" office:value="6.87601515971846">
                <text:p>6.87601515971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4">
                <text:p>0.0064</text:p>
              </table:table-cell>
              <table:table-cell office:value-type="float" office:value="9.63724959393611">
                <text:p>9.63724959393611</text:p>
              </table:table-cell>
              <table:table-cell office:value-type="float" office:value="0.0084">
                <text:p>0.0084</text:p>
              </table:table-cell>
              <table:table-cell office:value-type="float" office:value="9.63724959393611">
                <text:p>9.63724959393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12.3984840281538">
                <text:p>12.3984840281538</text:p>
              </table:table-cell>
              <table:table-cell office:value-type="float" office:value="0.01">
                <text:p>0.01</text:p>
              </table:table-cell>
              <table:table-cell office:value-type="float" office:value="12.3984840281538">
                <text:p>12.3984840281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6">
                <text:p>0.0096</text:p>
              </table:table-cell>
              <table:table-cell office:value-type="float" office:value="15.1597184623714">
                <text:p>15.1597184623714</text:p>
              </table:table-cell>
              <table:table-cell office:value-type="float" office:value="0.0116">
                <text:p>0.0116</text:p>
              </table:table-cell>
              <table:table-cell office:value-type="float" office:value="15.1597184623714">
                <text:p>15.1597184623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2">
                <text:p>0.0112</text:p>
              </table:table-cell>
              <table:table-cell office:value-type="float" office:value="17.9209528965891">
                <text:p>17.9209528965891</text:p>
              </table:table-cell>
              <table:table-cell office:value-type="float" office:value="0.0132">
                <text:p>0.0132</text:p>
              </table:table-cell>
              <table:table-cell office:value-type="float" office:value="17.9209528965891">
                <text:p>17.9209528965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8">
                <text:p>0.0128</text:p>
              </table:table-cell>
              <table:table-cell office:value-type="float" office:value="21.386031402274">
                <text:p>21.386031402274</text:p>
              </table:table-cell>
              <table:table-cell office:value-type="float" office:value="0.0148">
                <text:p>0.0148</text:p>
              </table:table-cell>
              <table:table-cell office:value-type="float" office:value="21.386031402274">
                <text:p>21.386031402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">
                <text:p>0.016</text:p>
              </table:table-cell>
              <table:table-cell office:value-type="float" office:value="27.6123443421765">
                <text:p>27.6123443421765</text:p>
              </table:table-cell>
              <table:table-cell office:value-type="float" office:value="0.018">
                <text:p>0.018</text:p>
              </table:table-cell>
              <table:table-cell office:value-type="float" office:value="27.6123443421765">
                <text:p>27.61234434217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2">
                <text:p>0.0192</text:p>
              </table:table-cell>
              <table:table-cell office:value-type="float" office:value="35.1922035733622">
                <text:p>35.1922035733622</text:p>
              </table:table-cell>
              <table:table-cell office:value-type="float" office:value="0.0212">
                <text:p>0.0212</text:p>
              </table:table-cell>
              <table:table-cell office:value-type="float" office:value="35.1922035733622">
                <text:p>35.19220357336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8">
                <text:p>0.0208</text:p>
              </table:table-cell>
              <table:table-cell office:value-type="float" office:value="38.6572820790471">
                <text:p>38.6572820790471</text:p>
              </table:table-cell>
              <table:table-cell office:value-type="float" office:value="0.0228">
                <text:p>0.0228</text:p>
              </table:table-cell>
              <table:table-cell office:value-type="float" office:value="38.6572820790471">
                <text:p>38.6572820790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4">
                <text:p>0.024</text:p>
              </table:table-cell>
              <table:table-cell office:value-type="float" office:value="46.2371413102328">
                <text:p>46.2371413102328</text:p>
              </table:table-cell>
              <table:table-cell office:value-type="float" office:value="0.026">
                <text:p>0.026</text:p>
              </table:table-cell>
              <table:table-cell office:value-type="float" office:value="46.2371413102328">
                <text:p>46.23714131023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2">
                <text:p>0.0272</text:p>
              </table:table-cell>
              <table:table-cell office:value-type="float" office:value="53.8170005414185">
                <text:p>53.8170005414185</text:p>
              </table:table-cell>
              <table:table-cell office:value-type="float" office:value="0.0292">
                <text:p>0.0292</text:p>
              </table:table-cell>
              <table:table-cell office:value-type="float" office:value="53.8170005414185">
                <text:p>53.8170005414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8">
                <text:p>0.0288</text:p>
              </table:table-cell>
              <table:table-cell office:value-type="float" office:value="57.9859231185707">
                <text:p>57.9859231185707</text:p>
              </table:table-cell>
              <table:table-cell office:value-type="float" office:value="0.0308">
                <text:p>0.0308</text:p>
              </table:table-cell>
              <table:table-cell office:value-type="float" office:value="57.9859231185707">
                <text:p>57.9859231185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04">
                <text:p>0.0304</text:p>
              </table:table-cell>
              <table:table-cell office:value-type="float" office:value="62.1007038440715">
                <text:p>62.1007038440715</text:p>
              </table:table-cell>
              <table:table-cell office:value-type="float" office:value="0.0324">
                <text:p>0.0324</text:p>
              </table:table-cell>
              <table:table-cell office:value-type="float" office:value="62.1007038440715">
                <text:p>62.1007038440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2">
                <text:p>0.032</text:p>
              </table:table-cell>
              <table:table-cell office:value-type="float" office:value="65.5657823497564">
                <text:p>65.5657823497564</text:p>
              </table:table-cell>
              <table:table-cell office:value-type="float" office:value="0.034">
                <text:p>0.034</text:p>
              </table:table-cell>
              <table:table-cell office:value-type="float" office:value="65.5657823497564">
                <text:p>65.56578234975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6">
                <text:p>0.0336</text:p>
              </table:table-cell>
              <table:table-cell office:value-type="float" office:value="67.6231727125068">
                <text:p>67.6231727125068</text:p>
              </table:table-cell>
              <table:table-cell office:value-type="float" office:value="NaN">
                <text:p>NaN</text:p>
              </table:table-cell>
              <table:table-cell office:value-type="float" office:value="67.6231727125068">
                <text:p>67.62317271250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2">
                <text:p>0.0352</text:p>
              </table:table-cell>
              <table:table-cell office:value-type="float" office:value="69.7347049269085">
                <text:p>69.7347049269085</text:p>
              </table:table-cell>
              <table:table-cell office:value-type="float" office:value="NaN">
                <text:p>NaN</text:p>
              </table:table-cell>
              <table:table-cell office:value-type="float" office:value="69.7347049269085">
                <text:p>69.7347049269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8">
                <text:p>0.0368</text:p>
              </table:table-cell>
              <table:table-cell office:value-type="float" office:value="70.3844071467244">
                <text:p>70.3844071467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">
                <text:p>0.04</text:p>
              </table:table-cell>
              <table:table-cell office:value-type="float" office:value="71.467244179751">
                <text:p>71.46724417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16">
                <text:p>0.0416</text:p>
              </table:table-cell>
              <table:table-cell office:value-type="float" office:value="72.1169463995669">
                <text:p>72.1169463995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2">
                <text:p>0.0432</text:p>
              </table:table-cell>
              <table:table-cell office:value-type="float" office:value="72.1169463995669">
                <text:p>72.1169463995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64">
                <text:p>0.0464</text:p>
              </table:table-cell>
              <table:table-cell office:value-type="float" office:value="74.2284786139686">
                <text:p>74.228478613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8">
                <text:p>0.048</text:p>
              </table:table-cell>
              <table:table-cell office:value-type="float" office:value="75.2571737953438">
                <text:p>75.257173795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12">
                <text:p>0.0512</text:p>
              </table:table-cell>
              <table:table-cell office:value-type="float" office:value="77.7476989713048">
                <text:p>77.747698971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28">
                <text:p>0.0528</text:p>
              </table:table-cell>
              <table:table-cell office:value-type="float" office:value="78.6681104493774">
                <text:p>78.6681104493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44">
                <text:p>0.0544</text:p>
              </table:table-cell>
              <table:table-cell office:value-type="float" office:value="80.0757985923119">
                <text:p>80.0757985923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76">
                <text:p>0.0576</text:p>
              </table:table-cell>
              <table:table-cell office:value-type="float" office:value="82.1331889550623">
                <text:p>82.1331889550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08">
                <text:p>0.0608</text:p>
              </table:table-cell>
              <table:table-cell office:value-type="float" office:value="84.1905793178127">
                <text:p>84.1905793178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4">
                <text:p>0.064</text:p>
              </table:table-cell>
              <table:table-cell office:value-type="float" office:value="86.3021115322144">
                <text:p>86.302111532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56">
                <text:p>0.0656</text:p>
              </table:table-cell>
              <table:table-cell office:value-type="float" office:value="87.6556578234976">
                <text:p>87.6556578234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72">
                <text:p>0.0672</text:p>
              </table:table-cell>
              <table:table-cell office:value-type="float" office:value="88.3595018949648">
                <text:p>88.359501894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04">
                <text:p>0.0704</text:p>
              </table:table-cell>
              <table:table-cell office:value-type="float" office:value="88.2512181916622">
                <text:p>88.2512181916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36">
                <text:p>0.0736</text:p>
              </table:table-cell>
              <table:table-cell office:value-type="float" office:value="88.0346507850569">
                <text:p>88.034650785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52">
                <text:p>0.0752</text:p>
              </table:table-cell>
              <table:table-cell office:value-type="float" office:value="87.9805089334055">
                <text:p>87.9805089334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84">
                <text:p>0.0784</text:p>
              </table:table-cell>
              <table:table-cell office:value-type="float" office:value="87.6556578234976">
                <text:p>87.6556578234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">
                <text:p>0.08</text:p>
              </table:table-cell>
              <table:table-cell office:value-type="float" office:value="87.2766648619383">
                <text:p>87.2766648619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32">
                <text:p>0.0832</text:p>
              </table:table-cell>
              <table:table-cell office:value-type="float" office:value="86.6269626421224">
                <text:p>86.626962642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48">
                <text:p>0.0848</text:p>
              </table:table-cell>
              <table:table-cell office:value-type="float" office:value="85.6524093123985">
                <text:p>85.6524093123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64">
                <text:p>0.0864</text:p>
              </table:table-cell>
              <table:table-cell office:value-type="float" office:value="85.1651326475366">
                <text:p>85.1651326475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75cm" svg:height="5.814cm" xlink:href=".." xlink:type="simple" chart:class="chart:scatter" chart:column-mapping="1 0" chart:style-name="ch1">
        <chart:title svg:x="2.409cm" svg:y="0.252cm" chart:style-name="ch2">
          <text:p>Диаграмма растяжения</text:p>
        </chart:title>
        <chart:plot-area chart:style-name="ch3" table:cell-range-address="'15'.B4:'15'.C43" svg:x="0.204cm" svg:y="1.147cm" svg:width="9.335cm" svg:height="4.55cm">
          <chartooo:coordinate-region svg:x="1.196cm" svg:y="1.346cm" svg:width="8.103cm" svg:height="3.704cm"/>
          <chart:axis chart:dimension="x" chart:name="primary-x" chart:style-name="ch4">
            <chart:title svg:x="8.29cm" svg:y="4.488cm" chart:style-name="ch5">
              <text:p>Δl, мм</text:p>
            </chart:title>
            <chart:grid chart:style-name="ch6" chart:class="major"/>
          </chart:axis>
          <chart:axis chart:dimension="y" chart:name="primary-y" chart:style-name="ch4">
            <chart:title svg:x="1.368cm" svg:y="0.784cm" chart:style-name="ch5">
              <text:p>F, кгс</text:p>
            </chart:title>
            <chart:grid chart:style-name="ch6" chart:class="major"/>
          </chart:axis>
          <chart:series chart:style-name="ch7" chart:values-cell-range-address="'15'.B4:'15'.B43" chart:class="chart:scatter">
            <chart:domain table:cell-range-address="'15'.C4:'15'.C43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15'.C4:'15'.C43</svg:desc>
                </draw:g>
              </table:table-cell>
              <table:table-cell office:value-type="float" office:value="89">
                <text:p>89</text:p>
                <draw:g>
                  <svg:desc>'15'.B4:'15'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">
                <text:p>0.2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">
                <text:p>0.2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">
                <text:p>0.3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">
                <text:p>0.3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2">
                <text:p>0.4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">
                <text:p>0.5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">
                <text:p>0.58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">
                <text:p>0.62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">
                <text:p>0.6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8">
                <text:p>0.68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">
                <text:p>0.74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">
                <text:p>0.78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">
                <text:p>0.82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6">
                <text:p>0.86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">
                <text:p>0.9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">
                <text:p>0.9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2">
                <text:p>1.02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6">
                <text:p>1.06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">
                <text:p>1.1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2">
                <text:p>1.1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4">
                <text:p>1.14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8">
                <text:p>1.18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6">
                <text:p>1.26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4">
                <text:p>1.34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2">
                <text:p>1.42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">
                <text:p>1.5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8">
                <text:p>1.58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6">
                <text:p>1.66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4">
                <text:p>1.74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2">
                <text:p>1.82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">
                <text:p>1.9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8">
                <text:p>1.98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6">
                <text:p>2.06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">
                <text:p>2.1</text:p>
              </table:table-cell>
              <table:table-cell office:value-type="float" office:value="1438">
                <text:p>14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circle" chart:symbol-width="0.2cm" chart:symbol-height="0.2cm"/>
    </style:style>
    <style:style style:name="ch10" style:family="chart" style:data-style-name="N4">
      <style:chart-properties chart:symbol-type="named-symbol" chart:symbol-name="diamond" chart:symbol-width="0cm" chart:symbol-height="0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5" loext:regression-extrapolate-backward="0" loext:regression-force-intercept="false" loext:regression-intercept-value="0" chart:regression-type="linear"/>
      <style:graphic-properties svg:stroke-width="0.1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775cm" svg:height="5.814cm" xlink:href=".." xlink:type="simple" chart:class="chart:scatter" chart:column-mapping="1 0" chart:style-name="ch1">
        <chart:title svg:x="2.317cm" svg:y="0.252cm" chart:style-name="ch2">
          <text:p>Диаграмма деформации</text:p>
        </chart:title>
        <chart:plot-area chart:style-name="ch3" table:cell-range-address="'15'.G4:'15'.H43" svg:x="0.098cm" svg:y="1.146cm" svg:width="9.785cm" svg:height="4.551cm">
          <chartooo:coordinate-region svg:x="1.196cm" svg:y="1.346cm" svg:width="8.103cm" svg:height="3.704cm"/>
          <chart:axis chart:dimension="x" chart:name="primary-x" chart:style-name="ch4">
            <chart:title svg:x="9.015cm" svg:y="4.409cm" chart:style-name="ch5">
              <text:p>ε</text:p>
            </chart:title>
            <chart:grid chart:style-name="ch6" chart:class="major"/>
          </chart:axis>
          <chart:axis chart:dimension="y" chart:name="primary-y" chart:style-name="ch7">
            <chart:title svg:x="1.196cm" svg:y="0.784cm" chart:style-name="ch5">
              <text:p>σ, Па</text:p>
            </chart:title>
            <chart:grid chart:style-name="ch6" chart:class="major"/>
          </chart:axis>
          <chart:series chart:style-name="ch8" chart:values-cell-range-address="'15'.G4:'15'.G43" chart:class="chart:scatter">
            <chart:domain table:cell-range-address="'15'.H4:'15'.H43"/>
            <chart:data-point chart:repeated="17"/>
            <chart:data-point chart:style-name="ch9"/>
            <chart:data-point chart:repeated="5"/>
            <chart:data-point chart:style-name="ch9"/>
            <chart:data-point chart:repeated="16"/>
          </chart:series>
          <chart:series chart:style-name="ch10" chart:values-cell-range-address="'15'.G4:'15'.G19" chart:class="chart:scatter">
            <chart:domain table:cell-range-address="'15'.I4:'15'.I19"/>
            <chart:regression-curve chart:style-name="ch11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G</text:p>
              </table:table-cell>
              <table:table-cell office:value-type="string">
                <text:p>Столбец I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">
                <text:p>0.004</text:p>
                <draw:g>
                  <svg:desc>'15'.H4:'15'.H43</svg:desc>
                </draw:g>
              </table:table-cell>
              <table:table-cell office:value-type="float" office:value="4.81862479696806">
                <text:p>4.81862479696806</text:p>
                <draw:g>
                  <svg:desc>'15'.G4:'15'.G43</svg:desc>
                </draw:g>
              </table:table-cell>
              <table:table-cell office:value-type="float" office:value="0.006">
                <text:p>0.006</text:p>
                <draw:g>
                  <svg:desc>'15'.I4:'15'.I19</svg:desc>
                </draw:g>
              </table:table-cell>
              <table:table-cell office:value-type="float" office:value="4.81862479696806">
                <text:p>4.81862479696806</text:p>
                <draw:g>
                  <svg:desc>'15'.G4:'15'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6">
                <text:p>0.0056</text:p>
              </table:table-cell>
              <table:table-cell office:value-type="float" office:value="6.87601515971846">
                <text:p>6.87601515971846</text:p>
              </table:table-cell>
              <table:table-cell office:value-type="float" office:value="0.0076">
                <text:p>0.0076</text:p>
              </table:table-cell>
              <table:table-cell office:value-type="float" office:value="6.87601515971846">
                <text:p>6.8760151597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2">
                <text:p>0.0072</text:p>
              </table:table-cell>
              <table:table-cell office:value-type="float" office:value="9.31239848402815">
                <text:p>9.31239848402815</text:p>
              </table:table-cell>
              <table:table-cell office:value-type="float" office:value="0.0092">
                <text:p>0.0092</text:p>
              </table:table-cell>
              <table:table-cell office:value-type="float" office:value="9.31239848402815">
                <text:p>9.31239848402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8">
                <text:p>0.0088</text:p>
              </table:table-cell>
              <table:table-cell office:value-type="float" office:value="11.7487818083378">
                <text:p>11.7487818083378</text:p>
              </table:table-cell>
              <table:table-cell office:value-type="float" office:value="0.0108">
                <text:p>0.0108</text:p>
              </table:table-cell>
              <table:table-cell office:value-type="float" office:value="11.7487818083378">
                <text:p>11.7487818083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4">
                <text:p>0.0104</text:p>
              </table:table-cell>
              <table:table-cell office:value-type="float" office:value="14.5100162425555">
                <text:p>14.5100162425555</text:p>
              </table:table-cell>
              <table:table-cell office:value-type="float" office:value="0.0124">
                <text:p>0.0124</text:p>
              </table:table-cell>
              <table:table-cell office:value-type="float" office:value="14.5100162425555">
                <text:p>14.5100162425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17.2712506767731">
                <text:p>17.2712506767731</text:p>
              </table:table-cell>
              <table:table-cell office:value-type="float" office:value="0.014">
                <text:p>0.014</text:p>
              </table:table-cell>
              <table:table-cell office:value-type="float" office:value="17.2712506767731">
                <text:p>17.2712506767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6">
                <text:p>0.0136</text:p>
              </table:table-cell>
              <table:table-cell office:value-type="float" office:value="19.9783432593395">
                <text:p>19.9783432593395</text:p>
              </table:table-cell>
              <table:table-cell office:value-type="float" office:value="0.0156">
                <text:p>0.0156</text:p>
              </table:table-cell>
              <table:table-cell office:value-type="float" office:value="19.9783432593395">
                <text:p>19.9783432593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2">
                <text:p>0.0152</text:p>
              </table:table-cell>
              <table:table-cell office:value-type="float" office:value="22.7937195452084">
                <text:p>22.7937195452084</text:p>
              </table:table-cell>
              <table:table-cell office:value-type="float" office:value="0.0172">
                <text:p>0.0172</text:p>
              </table:table-cell>
              <table:table-cell office:value-type="float" office:value="22.7937195452084">
                <text:p>22.7937195452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8">
                <text:p>0.0168</text:p>
              </table:table-cell>
              <table:table-cell office:value-type="float" office:value="26.204656199242">
                <text:p>26.204656199242</text:p>
              </table:table-cell>
              <table:table-cell office:value-type="float" office:value="0.0188">
                <text:p>0.0188</text:p>
              </table:table-cell>
              <table:table-cell office:value-type="float" office:value="26.204656199242">
                <text:p>26.204656199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4">
                <text:p>0.0184</text:p>
              </table:table-cell>
              <table:table-cell office:value-type="float" office:value="30.3735787763942">
                <text:p>30.3735787763942</text:p>
              </table:table-cell>
              <table:table-cell office:value-type="float" office:value="0.0204">
                <text:p>0.0204</text:p>
              </table:table-cell>
              <table:table-cell office:value-type="float" office:value="30.3735787763942">
                <text:p>30.3735787763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">
                <text:p>0.02</text:p>
              </table:table-cell>
              <table:table-cell office:value-type="float" office:value="33.1348132106118">
                <text:p>33.1348132106118</text:p>
              </table:table-cell>
              <table:table-cell office:value-type="float" office:value="0.022">
                <text:p>0.022</text:p>
              </table:table-cell>
              <table:table-cell office:value-type="float" office:value="33.1348132106118">
                <text:p>33.1348132106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6">
                <text:p>0.0216</text:p>
              </table:table-cell>
              <table:table-cell office:value-type="float" office:value="36.5457498646454">
                <text:p>36.5457498646454</text:p>
              </table:table-cell>
              <table:table-cell office:value-type="float" office:value="0.0236">
                <text:p>0.0236</text:p>
              </table:table-cell>
              <table:table-cell office:value-type="float" office:value="36.5457498646454">
                <text:p>36.5457498646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2">
                <text:p>0.0232</text:p>
              </table:table-cell>
              <table:table-cell office:value-type="float" office:value="40.7146724417975">
                <text:p>40.7146724417975</text:p>
              </table:table-cell>
              <table:table-cell office:value-type="float" office:value="0.0252">
                <text:p>0.0252</text:p>
              </table:table-cell>
              <table:table-cell office:value-type="float" office:value="40.7146724417975">
                <text:p>40.7146724417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48">
                <text:p>0.0248</text:p>
              </table:table-cell>
              <table:table-cell office:value-type="float" office:value="44.1797509474824">
                <text:p>44.1797509474824</text:p>
              </table:table-cell>
              <table:table-cell office:value-type="float" office:value="0.0268">
                <text:p>0.0268</text:p>
              </table:table-cell>
              <table:table-cell office:value-type="float" office:value="44.1797509474824">
                <text:p>44.17975094748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64">
                <text:p>0.0264</text:p>
              </table:table-cell>
              <table:table-cell office:value-type="float" office:value="48.2945316729832">
                <text:p>48.2945316729832</text:p>
              </table:table-cell>
              <table:table-cell office:value-type="float" office:value="0.0284">
                <text:p>0.0284</text:p>
              </table:table-cell>
              <table:table-cell office:value-type="float" office:value="48.2945316729832">
                <text:p>48.29453167298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72">
                <text:p>0.0272</text:p>
              </table:table-cell>
              <table:table-cell office:value-type="float" office:value="52.4634542501354">
                <text:p>52.4634542501354</text:p>
              </table:table-cell>
              <table:table-cell office:value-type="float" office:value="0.0292">
                <text:p>0.0292</text:p>
              </table:table-cell>
              <table:table-cell office:value-type="float" office:value="52.4634542501354">
                <text:p>52.4634542501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96">
                <text:p>0.0296</text:p>
              </table:table-cell>
              <table:table-cell office:value-type="float" office:value="55.224688684353">
                <text:p>55.224688684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12">
                <text:p>0.0312</text:p>
              </table:table-cell>
              <table:table-cell office:value-type="float" office:value="57.9859231185707">
                <text:p>57.9859231185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8">
                <text:p>0.0328</text:p>
              </table:table-cell>
              <table:table-cell office:value-type="float" office:value="60.7471575527883">
                <text:p>60.7471575527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44">
                <text:p>0.0344</text:p>
              </table:table-cell>
              <table:table-cell office:value-type="float" office:value="62.8045479155387">
                <text:p>62.8045479155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6">
                <text:p>0.036</text:p>
              </table:table-cell>
              <table:table-cell office:value-type="float" office:value="64.2122360584732">
                <text:p>64.2122360584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92">
                <text:p>0.0392</text:p>
              </table:table-cell>
              <table:table-cell office:value-type="float" office:value="64.8619382782891">
                <text:p>64.861938278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8">
                <text:p>0.0408</text:p>
              </table:table-cell>
              <table:table-cell office:value-type="float" office:value="66.2696264212236">
                <text:p>66.269626421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24">
                <text:p>0.0424</text:p>
              </table:table-cell>
              <table:table-cell office:value-type="float" office:value="66.9734704926909">
                <text:p>66.9734704926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">
                <text:p>0.044</text:p>
              </table:table-cell>
              <table:table-cell office:value-type="float" office:value="66.2696264212236">
                <text:p>66.269626421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48">
                <text:p>0.0448</text:p>
              </table:table-cell>
              <table:table-cell office:value-type="float" office:value="67.6773145641581">
                <text:p>67.677314564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56">
                <text:p>0.0456</text:p>
              </table:table-cell>
              <table:table-cell office:value-type="float" office:value="68.651867893882">
                <text:p>68.65186789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72">
                <text:p>0.0472</text:p>
              </table:table-cell>
              <table:table-cell office:value-type="float" office:value="69.7347049269085">
                <text:p>69.7347049269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04">
                <text:p>0.0504</text:p>
              </table:table-cell>
              <table:table-cell office:value-type="float" office:value="71.7920952896589">
                <text:p>71.7920952896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36">
                <text:p>0.0536</text:p>
              </table:table-cell>
              <table:table-cell office:value-type="float" office:value="74.5533297238766">
                <text:p>74.5533297238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68">
                <text:p>0.0568</text:p>
              </table:table-cell>
              <table:table-cell office:value-type="float" office:value="76.610720086627">
                <text:p>76.610720086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">
                <text:p>0.06</text:p>
              </table:table-cell>
              <table:table-cell office:value-type="float" office:value="78.6681104493774">
                <text:p>78.6681104493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32">
                <text:p>0.0632</text:p>
              </table:table-cell>
              <table:table-cell office:value-type="float" office:value="78.6681104493774">
                <text:p>78.6681104493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64">
                <text:p>0.0664</text:p>
              </table:table-cell>
              <table:table-cell office:value-type="float" office:value="78.6681104493774">
                <text:p>78.6681104493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96">
                <text:p>0.0696</text:p>
              </table:table-cell>
              <table:table-cell office:value-type="float" office:value="78.613968597726">
                <text:p>78.61396859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28">
                <text:p>0.0728</text:p>
              </table:table-cell>
              <table:table-cell office:value-type="float" office:value="78.613968597726">
                <text:p>78.61396859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6">
                <text:p>0.076</text:p>
              </table:table-cell>
              <table:table-cell office:value-type="float" office:value="78.5056848944234">
                <text:p>78.5056848944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92">
                <text:p>0.0792</text:p>
              </table:table-cell>
              <table:table-cell office:value-type="float" office:value="78.3432593394694">
                <text:p>78.3432593394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24">
                <text:p>0.0824</text:p>
              </table:table-cell>
              <table:table-cell office:value-type="float" office:value="78.0725500812128">
                <text:p>78.072550081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4">
                <text:p>0.084</text:p>
              </table:table-cell>
              <table:table-cell office:value-type="float" office:value="77.8559826746075">
                <text:p>77.855982674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75cm" svg:height="5.814cm" xlink:href=".." xlink:type="simple" chart:class="chart:scatter" chart:column-mapping="1 0" chart:style-name="ch1">
        <chart:title svg:x="2.409cm" svg:y="0.252cm" chart:style-name="ch2">
          <text:p>Диаграмма растяжения</text:p>
        </chart:title>
        <chart:plot-area chart:style-name="ch3" table:cell-range-address="'5'.B4:'5'.C43" svg:x="0.204cm" svg:y="1.147cm" svg:width="9.335cm" svg:height="4.55cm">
          <chartooo:coordinate-region svg:x="1.196cm" svg:y="1.346cm" svg:width="8.103cm" svg:height="3.704cm"/>
          <chart:axis chart:dimension="x" chart:name="primary-x" chart:style-name="ch4">
            <chart:title svg:x="8.293cm" svg:y="4.488cm" chart:style-name="ch5">
              <text:p>Δl, мм</text:p>
            </chart:title>
            <chart:grid chart:style-name="ch6" chart:class="major"/>
          </chart:axis>
          <chart:axis chart:dimension="y" chart:name="primary-y" chart:style-name="ch4">
            <chart:title svg:x="1.368cm" svg:y="0.784cm" chart:style-name="ch5">
              <text:p>F, кгс</text:p>
            </chart:title>
            <chart:grid chart:style-name="ch6" chart:class="major"/>
          </chart:axis>
          <chart:series chart:style-name="ch7" chart:values-cell-range-address="'5'.B4:'5'.B43" chart:class="chart:scatter">
            <chart:domain table:cell-range-address="'5'.C4:'5'.C43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5'.C4:'5'.C43</svg:desc>
                </draw:g>
              </table:table-cell>
              <table:table-cell office:value-type="float" office:value="102">
                <text:p>102</text:p>
                <draw:g>
                  <svg:desc>'5'.B4:'5'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">
                <text:p>0.1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">
                <text:p>0.2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">
                <text:p>0.2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">
                <text:p>0.3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">
                <text:p>0.3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">
                <text:p>0.41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">
                <text:p>0.45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">
                <text:p>0.5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">
                <text:p>0.61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">
                <text:p>0.77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1">
                <text:p>0.8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">
                <text:p>0.89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">
                <text:p>0.97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9">
                <text:p>1.09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3">
                <text:p>1.13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">
                <text:p>1.17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1">
                <text:p>1.2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5">
                <text:p>1.25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3">
                <text:p>1.33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1">
                <text:p>1.41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5">
                <text:p>1.45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9">
                <text:p>1.49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3">
                <text:p>1.53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7">
                <text:p>1.57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1">
                <text:p>1.61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5">
                <text:p>1.65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9">
                <text:p>1.6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3">
                <text:p>1.73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7">
                <text:p>1.77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1">
                <text:p>1.8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9">
                <text:p>1.89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7">
                <text:p>1.97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1">
                <text:p>2.01</text:p>
              </table:table-cell>
              <table:table-cell office:value-type="float" office:value="1341">
                <text:p>13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circle" chart:symbol-width="0.2cm" chart:symbol-height="0.2cm"/>
    </style:style>
    <style:style style:name="ch10" style:family="chart" style:data-style-name="N4">
      <style:chart-properties chart:symbol-type="named-symbol" chart:symbol-name="diamond" chart:symbol-width="0cm" chart:symbol-height="0cm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5" loext:regression-extrapolate-backward="0" loext:regression-force-intercept="false" loext:regression-intercept-value="0" chart:regression-type="linear"/>
      <style:graphic-properties svg:stroke-width="0.1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775cm" svg:height="5.814cm" xlink:href=".." xlink:type="simple" chart:class="chart:scatter" chart:column-mapping="1 0" chart:style-name="ch1">
        <chart:title svg:x="2.317cm" svg:y="0.252cm" chart:style-name="ch2">
          <text:p>Диаграмма деформации</text:p>
        </chart:title>
        <chart:plot-area chart:style-name="ch3" table:cell-range-address="'5'.G4:'5'.H43" svg:x="0.098cm" svg:y="1.146cm" svg:width="9.785cm" svg:height="4.551cm">
          <chartooo:coordinate-region svg:x="1.196cm" svg:y="1.346cm" svg:width="8.103cm" svg:height="3.704cm"/>
          <chart:axis chart:dimension="x" chart:name="primary-x" chart:style-name="ch4">
            <chart:title svg:x="9.018cm" svg:y="4.409cm" chart:style-name="ch5">
              <text:p>ε</text:p>
            </chart:title>
            <chart:grid chart:style-name="ch6" chart:class="major"/>
          </chart:axis>
          <chart:axis chart:dimension="y" chart:name="primary-y" chart:style-name="ch7">
            <chart:title svg:x="1.196cm" svg:y="0.784cm" chart:style-name="ch5">
              <text:p>σ, Па</text:p>
            </chart:title>
            <chart:grid chart:style-name="ch6" chart:class="major"/>
          </chart:axis>
          <chart:series chart:style-name="ch8" chart:values-cell-range-address="'5'.G4:'5'.G43" chart:class="chart:scatter">
            <chart:domain table:cell-range-address="'5'.H4:'5'.H43"/>
            <chart:data-point chart:repeated="17"/>
            <chart:data-point chart:style-name="ch9"/>
            <chart:data-point chart:repeated="5"/>
            <chart:data-point chart:style-name="ch9"/>
            <chart:data-point chart:repeated="16"/>
          </chart:series>
          <chart:series chart:style-name="ch10" chart:values-cell-range-address="'5'.G4:'5'.G19" chart:class="chart:scatter">
            <chart:domain table:cell-range-address="'5'.I4:'5'.I19"/>
            <chart:regression-curve chart:style-name="ch11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G</text:p>
              </table:table-cell>
              <table:table-cell office:value-type="string">
                <text:p>Столбец I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">
                <text:p>0.0004</text:p>
                <draw:g>
                  <svg:desc>'5'.H4:'5'.H43</svg:desc>
                </draw:g>
              </table:table-cell>
              <table:table-cell office:value-type="float" office:value="5.5224688684353">
                <text:p>5.5224688684353</text:p>
                <draw:g>
                  <svg:desc>'5'.G4:'5'.G43</svg:desc>
                </draw:g>
              </table:table-cell>
              <table:table-cell office:value-type="float" office:value="0.0024">
                <text:p>0.0024</text:p>
                <draw:g>
                  <svg:desc>'5'.I4:'5'.I19</svg:desc>
                </draw:g>
              </table:table-cell>
              <table:table-cell office:value-type="float" office:value="5.5224688684353">
                <text:p>5.5224688684353</text:p>
                <draw:g>
                  <svg:desc>'5'.G4:'5'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8.28370330265295">
                <text:p>8.28370330265295</text:p>
              </table:table-cell>
              <table:table-cell office:value-type="float" office:value="0.004">
                <text:p>0.004</text:p>
              </table:table-cell>
              <table:table-cell office:value-type="float" office:value="8.28370330265295">
                <text:p>8.28370330265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6">
                <text:p>0.0036</text:p>
              </table:table-cell>
              <table:table-cell office:value-type="float" office:value="11.0449377368706">
                <text:p>11.0449377368706</text:p>
              </table:table-cell>
              <table:table-cell office:value-type="float" office:value="0.0056">
                <text:p>0.0056</text:p>
              </table:table-cell>
              <table:table-cell office:value-type="float" office:value="11.0449377368706">
                <text:p>11.0449377368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2">
                <text:p>0.0052</text:p>
              </table:table-cell>
              <table:table-cell office:value-type="float" office:value="13.8061721710883">
                <text:p>13.8061721710883</text:p>
              </table:table-cell>
              <table:table-cell office:value-type="float" office:value="0.0072">
                <text:p>0.0072</text:p>
              </table:table-cell>
              <table:table-cell office:value-type="float" office:value="13.8061721710883">
                <text:p>13.806172171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8">
                <text:p>0.0068</text:p>
              </table:table-cell>
              <table:table-cell office:value-type="float" office:value="17.2171088251218">
                <text:p>17.2171088251218</text:p>
              </table:table-cell>
              <table:table-cell office:value-type="float" office:value="0.0088">
                <text:p>0.0088</text:p>
              </table:table-cell>
              <table:table-cell office:value-type="float" office:value="17.2171088251218">
                <text:p>17.2171088251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4">
                <text:p>0.0084</text:p>
              </table:table-cell>
              <table:table-cell office:value-type="float" office:value="19.9783432593395">
                <text:p>19.9783432593395</text:p>
              </table:table-cell>
              <table:table-cell office:value-type="float" office:value="0.0104">
                <text:p>0.0104</text:p>
              </table:table-cell>
              <table:table-cell office:value-type="float" office:value="19.9783432593395">
                <text:p>19.9783432593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23.389279913373">
                <text:p>23.389279913373</text:p>
              </table:table-cell>
              <table:table-cell office:value-type="float" office:value="0.012">
                <text:p>0.012</text:p>
              </table:table-cell>
              <table:table-cell office:value-type="float" office:value="23.389279913373">
                <text:p>23.389279913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6">
                <text:p>0.0116</text:p>
              </table:table-cell>
              <table:table-cell office:value-type="float" office:value="26.8543584190579">
                <text:p>26.8543584190579</text:p>
              </table:table-cell>
              <table:table-cell office:value-type="float" office:value="0.0136">
                <text:p>0.0136</text:p>
              </table:table-cell>
              <table:table-cell office:value-type="float" office:value="26.8543584190579">
                <text:p>26.8543584190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2">
                <text:p>0.0132</text:p>
              </table:table-cell>
              <table:table-cell office:value-type="float" office:value="30.3735787763942">
                <text:p>30.3735787763942</text:p>
              </table:table-cell>
              <table:table-cell office:value-type="float" office:value="0.0152">
                <text:p>0.0152</text:p>
              </table:table-cell>
              <table:table-cell office:value-type="float" office:value="30.3735787763942">
                <text:p>30.3735787763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8">
                <text:p>0.0148</text:p>
              </table:table-cell>
              <table:table-cell office:value-type="float" office:value="33.7845154304277">
                <text:p>33.7845154304277</text:p>
              </table:table-cell>
              <table:table-cell office:value-type="float" office:value="0.0168">
                <text:p>0.0168</text:p>
              </table:table-cell>
              <table:table-cell office:value-type="float" office:value="33.7845154304277">
                <text:p>33.7845154304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4">
                <text:p>0.0164</text:p>
              </table:table-cell>
              <table:table-cell office:value-type="float" office:value="36.5457498646454">
                <text:p>36.5457498646454</text:p>
              </table:table-cell>
              <table:table-cell office:value-type="float" office:value="0.0184">
                <text:p>0.0184</text:p>
              </table:table-cell>
              <table:table-cell office:value-type="float" office:value="36.5457498646454">
                <text:p>36.5457498646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">
                <text:p>0.018</text:p>
              </table:table-cell>
              <table:table-cell office:value-type="float" office:value="39.6859772604223">
                <text:p>39.6859772604223</text:p>
              </table:table-cell>
              <table:table-cell office:value-type="float" office:value="0.02">
                <text:p>0.02</text:p>
              </table:table-cell>
              <table:table-cell office:value-type="float" office:value="39.6859772604223">
                <text:p>39.6859772604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12">
                <text:p>0.0212</text:p>
              </table:table-cell>
              <table:table-cell office:value-type="float" office:value="45.5332972387656">
                <text:p>45.5332972387656</text:p>
              </table:table-cell>
              <table:table-cell office:value-type="float" office:value="0.0232">
                <text:p>0.0232</text:p>
              </table:table-cell>
              <table:table-cell office:value-type="float" office:value="45.5332972387656">
                <text:p>45.5332972387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44">
                <text:p>0.0244</text:p>
              </table:table-cell>
              <table:table-cell office:value-type="float" office:value="52.4634542501354">
                <text:p>52.4634542501354</text:p>
              </table:table-cell>
              <table:table-cell office:value-type="float" office:value="0.0264">
                <text:p>0.0264</text:p>
              </table:table-cell>
              <table:table-cell office:value-type="float" office:value="52.4634542501354">
                <text:p>52.4634542501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6">
                <text:p>0.0276</text:p>
              </table:table-cell>
              <table:table-cell office:value-type="float" office:value="57.9859231185707">
                <text:p>57.9859231185707</text:p>
              </table:table-cell>
              <table:table-cell office:value-type="float" office:value="0.0296">
                <text:p>0.0296</text:p>
              </table:table-cell>
              <table:table-cell office:value-type="float" office:value="57.9859231185707">
                <text:p>57.9859231185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08">
                <text:p>0.0308</text:p>
              </table:table-cell>
              <table:table-cell office:value-type="float" office:value="62.1007038440715">
                <text:p>62.1007038440715</text:p>
              </table:table-cell>
              <table:table-cell office:value-type="float" office:value="0.0328">
                <text:p>0.0328</text:p>
              </table:table-cell>
              <table:table-cell office:value-type="float" office:value="62.1007038440715">
                <text:p>62.10070384407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4">
                <text:p>0.0324</text:p>
              </table:table-cell>
              <table:table-cell office:value-type="float" office:value="64.8619382782891">
                <text:p>64.861938278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6">
                <text:p>0.0356</text:p>
              </table:table-cell>
              <table:table-cell office:value-type="float" office:value="69.0308608554413">
                <text:p>69.030860855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88">
                <text:p>0.0388</text:p>
              </table:table-cell>
              <table:table-cell office:value-type="float" office:value="71.7920952896589">
                <text:p>71.7920952896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2">
                <text:p>0.042</text:p>
              </table:table-cell>
              <table:table-cell office:value-type="float" office:value="73.8494856524093">
                <text:p>73.849485652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36">
                <text:p>0.0436</text:p>
              </table:table-cell>
              <table:table-cell office:value-type="float" office:value="74.5533297238766">
                <text:p>74.5533297238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2">
                <text:p>0.0452</text:p>
              </table:table-cell>
              <table:table-cell office:value-type="float" office:value="74.8781808337845">
                <text:p>74.8781808337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68">
                <text:p>0.0468</text:p>
              </table:table-cell>
              <table:table-cell office:value-type="float" office:value="75.2571737953438">
                <text:p>75.257173795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84">
                <text:p>0.0484</text:p>
              </table:table-cell>
              <table:table-cell office:value-type="float" office:value="75.7444504602057">
                <text:p>75.744450460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">
                <text:p>0.05</text:p>
              </table:table-cell>
              <table:table-cell office:value-type="float" office:value="75.9068760151597">
                <text:p>75.906876015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2">
                <text:p>0.0532</text:p>
              </table:table-cell>
              <table:table-cell office:value-type="float" office:value="75.9068760151597">
                <text:p>75.906876015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64">
                <text:p>0.0564</text:p>
              </table:table-cell>
              <table:table-cell office:value-type="float" office:value="75.9068760151597">
                <text:p>75.906876015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8">
                <text:p>0.058</text:p>
              </table:table-cell>
              <table:table-cell office:value-type="float" office:value="75.9068760151597">
                <text:p>75.906876015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96">
                <text:p>0.0596</text:p>
              </table:table-cell>
              <table:table-cell office:value-type="float" office:value="75.3654574986465">
                <text:p>75.3654574986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12">
                <text:p>0.0612</text:p>
              </table:table-cell>
              <table:table-cell office:value-type="float" office:value="75.2030319436925">
                <text:p>75.203031943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28">
                <text:p>0.0628</text:p>
              </table:table-cell>
              <table:table-cell office:value-type="float" office:value="75.2030319436925">
                <text:p>75.203031943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44">
                <text:p>0.0644</text:p>
              </table:table-cell>
              <table:table-cell office:value-type="float" office:value="75.1488900920412">
                <text:p>75.148890092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6">
                <text:p>0.066</text:p>
              </table:table-cell>
              <table:table-cell office:value-type="float" office:value="74.9323226854358">
                <text:p>74.932322685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76">
                <text:p>0.0676</text:p>
              </table:table-cell>
              <table:table-cell office:value-type="float" office:value="74.7157552788305">
                <text:p>74.7157552788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92">
                <text:p>0.0692</text:p>
              </table:table-cell>
              <table:table-cell office:value-type="float" office:value="74.5533297238766">
                <text:p>74.5533297238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08">
                <text:p>0.0708</text:p>
              </table:table-cell>
              <table:table-cell office:value-type="float" office:value="74.2284786139686">
                <text:p>74.228478613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4">
                <text:p>0.0724</text:p>
              </table:table-cell>
              <table:table-cell office:value-type="float" office:value="73.8494856524093">
                <text:p>73.849485652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56">
                <text:p>0.0756</text:p>
              </table:table-cell>
              <table:table-cell office:value-type="float" office:value="73.1456415809421">
                <text:p>73.1456415809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88">
                <text:p>0.0788</text:p>
              </table:table-cell>
              <table:table-cell office:value-type="float" office:value="72.8207904710341">
                <text:p>72.820790471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04">
                <text:p>0.0804</text:p>
              </table:table-cell>
              <table:table-cell office:value-type="float" office:value="72.6042230644288">
                <text:p>72.604223064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75cm" svg:height="5.814cm" xlink:href=".." xlink:type="simple" chart:class="chart:scatter" chart:column-mapping="1 0" chart:style-name="ch1">
        <chart:title svg:x="2.409cm" svg:y="0.252cm" chart:style-name="ch2">
          <text:p>Диаграмма растяжения</text:p>
        </chart:title>
        <chart:plot-area chart:style-name="ch3" table:cell-range-address="'1'.B4:'1'.C43" svg:x="0.204cm" svg:y="1.147cm" svg:width="9.335cm" svg:height="4.55cm">
          <chartooo:coordinate-region svg:x="1.196cm" svg:y="1.346cm" svg:width="8.103cm" svg:height="3.704cm"/>
          <chart:axis chart:dimension="x" chart:name="primary-x" chart:style-name="ch4">
            <chart:title svg:x="8.292cm" svg:y="4.488cm" chart:style-name="ch5">
              <text:p>Δl, мм</text:p>
            </chart:title>
            <chart:grid chart:style-name="ch6" chart:class="major"/>
          </chart:axis>
          <chart:axis chart:dimension="y" chart:name="primary-y" chart:style-name="ch4">
            <chart:title svg:x="1.368cm" svg:y="0.784cm" chart:style-name="ch5">
              <text:p>F, кгс</text:p>
            </chart:title>
            <chart:grid chart:style-name="ch6" chart:class="major"/>
          </chart:axis>
          <chart:series chart:style-name="ch7" chart:values-cell-range-address="'1'.B4:'1'.B43" chart:class="chart:scatter">
            <chart:domain table:cell-range-address="'1'.C4:'1'.C43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1'.C4:'1'.C43</svg:desc>
                </draw:g>
              </table:table-cell>
              <table:table-cell office:value-type="float" office:value="102">
                <text:p>102</text:p>
                <draw:g>
                  <svg:desc>'1'.B4:'1'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">
                <text:p>0.1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">
                <text:p>0.2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">
                <text:p>0.2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">
                <text:p>0.3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">
                <text:p>0.3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">
                <text:p>0.41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">
                <text:p>0.45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">
                <text:p>0.5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">
                <text:p>0.61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">
                <text:p>0.77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1">
                <text:p>0.81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">
                <text:p>0.89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">
                <text:p>0.97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9">
                <text:p>1.09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3">
                <text:p>1.13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">
                <text:p>1.17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1">
                <text:p>1.2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5">
                <text:p>1.25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3">
                <text:p>1.33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1">
                <text:p>1.41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5">
                <text:p>1.45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9">
                <text:p>1.49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3">
                <text:p>1.53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7">
                <text:p>1.57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1">
                <text:p>1.61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5">
                <text:p>1.65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9">
                <text:p>1.69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3">
                <text:p>1.73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7">
                <text:p>1.77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1">
                <text:p>1.8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9">
                <text:p>1.89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7">
                <text:p>1.97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1">
                <text:p>2.01</text:p>
              </table:table-cell>
              <table:table-cell office:value-type="float" office:value="1341">
                <text:p>13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cm" chart:symbol-height="0cm" chart:link-data-style-to-source="true"/>
      <style:graphic-properties draw:stroke="none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5" loext:regression-extrapolate-backward="0" loext:regression-force-intercept="false" loext:regression-intercept-value="0" chart:regression-type="linear"/>
      <style:graphic-properties svg:stroke-width="0.1cm"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75cm" svg:height="5.814cm" xlink:href=".." xlink:type="simple" chart:class="chart:scatter" chart:column-mapping="1 0" chart:style-name="ch1">
        <chart:title svg:x="2.317cm" svg:y="0.252cm" chart:style-name="ch2">
          <text:p>Диаграмма деформации</text:p>
        </chart:title>
        <chart:plot-area chart:style-name="ch3" table:cell-range-address="'1'.G4:'1'.H43" svg:x="0.098cm" svg:y="1.146cm" svg:width="9.785cm" svg:height="4.551cm">
          <chartooo:coordinate-region svg:x="1.196cm" svg:y="1.346cm" svg:width="8.103cm" svg:height="3.704cm"/>
          <chart:axis chart:dimension="x" chart:name="primary-x" chart:style-name="ch4">
            <chart:title svg:x="9.017cm" svg:y="4.409cm" chart:style-name="ch5">
              <text:p>ε</text:p>
            </chart:title>
            <chart:grid chart:style-name="ch6" chart:class="major"/>
          </chart:axis>
          <chart:axis chart:dimension="y" chart:name="primary-y" chart:style-name="ch7">
            <chart:title svg:x="1.196cm" svg:y="0.784cm" chart:style-name="ch5">
              <text:p>σ, Па</text:p>
            </chart:title>
            <chart:grid chart:style-name="ch6" chart:class="major"/>
          </chart:axis>
          <chart:series chart:style-name="ch8" chart:values-cell-range-address="'1'.G4:'1'.G43" chart:class="chart:scatter">
            <chart:domain table:cell-range-address="'1'.H4:'1'.H43"/>
            <chart:data-point chart:repeated="40"/>
          </chart:series>
          <chart:series chart:style-name="ch9" chart:values-cell-range-address="'1'.G4:'1'.G19" chart:class="chart:scatter">
            <chart:domain table:cell-range-address="'1'.I4:'1'.I43"/>
            <chart:regression-curve chart:style-name="ch10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G</text:p>
              </table:table-cell>
              <table:table-cell office:value-type="string">
                <text:p>Столбец I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">
                <text:p>0.0004</text:p>
                <draw:g>
                  <svg:desc>'1'.H4:'1'.H43</svg:desc>
                </draw:g>
              </table:table-cell>
              <table:table-cell office:value-type="float" office:value="5.5224688684353">
                <text:p>5.5224688684353</text:p>
                <draw:g>
                  <svg:desc>'1'.G4:'1'.G43</svg:desc>
                </draw:g>
              </table:table-cell>
              <table:table-cell office:value-type="float" office:value="0.0024">
                <text:p>0.0024</text:p>
                <draw:g>
                  <svg:desc>'1'.I4:'1'.I43</svg:desc>
                </draw:g>
              </table:table-cell>
              <table:table-cell office:value-type="float" office:value="5.5224688684353">
                <text:p>5.5224688684353</text:p>
                <draw:g>
                  <svg:desc>'1'.G4:'1'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8.28370330265295">
                <text:p>8.28370330265295</text:p>
              </table:table-cell>
              <table:table-cell office:value-type="float" office:value="0.004">
                <text:p>0.004</text:p>
              </table:table-cell>
              <table:table-cell office:value-type="float" office:value="8.28370330265295">
                <text:p>8.28370330265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6">
                <text:p>0.0036</text:p>
              </table:table-cell>
              <table:table-cell office:value-type="float" office:value="11.0449377368706">
                <text:p>11.0449377368706</text:p>
              </table:table-cell>
              <table:table-cell office:value-type="float" office:value="0.0056">
                <text:p>0.0056</text:p>
              </table:table-cell>
              <table:table-cell office:value-type="float" office:value="11.0449377368706">
                <text:p>11.0449377368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2">
                <text:p>0.0052</text:p>
              </table:table-cell>
              <table:table-cell office:value-type="float" office:value="13.8061721710883">
                <text:p>13.8061721710883</text:p>
              </table:table-cell>
              <table:table-cell office:value-type="float" office:value="0.0072">
                <text:p>0.0072</text:p>
              </table:table-cell>
              <table:table-cell office:value-type="float" office:value="13.8061721710883">
                <text:p>13.806172171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8">
                <text:p>0.0068</text:p>
              </table:table-cell>
              <table:table-cell office:value-type="float" office:value="17.2171088251218">
                <text:p>17.2171088251218</text:p>
              </table:table-cell>
              <table:table-cell office:value-type="float" office:value="0.0088">
                <text:p>0.0088</text:p>
              </table:table-cell>
              <table:table-cell office:value-type="float" office:value="17.2171088251218">
                <text:p>17.2171088251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4">
                <text:p>0.0084</text:p>
              </table:table-cell>
              <table:table-cell office:value-type="float" office:value="19.9783432593395">
                <text:p>19.9783432593395</text:p>
              </table:table-cell>
              <table:table-cell office:value-type="float" office:value="0.0104">
                <text:p>0.0104</text:p>
              </table:table-cell>
              <table:table-cell office:value-type="float" office:value="19.9783432593395">
                <text:p>19.9783432593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23.389279913373">
                <text:p>23.389279913373</text:p>
              </table:table-cell>
              <table:table-cell office:value-type="float" office:value="0.012">
                <text:p>0.012</text:p>
              </table:table-cell>
              <table:table-cell office:value-type="float" office:value="23.389279913373">
                <text:p>23.389279913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16">
                <text:p>0.0116</text:p>
              </table:table-cell>
              <table:table-cell office:value-type="float" office:value="26.8543584190579">
                <text:p>26.8543584190579</text:p>
              </table:table-cell>
              <table:table-cell office:value-type="float" office:value="0.0136">
                <text:p>0.0136</text:p>
              </table:table-cell>
              <table:table-cell office:value-type="float" office:value="26.8543584190579">
                <text:p>26.8543584190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2">
                <text:p>0.0132</text:p>
              </table:table-cell>
              <table:table-cell office:value-type="float" office:value="30.3735787763942">
                <text:p>30.3735787763942</text:p>
              </table:table-cell>
              <table:table-cell office:value-type="float" office:value="0.0152">
                <text:p>0.0152</text:p>
              </table:table-cell>
              <table:table-cell office:value-type="float" office:value="30.3735787763942">
                <text:p>30.3735787763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8">
                <text:p>0.0148</text:p>
              </table:table-cell>
              <table:table-cell office:value-type="float" office:value="33.7845154304277">
                <text:p>33.7845154304277</text:p>
              </table:table-cell>
              <table:table-cell office:value-type="float" office:value="0.0168">
                <text:p>0.0168</text:p>
              </table:table-cell>
              <table:table-cell office:value-type="float" office:value="33.7845154304277">
                <text:p>33.7845154304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4">
                <text:p>0.0164</text:p>
              </table:table-cell>
              <table:table-cell office:value-type="float" office:value="36.5457498646454">
                <text:p>36.5457498646454</text:p>
              </table:table-cell>
              <table:table-cell office:value-type="float" office:value="0.0184">
                <text:p>0.0184</text:p>
              </table:table-cell>
              <table:table-cell office:value-type="float" office:value="36.5457498646454">
                <text:p>36.5457498646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">
                <text:p>0.018</text:p>
              </table:table-cell>
              <table:table-cell office:value-type="float" office:value="39.6859772604223">
                <text:p>39.6859772604223</text:p>
              </table:table-cell>
              <table:table-cell office:value-type="float" office:value="0.02">
                <text:p>0.02</text:p>
              </table:table-cell>
              <table:table-cell office:value-type="float" office:value="39.6859772604223">
                <text:p>39.6859772604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12">
                <text:p>0.0212</text:p>
              </table:table-cell>
              <table:table-cell office:value-type="float" office:value="45.5332972387656">
                <text:p>45.5332972387656</text:p>
              </table:table-cell>
              <table:table-cell office:value-type="float" office:value="0.0232">
                <text:p>0.0232</text:p>
              </table:table-cell>
              <table:table-cell office:value-type="float" office:value="45.5332972387656">
                <text:p>45.5332972387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44">
                <text:p>0.0244</text:p>
              </table:table-cell>
              <table:table-cell office:value-type="float" office:value="52.4634542501354">
                <text:p>52.4634542501354</text:p>
              </table:table-cell>
              <table:table-cell office:value-type="float" office:value="0.0264">
                <text:p>0.0264</text:p>
              </table:table-cell>
              <table:table-cell office:value-type="float" office:value="52.4634542501354">
                <text:p>52.4634542501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6">
                <text:p>0.0276</text:p>
              </table:table-cell>
              <table:table-cell office:value-type="float" office:value="57.9859231185707">
                <text:p>57.9859231185707</text:p>
              </table:table-cell>
              <table:table-cell office:value-type="float" office:value="0.0296">
                <text:p>0.0296</text:p>
              </table:table-cell>
              <table:table-cell office:value-type="float" office:value="57.9859231185707">
                <text:p>57.9859231185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08">
                <text:p>0.0308</text:p>
              </table:table-cell>
              <table:table-cell office:value-type="float" office:value="62.1007038440715">
                <text:p>62.1007038440715</text:p>
              </table:table-cell>
              <table:table-cell office:value-type="float" office:value="0.0328">
                <text:p>0.0328</text:p>
              </table:table-cell>
              <table:table-cell office:value-type="float" office:value="62.1007038440715">
                <text:p>62.10070384407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4">
                <text:p>0.0324</text:p>
              </table:table-cell>
              <table:table-cell office:value-type="float" office:value="64.8619382782891">
                <text:p>64.861938278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6">
                <text:p>0.0356</text:p>
              </table:table-cell>
              <table:table-cell office:value-type="float" office:value="69.0308608554413">
                <text:p>69.030860855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88">
                <text:p>0.0388</text:p>
              </table:table-cell>
              <table:table-cell office:value-type="float" office:value="71.7920952896589">
                <text:p>71.7920952896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2">
                <text:p>0.042</text:p>
              </table:table-cell>
              <table:table-cell office:value-type="float" office:value="73.8494856524093">
                <text:p>73.849485652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36">
                <text:p>0.0436</text:p>
              </table:table-cell>
              <table:table-cell office:value-type="float" office:value="74.5533297238766">
                <text:p>74.5533297238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2">
                <text:p>0.0452</text:p>
              </table:table-cell>
              <table:table-cell office:value-type="float" office:value="74.8781808337845">
                <text:p>74.8781808337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68">
                <text:p>0.0468</text:p>
              </table:table-cell>
              <table:table-cell office:value-type="float" office:value="75.2571737953438">
                <text:p>75.257173795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84">
                <text:p>0.0484</text:p>
              </table:table-cell>
              <table:table-cell office:value-type="float" office:value="75.7444504602057">
                <text:p>75.744450460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">
                <text:p>0.05</text:p>
              </table:table-cell>
              <table:table-cell office:value-type="float" office:value="75.9068760151597">
                <text:p>75.906876015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2">
                <text:p>0.0532</text:p>
              </table:table-cell>
              <table:table-cell office:value-type="float" office:value="75.9068760151597">
                <text:p>75.906876015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64">
                <text:p>0.0564</text:p>
              </table:table-cell>
              <table:table-cell office:value-type="float" office:value="75.9068760151597">
                <text:p>75.906876015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8">
                <text:p>0.058</text:p>
              </table:table-cell>
              <table:table-cell office:value-type="float" office:value="75.9068760151597">
                <text:p>75.906876015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96">
                <text:p>0.0596</text:p>
              </table:table-cell>
              <table:table-cell office:value-type="float" office:value="75.3654574986465">
                <text:p>75.3654574986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12">
                <text:p>0.0612</text:p>
              </table:table-cell>
              <table:table-cell office:value-type="float" office:value="75.2030319436925">
                <text:p>75.203031943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28">
                <text:p>0.0628</text:p>
              </table:table-cell>
              <table:table-cell office:value-type="float" office:value="75.2030319436925">
                <text:p>75.203031943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44">
                <text:p>0.0644</text:p>
              </table:table-cell>
              <table:table-cell office:value-type="float" office:value="75.1488900920412">
                <text:p>75.148890092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6">
                <text:p>0.066</text:p>
              </table:table-cell>
              <table:table-cell office:value-type="float" office:value="74.9323226854358">
                <text:p>74.932322685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76">
                <text:p>0.0676</text:p>
              </table:table-cell>
              <table:table-cell office:value-type="float" office:value="74.7157552788305">
                <text:p>74.7157552788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92">
                <text:p>0.0692</text:p>
              </table:table-cell>
              <table:table-cell office:value-type="float" office:value="74.5533297238766">
                <text:p>74.5533297238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08">
                <text:p>0.0708</text:p>
              </table:table-cell>
              <table:table-cell office:value-type="float" office:value="74.2284786139686">
                <text:p>74.228478613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4">
                <text:p>0.0724</text:p>
              </table:table-cell>
              <table:table-cell office:value-type="float" office:value="73.8494856524093">
                <text:p>73.849485652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56">
                <text:p>0.0756</text:p>
              </table:table-cell>
              <table:table-cell office:value-type="float" office:value="73.1456415809421">
                <text:p>73.1456415809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88">
                <text:p>0.0788</text:p>
              </table:table-cell>
              <table:table-cell office:value-type="float" office:value="72.8207904710341">
                <text:p>72.820790471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04">
                <text:p>0.0804</text:p>
              </table:table-cell>
              <table:table-cell office:value-type="float" office:value="72.6042230644288">
                <text:p>72.604223064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